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.9349356" calcext:value-type="float">
            <text:p>3.9349356</text:p>
          </table:table-cell>
          <table:table-cell office:value-type="float" office:value="0.25413376" calcext:value-type="float">
            <text:p>0.25413376</text:p>
          </table:table-cell>
          <table:table-cell table:formula="of:=[.A1]" office:value-type="float" office:value="3.9349356" calcext:value-type="float">
            <text:p>3.9349356</text:p>
          </table:table-cell>
        </table:table-row>
        <table:table-row table:style-name="ro1">
          <table:table-cell office:value-type="float" office:value="0.55417717" calcext:value-type="float">
            <text:p>0.55417717</text:p>
          </table:table-cell>
          <table:table-cell office:value-type="float" office:value="1.8044771" calcext:value-type="float">
            <text:p>1.8044771</text:p>
          </table:table-cell>
          <table:table-cell table:formula="of:=[.C1]+[.A2]" office:value-type="float" office:value="4.48911277" calcext:value-type="float">
            <text:p>4.48911277</text:p>
          </table:table-cell>
        </table:table-row>
        <table:table-row table:style-name="ro1">
          <table:table-cell office:value-type="float" office:value="0.30955976" calcext:value-type="float">
            <text:p>0.30955976</text:p>
          </table:table-cell>
          <table:table-cell office:value-type="float" office:value="3.230394" calcext:value-type="float">
            <text:p>3.230394</text:p>
          </table:table-cell>
          <table:table-cell table:formula="of:=[.C2]+[.A3]" office:value-type="float" office:value="4.79867253" calcext:value-type="float">
            <text:p>4.79867253</text:p>
          </table:table-cell>
        </table:table-row>
        <table:table-row table:style-name="ro1">
          <table:table-cell office:value-type="float" office:value="0.20196842" calcext:value-type="float">
            <text:p>0.20196842</text:p>
          </table:table-cell>
          <table:table-cell office:value-type="float" office:value="4.951269" calcext:value-type="float">
            <text:p>4.951269</text:p>
          </table:table-cell>
          <table:table-cell table:formula="of:=[.C3]+[.A4]" office:value-type="float" office:value="5.00064095" calcext:value-type="float">
            <text:p>5.00064095</text:p>
          </table:table-cell>
        </table:table-row>
        <table:table-row table:style-name="ro1">
          <table:table-cell office:value-type="float" office:value="0.15902953" calcext:value-type="float">
            <text:p>0.15902953</text:p>
          </table:table-cell>
          <table:table-cell office:value-type="float" office:value="6.288141" calcext:value-type="float">
            <text:p>6.288141</text:p>
          </table:table-cell>
          <table:table-cell table:formula="of:=[.C4]+[.A5]" office:value-type="float" office:value="5.15967048" calcext:value-type="float">
            <text:p>5.15967048</text:p>
          </table:table-cell>
        </table:table-row>
        <table:table-row table:style-name="ro1">
          <table:table-cell office:value-type="float" office:value="0.13325703" calcext:value-type="float">
            <text:p>0.13325703</text:p>
          </table:table-cell>
          <table:table-cell office:value-type="float" office:value="7.5042944" calcext:value-type="float">
            <text:p>7.5042944</text:p>
          </table:table-cell>
          <table:table-cell table:formula="of:=[.C5]+[.A6]" office:value-type="float" office:value="5.29292751" calcext:value-type="float">
            <text:p>5.29292751</text:p>
          </table:table-cell>
        </table:table-row>
        <table:table-row table:style-name="ro1">
          <table:table-cell office:value-type="float" office:value="0.11682307" calcext:value-type="float">
            <text:p>0.11682307</text:p>
          </table:table-cell>
          <table:table-cell office:value-type="float" office:value="8.559954" calcext:value-type="float">
            <text:p>8.559954</text:p>
          </table:table-cell>
          <table:table-cell table:formula="of:=[.C6]+[.A7]" office:value-type="float" office:value="5.40975058" calcext:value-type="float">
            <text:p>5.40975058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7]+[.A8]" office:value-type="float" office:value="5.5152362" calcext:value-type="float">
            <text:p>5.5152362</text:p>
          </table:table-cell>
        </table:table-row>
        <table:table-row table:style-name="ro1">
          <table:table-cell office:value-type="float" office:value="0.09932097" calcext:value-type="float">
            <text:p>0.09932097</text:p>
          </table:table-cell>
          <table:table-cell office:value-type="float" office:value="10.068367" calcext:value-type="float">
            <text:p>10.068367</text:p>
          </table:table-cell>
          <table:table-cell table:formula="of:=[.C8]+[.A9]" office:value-type="float" office:value="5.61455717" calcext:value-type="float">
            <text:p>5.61455717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9]+[.A10]" office:value-type="float" office:value="5.711940244" calcext:value-type="float">
            <text:p>5.711940244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10]+[.A11]" office:value-type="float" office:value="5.810437234" calcext:value-type="float">
            <text:p>5.810437234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11]+[.A12]" office:value-type="float" office:value="5.910002354" calcext:value-type="float">
            <text:p>5.910002354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12]+[.A13]" office:value-type="float" office:value="6.010681379" calcext:value-type="float">
            <text:p>6.010681379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3]+[.A14]" office:value-type="float" office:value="6.112520094" calcext:value-type="float">
            <text:p>6.112520094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4]+[.A15]" office:value-type="float" office:value="6.215503234" calcext:value-type="float">
            <text:p>6.215503234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15]+[.A16]" office:value-type="float" office:value="6.319615539" calcext:value-type="float">
            <text:p>6.319615539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16]+[.A17]" office:value-type="float" office:value="6.424872279" calcext:value-type="float">
            <text:p>6.424872279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17]+[.A18]" office:value-type="float" office:value="6.531273439" calcext:value-type="float">
            <text:p>6.531273439</text:p>
          </table:table-cell>
        </table:table-row>
        <table:table-row table:style-name="ro1">
          <table:table-cell office:value-type="float" office:value="0.107423514" calcext:value-type="float">
            <text:p>0.107423514</text:p>
          </table:table-cell>
          <table:table-cell office:value-type="float" office:value="9.3089485" calcext:value-type="float">
            <text:p>9.3089485</text:p>
          </table:table-cell>
          <table:table-cell table:formula="of:=[.C18]+[.A19]" office:value-type="float" office:value="6.638696953" calcext:value-type="float">
            <text:p>6.638696953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19]+[.A20]" office:value-type="float" office:value="6.747005493" calcext:value-type="float">
            <text:p>6.747005493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20]+[.A21]" office:value-type="float" office:value="6.856183798" calcext:value-type="float">
            <text:p>6.856183798</text:p>
          </table:table-cell>
        </table:table-row>
        <table:table-row table:style-name="ro1">
          <table:table-cell office:value-type="float" office:value="0.10992599" calcext:value-type="float">
            <text:p>0.10992599</text:p>
          </table:table-cell>
          <table:table-cell office:value-type="float" office:value="9.09703" calcext:value-type="float">
            <text:p>9.09703</text:p>
          </table:table-cell>
          <table:table-cell table:formula="of:=[.C21]+[.A22]" office:value-type="float" office:value="6.966109788" calcext:value-type="float">
            <text:p>6.966109788</text:p>
          </table:table-cell>
        </table:table-row>
        <table:table-row table:style-name="ro1">
          <table:table-cell office:value-type="float" office:value="0.11021592" calcext:value-type="float">
            <text:p>0.11021592</text:p>
          </table:table-cell>
          <table:table-cell office:value-type="float" office:value="9.073099" calcext:value-type="float">
            <text:p>9.073099</text:p>
          </table:table-cell>
          <table:table-cell table:formula="of:=[.C22]+[.A23]" office:value-type="float" office:value="7.076325708" calcext:value-type="float">
            <text:p>7.076325708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23]+[.A24]" office:value-type="float" office:value="7.185885482" calcext:value-type="float">
            <text:p>7.185885482</text:p>
          </table:table-cell>
        </table:table-row>
        <table:table-row table:style-name="ro1">
          <table:table-cell office:value-type="float" office:value="0.107545584" calcext:value-type="float">
            <text:p>0.107545584</text:p>
          </table:table-cell>
          <table:table-cell office:value-type="float" office:value="9.298383" calcext:value-type="float">
            <text:p>9.298383</text:p>
          </table:table-cell>
          <table:table-cell table:formula="of:=[.C24]+[.A25]" office:value-type="float" office:value="7.293431066" calcext:value-type="float">
            <text:p>7.293431066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25]+[.A26]" office:value-type="float" office:value="7.39871832" calcext:value-type="float">
            <text:p>7.39871832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26]+[.A27]" office:value-type="float" office:value="7.50225078" calcext:value-type="float">
            <text:p>7.50225078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27]+[.A28]" office:value-type="float" office:value="7.6054628" calcext:value-type="float">
            <text:p>7.6054628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28]+[.A29]" office:value-type="float" office:value="7.709392" calcext:value-type="float">
            <text:p>7.709392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29]+[.A30]" office:value-type="float" office:value="7.81422148" calcext:value-type="float">
            <text:p>7.81422148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30]+[.A31]" office:value-type="float" office:value="7.920088575" calcext:value-type="float">
            <text:p>7.920088575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31]+[.A32]" office:value-type="float" office:value="8.026947505" calcext:value-type="float">
            <text:p>8.026947505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32]+[.A33]" office:value-type="float" office:value="8.134767755" calcext:value-type="float">
            <text:p>8.134767755</text:p>
          </table:table-cell>
        </table:table-row>
        <table:table-row table:style-name="ro1">
          <table:table-cell office:value-type="float" office:value="0.10875105" calcext:value-type="float">
            <text:p>0.10875105</text:p>
          </table:table-cell>
          <table:table-cell office:value-type="float" office:value="9.195313" calcext:value-type="float">
            <text:p>9.195313</text:p>
          </table:table-cell>
          <table:table-cell table:formula="of:=[.C33]+[.A34]" office:value-type="float" office:value="8.243518805" calcext:value-type="float">
            <text:p>8.243518805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34]+[.A35]" office:value-type="float" office:value="8.35317014" calcext:value-type="float">
            <text:p>8.35317014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35]+[.A36]" office:value-type="float" office:value="8.46334028" calcext:value-type="float">
            <text:p>8.46334028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36]+[.A37]" office:value-type="float" office:value="8.573449386" calcext:value-type="float">
            <text:p>8.573449386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37]+[.A38]" office:value-type="float" office:value="8.682566646" calcext:value-type="float">
            <text:p>8.682566646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38]+[.A39]" office:value-type="float" office:value="8.790127486" calcext:value-type="float">
            <text:p>8.790127486</text:p>
          </table:table-cell>
        </table:table-row>
        <table:table-row table:style-name="ro1">
          <table:table-cell office:value-type="float" office:value="0.10627909" calcext:value-type="float">
            <text:p>0.10627909</text:p>
          </table:table-cell>
          <table:table-cell office:value-type="float" office:value="9.409188" calcext:value-type="float">
            <text:p>9.409188</text:p>
          </table:table-cell>
          <table:table-cell table:formula="of:=[.C39]+[.A40]" office:value-type="float" office:value="8.896406576" calcext:value-type="float">
            <text:p>8.896406576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40]+[.A41]" office:value-type="float" office:value="9.001907456" calcext:value-type="float">
            <text:p>9.001907456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41]+[.A42]" office:value-type="float" office:value="9.106782716" calcext:value-type="float">
            <text:p>9.106782716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42]+[.A43]" office:value-type="float" office:value="9.211352792" calcext:value-type="float">
            <text:p>9.211352792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43]+[.A44]" office:value-type="float" office:value="9.316029682" calcext:value-type="float">
            <text:p>9.316029682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44]+[.A45]" office:value-type="float" office:value="9.421149082" calcext:value-type="float">
            <text:p>9.421149082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45]+[.A46]" office:value-type="float" office:value="9.527000922" calcext:value-type="float">
            <text:p>9.527000922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46]+[.A47]" office:value-type="float" office:value="9.633676742" calcext:value-type="float">
            <text:p>9.633676742</text:p>
          </table:table-cell>
        </table:table-row>
        <table:table-row table:style-name="ro1">
          <table:table-cell office:value-type="float" office:value="0.10751507" calcext:value-type="float">
            <text:p>0.10751507</text:p>
          </table:table-cell>
          <table:table-cell office:value-type="float" office:value="9.301022" calcext:value-type="float">
            <text:p>9.301022</text:p>
          </table:table-cell>
          <table:table-cell table:formula="of:=[.C47]+[.A48]" office:value-type="float" office:value="9.741191812" calcext:value-type="float">
            <text:p>9.741191812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48]+[.A49]" office:value-type="float" office:value="9.849286722" calcext:value-type="float">
            <text:p>9.849286722</text:p>
          </table:table-cell>
        </table:table-row>
        <table:table-row table:style-name="ro1">
          <table:table-cell office:value-type="float" office:value="0.108827345" calcext:value-type="float">
            <text:p>0.108827345</text:p>
          </table:table-cell>
          <table:table-cell office:value-type="float" office:value="9.188868" calcext:value-type="float">
            <text:p>9.188868</text:p>
          </table:table-cell>
          <table:table-cell table:formula="of:=[.C49]+[.A50]" office:value-type="float" office:value="9.958114067" calcext:value-type="float">
            <text:p>9.958114067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50]+[.A51]" office:value-type="float" office:value="10.067689097" calcext:value-type="float">
            <text:p>10.067689097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51]+[.A52]" office:value-type="float" office:value="10.177828717" calcext:value-type="float">
            <text:p>10.177828717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52]+[.A53]" office:value-type="float" office:value="10.287968337" calcext:value-type="float">
            <text:p>10.287968337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53]+[.A54]" office:value-type="float" office:value="10.396749907" calcext:value-type="float">
            <text:p>10.396749907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54]+[.A55]" office:value-type="float" office:value="10.503486767" calcext:value-type="float">
            <text:p>10.503486767</text:p>
          </table:table-cell>
        </table:table-row>
        <table:table-row table:style-name="ro1">
          <table:table-cell office:value-type="float" office:value="0.105271995" calcext:value-type="float">
            <text:p>0.105271995</text:p>
          </table:table-cell>
          <table:table-cell office:value-type="float" office:value="9.499203" calcext:value-type="float">
            <text:p>9.499203</text:p>
          </table:table-cell>
          <table:table-cell table:formula="of:=[.C55]+[.A56]" office:value-type="float" office:value="10.608758762" calcext:value-type="float">
            <text:p>10.608758762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56]+[.A57]" office:value-type="float" office:value="10.713374612" calcext:value-type="float">
            <text:p>10.713374612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57]+[.A58]" office:value-type="float" office:value="10.817868392" calcext:value-type="float">
            <text:p>10.817868392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58]+[.A59]" office:value-type="float" office:value="10.922652102" calcext:value-type="float">
            <text:p>10.922652102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59]+[.A60]" office:value-type="float" office:value="11.028046167" calcext:value-type="float">
            <text:p>11.028046167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60]+[.A61]" office:value-type="float" office:value="11.134111627" calcext:value-type="float">
            <text:p>11.134111627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61]+[.A62]" office:value-type="float" office:value="11.240817967" calcext:value-type="float">
            <text:p>11.240817967</text:p>
          </table:table-cell>
        </table:table-row>
        <table:table-row table:style-name="ro1">
          <table:table-cell office:value-type="float" office:value="0.107545584" calcext:value-type="float">
            <text:p>0.107545584</text:p>
          </table:table-cell>
          <table:table-cell office:value-type="float" office:value="9.298383" calcext:value-type="float">
            <text:p>9.298383</text:p>
          </table:table-cell>
          <table:table-cell table:formula="of:=[.C62]+[.A63]" office:value-type="float" office:value="11.348363551" calcext:value-type="float">
            <text:p>11.348363551</text:p>
          </table:table-cell>
        </table:table-row>
        <table:table-row table:style-name="ro1">
          <table:table-cell office:value-type="float" office:value="0.10841535" calcext:value-type="float">
            <text:p>0.10841535</text:p>
          </table:table-cell>
          <table:table-cell office:value-type="float" office:value="9.223786" calcext:value-type="float">
            <text:p>9.223786</text:p>
          </table:table-cell>
          <table:table-cell table:formula="of:=[.C63]+[.A64]" office:value-type="float" office:value="11.456778901" calcext:value-type="float">
            <text:p>11.456778901</text:p>
          </table:table-cell>
        </table:table-row>
        <table:table-row table:style-name="ro1">
          <table:table-cell office:value-type="float" office:value="0.109163046" calcext:value-type="float">
            <text:p>0.109163046</text:p>
          </table:table-cell>
          <table:table-cell office:value-type="float" office:value="9.160609" calcext:value-type="float">
            <text:p>9.160609</text:p>
          </table:table-cell>
          <table:table-cell table:formula="of:=[.C64]+[.A65]" office:value-type="float" office:value="11.565941947" calcext:value-type="float">
            <text:p>11.565941947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65]+[.A66]" office:value-type="float" office:value="11.675806907" calcext:value-type="float">
            <text:p>11.675806907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66]+[.A67]" office:value-type="float" office:value="11.786099117" calcext:value-type="float">
            <text:p>11.786099117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67]+[.A68]" office:value-type="float" office:value="11.896391327" calcext:value-type="float">
            <text:p>11.896391327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68]+[.A69]" office:value-type="float" office:value="12.006393617" calcext:value-type="float">
            <text:p>12.006393617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69]+[.A70]" office:value-type="float" office:value="12.115648217" calcext:value-type="float">
            <text:p>12.115648217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70]+[.A71]" office:value-type="float" office:value="12.223575277" calcext:value-type="float">
            <text:p>12.223575277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71]+[.A72]" office:value-type="float" office:value="12.330067987" calcext:value-type="float">
            <text:p>12.330067987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72]+[.A73]" office:value-type="float" office:value="12.435401017" calcext:value-type="float">
            <text:p>12.435401017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73]+[.A74]" office:value-type="float" office:value="12.539849023" calcext:value-type="float">
            <text:p>12.539849023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74]+[.A75]" office:value-type="float" office:value="12.644464873" calcext:value-type="float">
            <text:p>12.644464873</text:p>
          </table:table-cell>
        </table:table-row>
        <table:table-row table:style-name="ro1">
          <table:table-cell office:value-type="float" office:value="0.10536355" calcext:value-type="float">
            <text:p>0.10536355</text:p>
          </table:table-cell>
          <table:table-cell office:value-type="float" office:value="9.490949" calcext:value-type="float">
            <text:p>9.490949</text:p>
          </table:table-cell>
          <table:table-cell table:formula="of:=[.C75]+[.A76]" office:value-type="float" office:value="12.749828423" calcext:value-type="float">
            <text:p>12.749828423</text:p>
          </table:table-cell>
        </table:table-row>
        <table:table-row table:style-name="ro1">
          <table:table-cell office:value-type="float" office:value="0.10623331" calcext:value-type="float">
            <text:p>0.10623331</text:p>
          </table:table-cell>
          <table:table-cell office:value-type="float" office:value="9.413242" calcext:value-type="float">
            <text:p>9.413242</text:p>
          </table:table-cell>
          <table:table-cell table:formula="of:=[.C76]+[.A77]" office:value-type="float" office:value="12.856061733" calcext:value-type="float">
            <text:p>12.856061733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77]+[.A78]" office:value-type="float" office:value="12.963286883" calcext:value-type="float">
            <text:p>12.963286883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78]+[.A79]" office:value-type="float" office:value="13.071503869" calcext:value-type="float">
            <text:p>13.071503869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79]+[.A80]" office:value-type="float" office:value="13.180697429" calcext:value-type="float">
            <text:p>13.180697429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80]+[.A81]" office:value-type="float" office:value="13.290653939" calcext:value-type="float">
            <text:p>13.290653939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81]+[.A82]" office:value-type="float" office:value="13.400915629" calcext:value-type="float">
            <text:p>13.400915629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82]+[.A83]" office:value-type="float" office:value="13.511039993" calcext:value-type="float">
            <text:p>13.511039993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83]+[.A84]" office:value-type="float" office:value="13.620584509" calcext:value-type="float">
            <text:p>13.620584509</text:p>
          </table:table-cell>
        </table:table-row>
        <table:table-row table:style-name="ro1">
          <table:table-cell office:value-type="float" office:value="0.10829328" calcext:value-type="float">
            <text:p>0.10829328</text:p>
          </table:table-cell>
          <table:table-cell office:value-type="float" office:value="9.234183" calcext:value-type="float">
            <text:p>9.234183</text:p>
          </table:table-cell>
          <table:table-cell table:formula="of:=[.C84]+[.A85]" office:value-type="float" office:value="13.728877789" calcext:value-type="float">
            <text:p>13.728877789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85]+[.A86]" office:value-type="float" office:value="13.835523089" calcext:value-type="float">
            <text:p>13.835523089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86]+[.A87]" office:value-type="float" office:value="13.940825599" calcext:value-type="float">
            <text:p>13.940825599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87]+[.A88]" office:value-type="float" office:value="14.045624564" calcext:value-type="float">
            <text:p>14.045624564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88]+[.A89]" office:value-type="float" office:value="14.150301454" calcext:value-type="float">
            <text:p>14.150301454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89]+[.A90]" office:value-type="float" office:value="14.254856274" calcext:value-type="float">
            <text:p>14.254856274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0]+[.A91]" office:value-type="float" office:value="14.359624724" calcext:value-type="float">
            <text:p>14.359624724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91]+[.A92]" office:value-type="float" office:value="14.464881464" calcext:value-type="float">
            <text:p>14.464881464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92]+[.A93]" office:value-type="float" office:value="14.570885888" calcext:value-type="float">
            <text:p>14.570885888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93]+[.A94]" office:value-type="float" office:value="14.677760078" calcext:value-type="float">
            <text:p>14.677760078</text:p>
          </table:table-cell>
        </table:table-row>
        <table:table-row table:style-name="ro1">
          <table:table-cell office:value-type="float" office:value="0.10763714" calcext:value-type="float">
            <text:p>0.10763714</text:p>
          </table:table-cell>
          <table:table-cell office:value-type="float" office:value="9.290474" calcext:value-type="float">
            <text:p>9.290474</text:p>
          </table:table-cell>
          <table:table-cell table:formula="of:=[.C94]+[.A95]" office:value-type="float" office:value="14.785397218" calcext:value-type="float">
            <text:p>14.785397218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95]+[.A96]" office:value-type="float" office:value="14.893507388" calcext:value-type="float">
            <text:p>14.893507388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96]+[.A97]" office:value-type="float" office:value="15.002044808" calcext:value-type="float">
            <text:p>15.002044808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97]+[.A98]" office:value-type="float" office:value="15.110917928" calcext:value-type="float">
            <text:p>15.110917928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98]+[.A99]" office:value-type="float" office:value="15.220325118" calcext:value-type="float">
            <text:p>15.220325118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99]+[.A100]" office:value-type="float" office:value="15.330296888" calcext:value-type="float">
            <text:p>15.330296888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100]+[.A101]" office:value-type="float" office:value="15.440558578" calcext:value-type="float">
            <text:p>15.440558578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101]+[.A102]" office:value-type="float" office:value="15.550820268" calcext:value-type="float">
            <text:p>15.550820268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102]+[.A103]" office:value-type="float" office:value="15.660898848" calcext:value-type="float">
            <text:p>15.660898848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103]+[.A104]" office:value-type="float" office:value="15.770946908" calcext:value-type="float">
            <text:p>15.770946908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104]+[.A105]" office:value-type="float" office:value="15.881040748" calcext:value-type="float">
            <text:p>15.881040748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105]+[.A106]" office:value-type="float" office:value="15.990814153" calcext:value-type="float">
            <text:p>15.990814153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106]+[.A107]" office:value-type="float" office:value="16.099931413" calcext:value-type="float">
            <text:p>16.099931413</text:p>
          </table:table-cell>
        </table:table-row>
        <table:table-row table:style-name="ro1">
          <table:table-cell office:value-type="float" office:value="0.10829328" calcext:value-type="float">
            <text:p>0.10829328</text:p>
          </table:table-cell>
          <table:table-cell office:value-type="float" office:value="9.234183" calcext:value-type="float">
            <text:p>9.234183</text:p>
          </table:table-cell>
          <table:table-cell table:formula="of:=[.C107]+[.A108]" office:value-type="float" office:value="16.208224693" calcext:value-type="float">
            <text:p>16.208224693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108]+[.A109]" office:value-type="float" office:value="16.315724503" calcext:value-type="float">
            <text:p>16.315724503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109]+[.A110]" office:value-type="float" office:value="16.422522403" calcext:value-type="float">
            <text:p>16.422522403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110]+[.A111]" office:value-type="float" office:value="16.528679413" calcext:value-type="float">
            <text:p>16.528679413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111]+[.A112]" office:value-type="float" office:value="16.634470213" calcext:value-type="float">
            <text:p>16.634470213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112]+[.A113]" office:value-type="float" office:value="16.739940573" calcext:value-type="float">
            <text:p>16.739940573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113]+[.A114]" office:value-type="float" office:value="16.844846353" calcext:value-type="float">
            <text:p>16.844846353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114]+[.A115]" office:value-type="float" office:value="16.949401173" calcext:value-type="float">
            <text:p>16.949401173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115]+[.A116]" office:value-type="float" office:value="17.053955993" calcext:value-type="float">
            <text:p>17.053955993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116]+[.A117]" office:value-type="float" office:value="17.158999099" calcext:value-type="float">
            <text:p>17.158999099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117]+[.A118]" office:value-type="float" office:value="17.264545749" calcext:value-type="float">
            <text:p>17.26454574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118]+[.A119]" office:value-type="float" office:value="17.370611209" calcext:value-type="float">
            <text:p>17.370611209</text:p>
          </table:table-cell>
        </table:table-row>
        <table:table-row table:style-name="ro1">
          <table:table-cell office:value-type="float" office:value="0.1067216" calcext:value-type="float">
            <text:p>0.1067216</text:p>
          </table:table-cell>
          <table:table-cell office:value-type="float" office:value="9.370174" calcext:value-type="float">
            <text:p>9.370174</text:p>
          </table:table-cell>
          <table:table-cell table:formula="of:=[.C119]+[.A120]" office:value-type="float" office:value="17.477332809" calcext:value-type="float">
            <text:p>17.477332809</text:p>
          </table:table-cell>
        </table:table-row>
        <table:table-row table:style-name="ro1">
          <table:table-cell office:value-type="float" office:value="0.10743877" calcext:value-type="float">
            <text:p>0.10743877</text:p>
          </table:table-cell>
          <table:table-cell office:value-type="float" office:value="9.307627" calcext:value-type="float">
            <text:p>9.307627</text:p>
          </table:table-cell>
          <table:table-cell table:formula="of:=[.C120]+[.A121]" office:value-type="float" office:value="17.584771579" calcext:value-type="float">
            <text:p>17.584771579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121]+[.A122]" office:value-type="float" office:value="17.692973309" calcext:value-type="float">
            <text:p>17.692973309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122]+[.A123]" office:value-type="float" office:value="17.801953239" calcext:value-type="float">
            <text:p>17.801953239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123]+[.A124]" office:value-type="float" office:value="17.911650349" calcext:value-type="float">
            <text:p>17.911650349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124]+[.A125]" office:value-type="float" office:value="18.021820489" calcext:value-type="float">
            <text:p>18.021820489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125]+[.A126]" office:value-type="float" office:value="18.132127959" calcext:value-type="float">
            <text:p>18.132127959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126]+[.A127]" office:value-type="float" office:value="18.241931879" calcext:value-type="float">
            <text:p>18.241931879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127]+[.A128]" office:value-type="float" office:value="18.350591379" calcext:value-type="float">
            <text:p>18.350591379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128]+[.A129]" office:value-type="float" office:value="18.457969119" calcext:value-type="float">
            <text:p>18.457969119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129]+[.A130]" office:value-type="float" office:value="18.564400799" calcext:value-type="float">
            <text:p>18.564400799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130]+[.A131]" office:value-type="float" office:value="18.670420479" calcext:value-type="float">
            <text:p>18.670420479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131]+[.A132]" office:value-type="float" office:value="18.775906099" calcext:value-type="float">
            <text:p>18.775906099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132]+[.A133]" office:value-type="float" office:value="18.880430399" calcext:value-type="float">
            <text:p>18.880430399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133]+[.A134]" office:value-type="float" office:value="18.984908919" calcext:value-type="float">
            <text:p>18.984908919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134]+[.A135]" office:value-type="float" office:value="19.090074095" calcext:value-type="float">
            <text:p>19.090074095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135]+[.A136]" office:value-type="float" office:value="19.196139555" calcext:value-type="float">
            <text:p>19.196139555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136]+[.A137]" office:value-type="float" office:value="19.30321211" calcext:value-type="float">
            <text:p>19.30321211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137]+[.A138]" office:value-type="float" office:value="19.41124598" calcext:value-type="float">
            <text:p>19.41124598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138]+[.A139]" office:value-type="float" office:value="19.52014962" calcext:value-type="float">
            <text:p>19.52014962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139]+[.A140]" office:value-type="float" office:value="19.62977044" calcext:value-type="float">
            <text:p>19.62977044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140]+[.A141]" office:value-type="float" office:value="19.73984902" calcext:value-type="float">
            <text:p>19.73984902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141]+[.A142]" office:value-type="float" office:value="19.849973384" calcext:value-type="float">
            <text:p>19.849973384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142]+[.A143]" office:value-type="float" office:value="19.959060128" calcext:value-type="float">
            <text:p>19.959060128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143]+[.A144]" office:value-type="float" office:value="20.066514158" calcext:value-type="float">
            <text:p>20.066514158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144]+[.A145]" office:value-type="float" office:value="20.172869542" calcext:value-type="float">
            <text:p>20.172869542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145]+[.A146]" office:value-type="float" office:value="20.278904482" calcext:value-type="float">
            <text:p>20.278904482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146]+[.A147]" office:value-type="float" office:value="20.385046232" calcext:value-type="float">
            <text:p>20.385046232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147]+[.A148]" office:value-type="float" office:value="20.491157468" calcext:value-type="float">
            <text:p>20.491157468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148]+[.A149]" office:value-type="float" office:value="20.596582048" calcext:value-type="float">
            <text:p>20.596582048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149]+[.A150]" office:value-type="float" office:value="20.701396272" calcext:value-type="float">
            <text:p>20.701396272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150]+[.A151]" office:value-type="float" office:value="20.805890052" calcext:value-type="float">
            <text:p>20.805890052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151]+[.A152]" office:value-type="float" office:value="20.910383832" calcext:value-type="float">
            <text:p>20.910383832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152]+[.A153]" office:value-type="float" office:value="21.015243832" calcext:value-type="float">
            <text:p>21.015243832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153]+[.A154]" office:value-type="float" office:value="21.120637897" calcext:value-type="float">
            <text:p>21.120637897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154]+[.A155]" office:value-type="float" office:value="21.226566027" calcext:value-type="float">
            <text:p>21.226566027</text:p>
          </table:table-cell>
        </table:table-row>
        <table:table-row table:style-name="ro1">
          <table:table-cell office:value-type="float" office:value="0.106828414" calcext:value-type="float">
            <text:p>0.106828414</text:p>
          </table:table-cell>
          <table:table-cell office:value-type="float" office:value="9.3608055" calcext:value-type="float">
            <text:p>9.3608055</text:p>
          </table:table-cell>
          <table:table-cell table:formula="of:=[.C155]+[.A156]" office:value-type="float" office:value="21.333394441" calcext:value-type="float">
            <text:p>21.333394441</text:p>
          </table:table-cell>
        </table:table-row>
        <table:table-row table:style-name="ro1">
          <table:table-cell office:value-type="float" office:value="0.10768292" calcext:value-type="float">
            <text:p>0.10768292</text:p>
          </table:table-cell>
          <table:table-cell office:value-type="float" office:value="9.286524" calcext:value-type="float">
            <text:p>9.286524</text:p>
          </table:table-cell>
          <table:table-cell table:formula="of:=[.C156]+[.A157]" office:value-type="float" office:value="21.441077361" calcext:value-type="float">
            <text:p>21.441077361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157]+[.A158]" office:value-type="float" office:value="21.549736861" calcext:value-type="float">
            <text:p>21.549736861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158]+[.A159]" office:value-type="float" office:value="21.659144051" calcext:value-type="float">
            <text:p>21.659144051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159]+[.A160]" office:value-type="float" office:value="21.769161597" calcext:value-type="float">
            <text:p>21.769161597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160]+[.A161]" office:value-type="float" office:value="21.879240177" calcext:value-type="float">
            <text:p>21.879240177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161]+[.A162]" office:value-type="float" office:value="21.988418482" calcext:value-type="float">
            <text:p>21.988418482</text:p>
          </table:table-cell>
        </table:table-row>
        <table:table-row table:style-name="ro1">
          <table:table-cell office:value-type="float" office:value="0.10768292" calcext:value-type="float">
            <text:p>0.10768292</text:p>
          </table:table-cell>
          <table:table-cell office:value-type="float" office:value="9.286524" calcext:value-type="float">
            <text:p>9.286524</text:p>
          </table:table-cell>
          <table:table-cell table:formula="of:=[.C162]+[.A163]" office:value-type="float" office:value="22.096101402" calcext:value-type="float">
            <text:p>22.096101402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163]+[.A164]" office:value-type="float" office:value="22.202395752" calcext:value-type="float">
            <text:p>22.202395752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164]+[.A165]" office:value-type="float" office:value="22.307881372" calcext:value-type="float">
            <text:p>22.307881372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165]+[.A166]" office:value-type="float" office:value="22.412909222" calcext:value-type="float">
            <text:p>22.412909222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166]+[.A167]" office:value-type="float" office:value="22.517708187" calcext:value-type="float">
            <text:p>22.517708187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167]+[.A168]" office:value-type="float" office:value="22.622354557" calcext:value-type="float">
            <text:p>22.622354557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168]+[.A169]" office:value-type="float" office:value="22.727336627" calcext:value-type="float">
            <text:p>22.72733662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169]+[.A170]" office:value-type="float" office:value="22.832745951" calcext:value-type="float">
            <text:p>22.832745951</text:p>
          </table:table-cell>
        </table:table-row>
        <table:table-row table:style-name="ro1">
          <table:table-cell office:value-type="float" office:value="0.10595865" calcext:value-type="float">
            <text:p>0.10595865</text:p>
          </table:table-cell>
          <table:table-cell office:value-type="float" office:value="9.437644" calcext:value-type="float">
            <text:p>9.437644</text:p>
          </table:table-cell>
          <table:table-cell table:formula="of:=[.C170]+[.A171]" office:value-type="float" office:value="22.938704601" calcext:value-type="float">
            <text:p>22.938704601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171]+[.A172]" office:value-type="float" office:value="23.045151541" calcext:value-type="float">
            <text:p>23.045151541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172]+[.A173]" office:value-type="float" office:value="23.152040991" calcext:value-type="float">
            <text:p>23.152040991</text:p>
          </table:table-cell>
        </table:table-row>
        <table:table-row table:style-name="ro1">
          <table:table-cell office:value-type="float" office:value="0.10743877" calcext:value-type="float">
            <text:p>0.10743877</text:p>
          </table:table-cell>
          <table:table-cell office:value-type="float" office:value="9.307627" calcext:value-type="float">
            <text:p>9.307627</text:p>
          </table:table-cell>
          <table:table-cell table:formula="of:=[.C173]+[.A174]" office:value-type="float" office:value="23.259479761" calcext:value-type="float">
            <text:p>23.259479761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174]+[.A175]" office:value-type="float" office:value="23.367605187" calcext:value-type="float">
            <text:p>23.367605187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175]+[.A176]" office:value-type="float" office:value="23.476447791" calcext:value-type="float">
            <text:p>23.476447791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176]+[.A177]" office:value-type="float" office:value="23.585946531" calcext:value-type="float">
            <text:p>23.58594653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177]+[.A178]" office:value-type="float" office:value="23.696009851" calcext:value-type="float">
            <text:p>23.69600985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178]+[.A179]" office:value-type="float" office:value="23.806164731" calcext:value-type="float">
            <text:p>23.806164731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179]+[.A180]" office:value-type="float" office:value="23.915510881" calcext:value-type="float">
            <text:p>23.915510881</text:p>
          </table:table-cell>
        </table:table-row>
        <table:table-row table:style-name="ro1">
          <table:table-cell office:value-type="float" office:value="0.10759136" calcext:value-type="float">
            <text:p>0.10759136</text:p>
          </table:table-cell>
          <table:table-cell office:value-type="float" office:value="9.294427" calcext:value-type="float">
            <text:p>9.294427</text:p>
          </table:table-cell>
          <table:table-cell table:formula="of:=[.C180]+[.A181]" office:value-type="float" office:value="24.023102241" calcext:value-type="float">
            <text:p>24.023102241</text:p>
          </table:table-cell>
        </table:table-row>
        <table:table-row table:style-name="ro1">
          <table:table-cell office:value-type="float" office:value="0.105989166" calcext:value-type="float">
            <text:p>0.105989166</text:p>
          </table:table-cell>
          <table:table-cell office:value-type="float" office:value="9.434926" calcext:value-type="float">
            <text:p>9.434926</text:p>
          </table:table-cell>
          <table:table-cell table:formula="of:=[.C181]+[.A182]" office:value-type="float" office:value="24.129091407" calcext:value-type="float">
            <text:p>24.129091407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182]+[.A183]" office:value-type="float" office:value="24.234287097" calcext:value-type="float">
            <text:p>24.234287097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183]+[.A184]" office:value-type="float" office:value="24.339070807" calcext:value-type="float">
            <text:p>24.339070807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184]+[.A185]" office:value-type="float" office:value="24.443717177" calcext:value-type="float">
            <text:p>24.443717177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185]+[.A186]" office:value-type="float" office:value="24.548470367" calcext:value-type="float">
            <text:p>24.548470367</text:p>
          </table:table-cell>
        </table:table-row>
        <table:table-row table:style-name="ro1">
          <table:table-cell office:value-type="float" office:value="0.10524148" calcext:value-type="float">
            <text:p>0.10524148</text:p>
          </table:table-cell>
          <table:table-cell office:value-type="float" office:value="9.501957" calcext:value-type="float">
            <text:p>9.501957</text:p>
          </table:table-cell>
          <table:table-cell table:formula="of:=[.C186]+[.A187]" office:value-type="float" office:value="24.653711847" calcext:value-type="float">
            <text:p>24.653711847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187]+[.A188]" office:value-type="float" office:value="24.759594201" calcext:value-type="float">
            <text:p>24.759594201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188]+[.A189]" office:value-type="float" office:value="24.866086911" calcext:value-type="float">
            <text:p>24.866086911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189]+[.A190]" office:value-type="float" office:value="24.973083171" calcext:value-type="float">
            <text:p>24.973083171</text:p>
          </table:table-cell>
        </table:table-row>
        <table:table-row table:style-name="ro1">
          <table:table-cell office:value-type="float" office:value="0.107759215" calcext:value-type="float">
            <text:p>0.107759215</text:p>
          </table:table-cell>
          <table:table-cell office:value-type="float" office:value="9.279948" calcext:value-type="float">
            <text:p>9.279948</text:p>
          </table:table-cell>
          <table:table-cell table:formula="of:=[.C190]+[.A191]" office:value-type="float" office:value="25.080842386" calcext:value-type="float">
            <text:p>25.080842386</text:p>
          </table:table-cell>
        </table:table-row>
        <table:table-row table:style-name="ro1">
          <table:table-cell office:value-type="float" office:value="0.108476385" calcext:value-type="float">
            <text:p>0.108476385</text:p>
          </table:table-cell>
          <table:table-cell office:value-type="float" office:value="9.218596" calcext:value-type="float">
            <text:p>9.218596</text:p>
          </table:table-cell>
          <table:table-cell table:formula="of:=[.C191]+[.A192]" office:value-type="float" office:value="25.189318771" calcext:value-type="float">
            <text:p>25.189318771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192]+[.A193]" office:value-type="float" office:value="25.298512331" calcext:value-type="float">
            <text:p>25.298512331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193]+[.A194]" office:value-type="float" office:value="25.408377291" calcext:value-type="float">
            <text:p>25.408377291</text:p>
          </table:table-cell>
        </table:table-row>
        <table:table-row table:style-name="ro1">
          <table:table-cell office:value-type="float" office:value="0.11021592" calcext:value-type="float">
            <text:p>0.11021592</text:p>
          </table:table-cell>
          <table:table-cell office:value-type="float" office:value="9.073099" calcext:value-type="float">
            <text:p>9.073099</text:p>
          </table:table-cell>
          <table:table-cell table:formula="of:=[.C194]+[.A195]" office:value-type="float" office:value="25.518593211" calcext:value-type="float">
            <text:p>25.51859321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195]+[.A196]" office:value-type="float" office:value="25.628748091" calcext:value-type="float">
            <text:p>25.628748091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196]+[.A197]" office:value-type="float" office:value="25.737956911" calcext:value-type="float">
            <text:p>25.737956911</text:p>
          </table:table-cell>
        </table:table-row>
        <table:table-row table:style-name="ro1">
          <table:table-cell office:value-type="float" office:value="0.107408255" calcext:value-type="float">
            <text:p>0.107408255</text:p>
          </table:table-cell>
          <table:table-cell office:value-type="float" office:value="9.310271" calcext:value-type="float">
            <text:p>9.310271</text:p>
          </table:table-cell>
          <table:table-cell table:formula="of:=[.C197]+[.A198]" office:value-type="float" office:value="25.845365166" calcext:value-type="float">
            <text:p>25.845365166</text:p>
          </table:table-cell>
        </table:table-row>
        <table:table-row table:style-name="ro1">
          <table:table-cell office:value-type="float" office:value="0.10536355" calcext:value-type="float">
            <text:p>0.10536355</text:p>
          </table:table-cell>
          <table:table-cell office:value-type="float" office:value="9.490949" calcext:value-type="float">
            <text:p>9.490949</text:p>
          </table:table-cell>
          <table:table-cell table:formula="of:=[.C198]+[.A199]" office:value-type="float" office:value="25.950728716" calcext:value-type="float">
            <text:p>25.950728716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199]+[.A200]" office:value-type="float" office:value="26.055008876" calcext:value-type="float">
            <text:p>26.055008876</text:p>
          </table:table-cell>
        </table:table-row>
        <table:table-row table:style-name="ro1">
          <table:table-cell office:value-type="float" office:value="0.10414282" calcext:value-type="float">
            <text:p>0.10414282</text:p>
          </table:table-cell>
          <table:table-cell office:value-type="float" office:value="9.602198" calcext:value-type="float">
            <text:p>9.602198</text:p>
          </table:table-cell>
          <table:table-cell table:formula="of:=[.C200]+[.A201]" office:value-type="float" office:value="26.159151696" calcext:value-type="float">
            <text:p>26.159151696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201]+[.A202]" office:value-type="float" office:value="26.263599702" calcext:value-type="float">
            <text:p>26.263599702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202]+[.A203]" office:value-type="float" office:value="26.368673322" calcext:value-type="float">
            <text:p>26.368673322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203]+[.A204]" office:value-type="float" office:value="26.474525162" calcext:value-type="float">
            <text:p>26.474525162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204]+[.A205]" office:value-type="float" office:value="26.581277282" calcext:value-type="float">
            <text:p>26.581277282</text:p>
          </table:table-cell>
        </table:table-row>
        <table:table-row table:style-name="ro1">
          <table:table-cell office:value-type="float" office:value="0.10769818" calcext:value-type="float">
            <text:p>0.10769818</text:p>
          </table:table-cell>
          <table:table-cell office:value-type="float" office:value="9.285208" calcext:value-type="float">
            <text:p>9.285208</text:p>
          </table:table-cell>
          <table:table-cell table:formula="of:=[.C205]+[.A206]" office:value-type="float" office:value="26.688975462" calcext:value-type="float">
            <text:p>26.688975462</text:p>
          </table:table-cell>
        </table:table-row>
        <table:table-row table:style-name="ro1">
          <table:table-cell office:value-type="float" office:value="0.10862897" calcext:value-type="float">
            <text:p>0.10862897</text:p>
          </table:table-cell>
          <table:table-cell office:value-type="float" office:value="9.205647" calcext:value-type="float">
            <text:p>9.205647</text:p>
          </table:table-cell>
          <table:table-cell table:formula="of:=[.C206]+[.A207]" office:value-type="float" office:value="26.797604432" calcext:value-type="float">
            <text:p>26.797604432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207]+[.A208]" office:value-type="float" office:value="26.907133692" calcext:value-type="float">
            <text:p>26.907133692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208]+[.A209]" office:value-type="float" office:value="27.017242798" calcext:value-type="float">
            <text:p>27.017242798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209]+[.A210]" office:value-type="float" office:value="27.127031458" calcext:value-type="float">
            <text:p>27.127031458</text:p>
          </table:table-cell>
        </table:table-row>
        <table:table-row table:style-name="ro1">
          <table:table-cell office:value-type="float" office:value="0.10833906" calcext:value-type="float">
            <text:p>0.10833906</text:p>
          </table:table-cell>
          <table:table-cell office:value-type="float" office:value="9.230282" calcext:value-type="float">
            <text:p>9.230282</text:p>
          </table:table-cell>
          <table:table-cell table:formula="of:=[.C210]+[.A211]" office:value-type="float" office:value="27.235370518" calcext:value-type="float">
            <text:p>27.235370518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211]+[.A212]" office:value-type="float" office:value="27.342244708" calcext:value-type="float">
            <text:p>27.342244708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212]+[.A213]" office:value-type="float" office:value="27.448386458" calcext:value-type="float">
            <text:p>27.448386458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213]+[.A214]" office:value-type="float" office:value="27.553978888" calcext:value-type="float">
            <text:p>27.553978888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214]+[.A215]" office:value-type="float" office:value="27.658884668" calcext:value-type="float">
            <text:p>27.658884668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215]+[.A216]" office:value-type="float" office:value="27.763225862" calcext:value-type="float">
            <text:p>27.763225862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16]+[.A217]" office:value-type="float" office:value="27.867963792" calcext:value-type="float">
            <text:p>27.867963792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217]+[.A218]" office:value-type="float" office:value="27.973525702" calcext:value-type="float">
            <text:p>27.973525702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218]+[.A219]" office:value-type="float" office:value="28.080018412" calcext:value-type="float">
            <text:p>28.080018412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219]+[.A220]" office:value-type="float" office:value="28.187472442" calcext:value-type="float">
            <text:p>28.187472442</text:p>
          </table:table-cell>
        </table:table-row>
        <table:table-row table:style-name="ro1">
          <table:table-cell office:value-type="float" office:value="0.10844587" calcext:value-type="float">
            <text:p>0.10844587</text:p>
          </table:table-cell>
          <table:table-cell office:value-type="float" office:value="9.22119" calcext:value-type="float">
            <text:p>9.22119</text:p>
          </table:table-cell>
          <table:table-cell table:formula="of:=[.C220]+[.A221]" office:value-type="float" office:value="28.295918312" calcext:value-type="float">
            <text:p>28.295918312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221]+[.A222]" office:value-type="float" office:value="28.405310242" calcext:value-type="float">
            <text:p>28.405310242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222]+[.A223]" office:value-type="float" office:value="28.514763202" calcext:value-type="float">
            <text:p>28.51476320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223]+[.A224]" office:value-type="float" office:value="28.622842852" calcext:value-type="float">
            <text:p>28.622842852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224]+[.A225]" office:value-type="float" office:value="28.728954088" calcext:value-type="float">
            <text:p>28.728954088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225]+[.A226]" office:value-type="float" office:value="28.834058228" calcext:value-type="float">
            <text:p>28.834058228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226]+[.A227]" office:value-type="float" office:value="28.939147108" calcext:value-type="float">
            <text:p>28.939147108</text:p>
          </table:table-cell>
        </table:table-row>
        <table:table-row table:style-name="ro1">
          <table:table-cell office:value-type="float" office:value="0.10514992" calcext:value-type="float">
            <text:p>0.10514992</text:p>
          </table:table-cell>
          <table:table-cell office:value-type="float" office:value="9.510231" calcext:value-type="float">
            <text:p>9.510231</text:p>
          </table:table-cell>
          <table:table-cell table:formula="of:=[.C227]+[.A228]" office:value-type="float" office:value="29.044297028" calcext:value-type="float">
            <text:p>29.044297028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228]+[.A229]" office:value-type="float" office:value="29.149263838" calcext:value-type="float">
            <text:p>29.149263838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229]+[.A230]" office:value-type="float" office:value="29.253894948" calcext:value-type="float">
            <text:p>29.253894948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230]+[.A231]" office:value-type="float" office:value="29.358571838" calcext:value-type="float">
            <text:p>29.358571838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231]+[.A232]" office:value-type="float" office:value="29.463767528" calcext:value-type="float">
            <text:p>29.463767528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232]+[.A233]" office:value-type="float" office:value="29.569634623" calcext:value-type="float">
            <text:p>29.569634623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233]+[.A234]" office:value-type="float" office:value="29.676279923" calcext:value-type="float">
            <text:p>29.676279923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234]+[.A235]" office:value-type="float" office:value="29.783642403" calcext:value-type="float">
            <text:p>29.783642403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235]+[.A236]" office:value-type="float" office:value="29.891737313" calcext:value-type="float">
            <text:p>29.891737313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236]+[.A237]" office:value-type="float" office:value="30.000518883" calcext:value-type="float">
            <text:p>30.000518883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237]+[.A238]" office:value-type="float" office:value="30.109819258" calcext:value-type="float">
            <text:p>30.10981925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238]+[.A239]" office:value-type="float" office:value="30.219424808" calcext:value-type="float">
            <text:p>30.219424808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239]+[.A240]" office:value-type="float" office:value="30.329289768" calcext:value-type="float">
            <text:p>30.329289768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240]+[.A241]" office:value-type="float" office:value="30.439414132" calcext:value-type="float">
            <text:p>30.439414132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241]+[.A242]" office:value-type="float" office:value="30.549645308" calcext:value-type="float">
            <text:p>30.549645308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242]+[.A243]" office:value-type="float" office:value="30.659678112" calcext:value-type="float">
            <text:p>30.659678112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243]+[.A244]" office:value-type="float" office:value="30.769161592" calcext:value-type="float">
            <text:p>30.769161592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244]+[.A245]" office:value-type="float" office:value="30.877332802" calcext:value-type="float">
            <text:p>30.877332802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245]+[.A246]" office:value-type="float" office:value="30.984222252" calcext:value-type="float">
            <text:p>30.984222252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246]+[.A247]" office:value-type="float" office:value="31.090302972" calcext:value-type="float">
            <text:p>31.090302972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247]+[.A248]" office:value-type="float" office:value="31.195758072" calcext:value-type="float">
            <text:p>31.195758072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248]+[.A249]" office:value-type="float" office:value="31.300572296" calcext:value-type="float">
            <text:p>31.300572296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249]+[.A250]" office:value-type="float" office:value="31.405142372" calcext:value-type="float">
            <text:p>31.405142372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250]+[.A251]" office:value-type="float" office:value="31.510231252" calcext:value-type="float">
            <text:p>31.510231252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251]+[.A252]" office:value-type="float" office:value="31.615991536" calcext:value-type="float">
            <text:p>31.615991536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252]+[.A253]" office:value-type="float" office:value="31.722621576" calcext:value-type="float">
            <text:p>31.722621576</text:p>
          </table:table-cell>
        </table:table-row>
        <table:table-row table:style-name="ro1">
          <table:table-cell office:value-type="float" office:value="0.10748455" calcext:value-type="float">
            <text:p>0.10748455</text:p>
          </table:table-cell>
          <table:table-cell office:value-type="float" office:value="9.303662" calcext:value-type="float">
            <text:p>9.303662</text:p>
          </table:table-cell>
          <table:table-cell table:formula="of:=[.C253]+[.A254]" office:value-type="float" office:value="31.830106126" calcext:value-type="float">
            <text:p>31.830106126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254]+[.A255]" office:value-type="float" office:value="31.938109482" calcext:value-type="float">
            <text:p>31.938109482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255]+[.A256]" office:value-type="float" office:value="32.046509572" calcext:value-type="float">
            <text:p>32.046509572</text:p>
          </table:table-cell>
        </table:table-row>
        <table:table-row table:style-name="ro1">
          <table:table-cell office:value-type="float" office:value="0.10879683" calcext:value-type="float">
            <text:p>0.10879683</text:p>
          </table:table-cell>
          <table:table-cell office:value-type="float" office:value="9.191444" calcext:value-type="float">
            <text:p>9.191444</text:p>
          </table:table-cell>
          <table:table-cell table:formula="of:=[.C256]+[.A257]" office:value-type="float" office:value="32.155306402" calcext:value-type="float">
            <text:p>32.155306402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257]+[.A258]" office:value-type="float" office:value="32.264332112" calcext:value-type="float">
            <text:p>32.264332112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258]+[.A259]" office:value-type="float" office:value="32.373540932" calcext:value-type="float">
            <text:p>32.373540932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259]+[.A260]" office:value-type="float" office:value="32.482887082" calcext:value-type="float">
            <text:p>32.482887082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260]+[.A261]" office:value-type="float" office:value="32.592523158" calcext:value-type="float">
            <text:p>32.592523158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261]+[.A262]" office:value-type="float" office:value="32.702525448" calcext:value-type="float">
            <text:p>32.702525448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262]+[.A263]" office:value-type="float" office:value="32.812710848" calcext:value-type="float">
            <text:p>32.812710848</text:p>
          </table:table-cell>
        </table:table-row>
        <table:table-row table:style-name="ro1">
          <table:table-cell office:value-type="float" office:value="0.10992599" calcext:value-type="float">
            <text:p>0.10992599</text:p>
          </table:table-cell>
          <table:table-cell office:value-type="float" office:value="9.09703" calcext:value-type="float">
            <text:p>9.09703</text:p>
          </table:table-cell>
          <table:table-cell table:formula="of:=[.C263]+[.A264]" office:value-type="float" office:value="32.922636838" calcext:value-type="float">
            <text:p>32.922636838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264]+[.A265]" office:value-type="float" office:value="33.032028768" calcext:value-type="float">
            <text:p>33.032028768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265]+[.A266]" office:value-type="float" office:value="33.140261013" calcext:value-type="float">
            <text:p>33.140261013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266]+[.A267]" office:value-type="float" office:value="33.247364083" calcext:value-type="float">
            <text:p>33.247364083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267]+[.A268]" office:value-type="float" office:value="33.354070423" calcext:value-type="float">
            <text:p>33.354070423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268]+[.A269]" office:value-type="float" office:value="33.460776763" calcext:value-type="float">
            <text:p>33.460776763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269]+[.A270]" office:value-type="float" office:value="33.567284733" calcext:value-type="float">
            <text:p>33.567284733</text:p>
          </table:table-cell>
        </table:table-row>
        <table:table-row table:style-name="ro1">
          <table:table-cell office:value-type="float" office:value="0.10536355" calcext:value-type="float">
            <text:p>0.10536355</text:p>
          </table:table-cell>
          <table:table-cell office:value-type="float" office:value="9.490949" calcext:value-type="float">
            <text:p>9.490949</text:p>
          </table:table-cell>
          <table:table-cell table:formula="of:=[.C270]+[.A271]" office:value-type="float" office:value="33.672648283" calcext:value-type="float">
            <text:p>33.672648283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271]+[.A272]" office:value-type="float" office:value="33.776775843" calcext:value-type="float">
            <text:p>33.776775843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272]+[.A273]" office:value-type="float" office:value="33.880781333" calcext:value-type="float">
            <text:p>33.880781333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273]+[.A274]" office:value-type="float" office:value="33.985351409" calcext:value-type="float">
            <text:p>33.985351409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274]+[.A275]" office:value-type="float" office:value="34.090608149" calcext:value-type="float">
            <text:p>34.090608149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275]+[.A276]" office:value-type="float" office:value="34.196719385" calcext:value-type="float">
            <text:p>34.196719385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276]+[.A277]" office:value-type="float" office:value="34.30353254" calcext:value-type="float">
            <text:p>34.30353254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277]+[.A278]" office:value-type="float" office:value="34.411062866" calcext:value-type="float">
            <text:p>34.411062866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278]+[.A279]" office:value-type="float" office:value="34.519203551" calcext:value-type="float">
            <text:p>34.519203551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279]+[.A280]" office:value-type="float" office:value="34.627863051" calcext:value-type="float">
            <text:p>34.627863051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280]+[.A281]" office:value-type="float" office:value="34.736995581" calcext:value-type="float">
            <text:p>34.736995581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281]+[.A282]" office:value-type="float" office:value="34.846387511" calcext:value-type="float">
            <text:p>34.846387511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282]+[.A283]" office:value-type="float" office:value="34.955962541" calcext:value-type="float">
            <text:p>34.955962541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283]+[.A284]" office:value-type="float" office:value="35.065842761" calcext:value-type="float">
            <text:p>35.065842761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284]+[.A285]" office:value-type="float" office:value="35.176012901" calcext:value-type="float">
            <text:p>35.17601290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285]+[.A286]" office:value-type="float" office:value="35.286167781" calcext:value-type="float">
            <text:p>35.286167781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286]+[.A287]" office:value-type="float" office:value="35.395666521" calcext:value-type="float">
            <text:p>35.395666521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287]+[.A288]" office:value-type="float" office:value="35.504066611" calcext:value-type="float">
            <text:p>35.504066611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288]+[.A289]" office:value-type="float" office:value="35.611566421" calcext:value-type="float">
            <text:p>35.611566421</text:p>
          </table:table-cell>
        </table:table-row>
        <table:table-row table:style-name="ro1">
          <table:table-cell office:value-type="float" office:value="0.10716411" calcext:value-type="float">
            <text:p>0.10716411</text:p>
          </table:table-cell>
          <table:table-cell office:value-type="float" office:value="9.331483" calcext:value-type="float">
            <text:p>9.331483</text:p>
          </table:table-cell>
          <table:table-cell table:formula="of:=[.C289]+[.A290]" office:value-type="float" office:value="35.718730531" calcext:value-type="float">
            <text:p>35.718730531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290]+[.A291]" office:value-type="float" office:value="35.825497911" calcext:value-type="float">
            <text:p>35.825497911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291]+[.A292]" office:value-type="float" office:value="35.931502335" calcext:value-type="float">
            <text:p>35.931502335</text:p>
          </table:table-cell>
        </table:table-row>
        <table:table-row table:style-name="ro1">
          <table:table-cell office:value-type="float" office:value="0.10524148" calcext:value-type="float">
            <text:p>0.10524148</text:p>
          </table:table-cell>
          <table:table-cell office:value-type="float" office:value="9.501957" calcext:value-type="float">
            <text:p>9.501957</text:p>
          </table:table-cell>
          <table:table-cell table:formula="of:=[.C292]+[.A293]" office:value-type="float" office:value="36.036743815" calcext:value-type="float">
            <text:p>36.036743815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93]+[.A294]" office:value-type="float" office:value="36.141481745" calcext:value-type="float">
            <text:p>36.141481745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294]+[.A295]" office:value-type="float" office:value="36.246097595" calcext:value-type="float">
            <text:p>36.246097595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295]+[.A296]" office:value-type="float" office:value="36.350728705" calcext:value-type="float">
            <text:p>36.350728705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296]+[.A297]" office:value-type="float" office:value="36.45543611" calcext:value-type="float">
            <text:p>36.45543611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297]+[.A298]" office:value-type="float" office:value="36.56046396" calcext:value-type="float">
            <text:p>36.56046396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298]+[.A299]" office:value-type="float" office:value="36.66591906" calcext:value-type="float">
            <text:p>36.66591906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299]+[.A300]" office:value-type="float" office:value="36.771923484" calcext:value-type="float">
            <text:p>36.771923484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300]+[.A301]" office:value-type="float" office:value="36.878492494" calcext:value-type="float">
            <text:p>36.878492494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301]+[.A302]" office:value-type="float" office:value="36.985687124" calcext:value-type="float">
            <text:p>36.985687124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302]+[.A303]" office:value-type="float" office:value="37.093568409" calcext:value-type="float">
            <text:p>37.093568409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303]+[.A304]" office:value-type="float" office:value="37.201968499" calcext:value-type="float">
            <text:p>37.201968499</text:p>
          </table:table-cell>
        </table:table-row>
        <table:table-row table:style-name="ro1">
          <table:table-cell office:value-type="float" office:value="0.10881209" calcext:value-type="float">
            <text:p>0.10881209</text:p>
          </table:table-cell>
          <table:table-cell office:value-type="float" office:value="9.190156" calcext:value-type="float">
            <text:p>9.190156</text:p>
          </table:table-cell>
          <table:table-cell table:formula="of:=[.C304]+[.A305]" office:value-type="float" office:value="37.310780589" calcext:value-type="float">
            <text:p>37.310780589</text:p>
          </table:table-cell>
        </table:table-row>
        <table:table-row table:style-name="ro1">
          <table:table-cell office:value-type="float" office:value="0.109102" calcext:value-type="float">
            <text:p>0.109102</text:p>
          </table:table-cell>
          <table:table-cell office:value-type="float" office:value="9.165734" calcext:value-type="float">
            <text:p>9.165734</text:p>
          </table:table-cell>
          <table:table-cell table:formula="of:=[.C305]+[.A306]" office:value-type="float" office:value="37.419882589" calcext:value-type="float">
            <text:p>37.419882589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306]+[.A307]" office:value-type="float" office:value="37.529305034" calcext:value-type="float">
            <text:p>37.529305034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307]+[.A308]" office:value-type="float" office:value="37.639078439" calcext:value-type="float">
            <text:p>37.639078439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308]+[.A309]" office:value-type="float" office:value="37.749111243" calcext:value-type="float">
            <text:p>37.749111243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309]+[.A310]" office:value-type="float" office:value="37.859311903" calcext:value-type="float">
            <text:p>37.859311903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310]+[.A311]" office:value-type="float" office:value="37.969436267" calcext:value-type="float">
            <text:p>37.969436267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311]+[.A312]" office:value-type="float" office:value="38.079087602" calcext:value-type="float">
            <text:p>38.079087602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312]+[.A313]" office:value-type="float" office:value="38.187777618" calcext:value-type="float">
            <text:p>38.187777618</text:p>
          </table:table-cell>
        </table:table-row>
        <table:table-row table:style-name="ro1">
          <table:table-cell office:value-type="float" office:value="0.10746929" calcext:value-type="float">
            <text:p>0.10746929</text:p>
          </table:table-cell>
          <table:table-cell office:value-type="float" office:value="9.304984" calcext:value-type="float">
            <text:p>9.304984</text:p>
          </table:table-cell>
          <table:table-cell table:formula="of:=[.C313]+[.A314]" office:value-type="float" office:value="38.295246908" calcext:value-type="float">
            <text:p>38.295246908</text:p>
          </table:table-cell>
        </table:table-row>
        <table:table-row table:style-name="ro1">
          <table:table-cell office:value-type="float" office:value="0.106340125" calcext:value-type="float">
            <text:p>0.106340125</text:p>
          </table:table-cell>
          <table:table-cell office:value-type="float" office:value="9.403788" calcext:value-type="float">
            <text:p>9.403788</text:p>
          </table:table-cell>
          <table:table-cell table:formula="of:=[.C314]+[.A315]" office:value-type="float" office:value="38.401587033" calcext:value-type="float">
            <text:p>38.401587033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315]+[.A316]" office:value-type="float" office:value="38.507103169" calcext:value-type="float">
            <text:p>38.507103169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316]+[.A317]" office:value-type="float" office:value="38.611963169" calcext:value-type="float">
            <text:p>38.611963169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317]+[.A318]" office:value-type="float" office:value="38.716533245" calcext:value-type="float">
            <text:p>38.716533245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318]+[.A319]" office:value-type="float" office:value="38.821225391" calcext:value-type="float">
            <text:p>38.821225391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319]+[.A320]" office:value-type="float" office:value="38.926299011" calcext:value-type="float">
            <text:p>38.926299011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320]+[.A321]" office:value-type="float" office:value="39.031876181" calcext:value-type="float">
            <text:p>39.031876181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321]+[.A322]" office:value-type="float" office:value="39.137911121" calcext:value-type="float">
            <text:p>39.137911121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322]+[.A323]" office:value-type="float" office:value="39.244617461" calcext:value-type="float">
            <text:p>39.244617461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323]+[.A324]" office:value-type="float" office:value="39.351918905" calcext:value-type="float">
            <text:p>39.351918905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324]+[.A325]" office:value-type="float" office:value="39.459739155" calcext:value-type="float">
            <text:p>39.459739155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325]+[.A326]" office:value-type="float" office:value="39.568017175" calcext:value-type="float">
            <text:p>39.568017175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326]+[.A327]" office:value-type="float" office:value="39.676798745" calcext:value-type="float">
            <text:p>39.676798745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327]+[.A328]" office:value-type="float" office:value="39.786160155" calcext:value-type="float">
            <text:p>39.786160155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328]+[.A329]" office:value-type="float" office:value="39.896116665" calcext:value-type="float">
            <text:p>39.896116665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329]+[.A330]" office:value-type="float" office:value="40.0063631" calcext:value-type="float">
            <text:p>40.0063631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330]+[.A331]" office:value-type="float" office:value="40.11630435" calcext:value-type="float">
            <text:p>40.11630435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331]+[.A332]" office:value-type="float" office:value="40.22520799" calcext:value-type="float">
            <text:p>40.22520799</text:p>
          </table:table-cell>
        </table:table-row>
        <table:table-row table:style-name="ro1">
          <table:table-cell office:value-type="float" office:value="0.107408255" calcext:value-type="float">
            <text:p>0.107408255</text:p>
          </table:table-cell>
          <table:table-cell office:value-type="float" office:value="9.310271" calcext:value-type="float">
            <text:p>9.310271</text:p>
          </table:table-cell>
          <table:table-cell table:formula="of:=[.C332]+[.A333]" office:value-type="float" office:value="40.332616245" calcext:value-type="float">
            <text:p>40.332616245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333]+[.A334]" office:value-type="float" office:value="40.438803775" calcext:value-type="float">
            <text:p>40.438803775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334]+[.A335]" office:value-type="float" office:value="40.544518285" calcext:value-type="float">
            <text:p>40.544518285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335]+[.A336]" office:value-type="float" office:value="40.650110715" calcext:value-type="float">
            <text:p>40.650110715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336]+[.A337]" office:value-type="float" office:value="40.755489525" calcext:value-type="float">
            <text:p>40.755489525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337]+[.A338]" office:value-type="float" office:value="40.860273235" calcext:value-type="float">
            <text:p>40.860273235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338]+[.A339]" office:value-type="float" office:value="40.964705985" calcext:value-type="float">
            <text:p>40.964705985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339]+[.A340]" office:value-type="float" office:value="41.069306575" calcext:value-type="float">
            <text:p>41.069306575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340]+[.A341]" office:value-type="float" office:value="41.174288645" calcext:value-type="float">
            <text:p>41.174288645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341]+[.A342]" office:value-type="float" office:value="41.279575899" calcext:value-type="float">
            <text:p>41.279575899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342]+[.A343]" office:value-type="float" office:value="41.385244619" calcext:value-type="float">
            <text:p>41.385244619</text:p>
          </table:table-cell>
        </table:table-row>
        <table:table-row table:style-name="ro1">
          <table:table-cell office:value-type="float" office:value="0.106202796" calcext:value-type="float">
            <text:p>0.106202796</text:p>
          </table:table-cell>
          <table:table-cell office:value-type="float" office:value="9.415948" calcext:value-type="float">
            <text:p>9.415948</text:p>
          </table:table-cell>
          <table:table-cell table:formula="of:=[.C343]+[.A344]" office:value-type="float" office:value="41.491447415" calcext:value-type="float">
            <text:p>41.491447415</text:p>
          </table:table-cell>
        </table:table-row>
        <table:table-row table:style-name="ro1">
          <table:table-cell office:value-type="float" office:value="0.10627909" calcext:value-type="float">
            <text:p>0.10627909</text:p>
          </table:table-cell>
          <table:table-cell office:value-type="float" office:value="9.409188" calcext:value-type="float">
            <text:p>9.409188</text:p>
          </table:table-cell>
          <table:table-cell table:formula="of:=[.C344]+[.A345]" office:value-type="float" office:value="41.597726505" calcext:value-type="float">
            <text:p>41.597726505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345]+[.A346]" office:value-type="float" office:value="41.704036115" calcext:value-type="float">
            <text:p>41.704036115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346]+[.A347]" office:value-type="float" office:value="41.810467795" calcext:value-type="float">
            <text:p>41.810467795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347]+[.A348]" office:value-type="float" office:value="41.917113095" calcext:value-type="float">
            <text:p>41.917113095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348]+[.A349]" office:value-type="float" office:value="42.024216165" calcext:value-type="float">
            <text:p>42.024216165</text:p>
          </table:table-cell>
        </table:table-row>
        <table:table-row table:style-name="ro1">
          <table:table-cell office:value-type="float" office:value="0.10766766" calcext:value-type="float">
            <text:p>0.10766766</text:p>
          </table:table-cell>
          <table:table-cell office:value-type="float" office:value="9.28784" calcext:value-type="float">
            <text:p>9.28784</text:p>
          </table:table-cell>
          <table:table-cell table:formula="of:=[.C349]+[.A350]" office:value-type="float" office:value="42.131883825" calcext:value-type="float">
            <text:p>42.131883825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350]+[.A351]" office:value-type="float" office:value="42.240055035" calcext:value-type="float">
            <text:p>42.240055035</text:p>
          </table:table-cell>
        </table:table-row>
        <table:table-row table:style-name="ro1">
          <table:table-cell office:value-type="float" office:value="0.10872053" calcext:value-type="float">
            <text:p>0.10872053</text:p>
          </table:table-cell>
          <table:table-cell office:value-type="float" office:value="9.197895" calcext:value-type="float">
            <text:p>9.197895</text:p>
          </table:table-cell>
          <table:table-cell table:formula="of:=[.C351]+[.A352]" office:value-type="float" office:value="42.348775565" calcext:value-type="float">
            <text:p>42.348775565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352]+[.A353]" office:value-type="float" office:value="42.457801275" calcext:value-type="float">
            <text:p>42.457801275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353]+[.A354]" office:value-type="float" office:value="42.567162685" calcext:value-type="float">
            <text:p>42.567162685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354]+[.A355]" office:value-type="float" office:value="42.676722459" calcext:value-type="float">
            <text:p>42.676722459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55]+[.A356]" office:value-type="float" office:value="42.786221199" calcext:value-type="float">
            <text:p>42.786221199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356]+[.A357]" office:value-type="float" office:value="42.895613129" calcext:value-type="float">
            <text:p>42.895613129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357]+[.A358]" office:value-type="float" office:value="43.005233949" calcext:value-type="float">
            <text:p>43.005233949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358]+[.A359]" office:value-type="float" office:value="43.115175199" calcext:value-type="float">
            <text:p>43.115175199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359]+[.A360]" office:value-type="float" office:value="43.225375859" calcext:value-type="float">
            <text:p>43.225375859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360]+[.A361]" office:value-type="float" office:value="43.335652809" calcext:value-type="float">
            <text:p>43.335652809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361]+[.A362]" office:value-type="float" office:value="43.445517769" calcext:value-type="float">
            <text:p>43.445517769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362]+[.A363]" office:value-type="float" office:value="43.554848659" calcext:value-type="float">
            <text:p>43.554848659</text:p>
          </table:table-cell>
        </table:table-row>
        <table:table-row table:style-name="ro1">
          <table:table-cell office:value-type="float" office:value="0.108827345" calcext:value-type="float">
            <text:p>0.108827345</text:p>
          </table:table-cell>
          <table:table-cell office:value-type="float" office:value="9.188868" calcext:value-type="float">
            <text:p>9.188868</text:p>
          </table:table-cell>
          <table:table-cell table:formula="of:=[.C363]+[.A364]" office:value-type="float" office:value="43.663676004" calcext:value-type="float">
            <text:p>43.663676004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364]+[.A365]" office:value-type="float" office:value="43.77227446" calcext:value-type="float">
            <text:p>43.77227446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365]+[.A366]" office:value-type="float" office:value="43.880766104" calcext:value-type="float">
            <text:p>43.880766104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366]+[.A367]" office:value-type="float" office:value="43.98898309" calcext:value-type="float">
            <text:p>43.98898309</text:p>
          </table:table-cell>
        </table:table-row>
        <table:table-row table:style-name="ro1">
          <table:table-cell office:value-type="float" office:value="0.107545584" calcext:value-type="float">
            <text:p>0.107545584</text:p>
          </table:table-cell>
          <table:table-cell office:value-type="float" office:value="9.298383" calcext:value-type="float">
            <text:p>9.298383</text:p>
          </table:table-cell>
          <table:table-cell table:formula="of:=[.C367]+[.A368]" office:value-type="float" office:value="44.096528674" calcext:value-type="float">
            <text:p>44.096528674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368]+[.A369]" office:value-type="float" office:value="44.203189234" calcext:value-type="float">
            <text:p>44.203189234</text:p>
          </table:table-cell>
        </table:table-row>
        <table:table-row table:style-name="ro1">
          <table:table-cell office:value-type="float" office:value="0.106126495" calcext:value-type="float">
            <text:p>0.106126495</text:p>
          </table:table-cell>
          <table:table-cell office:value-type="float" office:value="9.422717" calcext:value-type="float">
            <text:p>9.422717</text:p>
          </table:table-cell>
          <table:table-cell table:formula="of:=[.C369]+[.A370]" office:value-type="float" office:value="44.309315729" calcext:value-type="float">
            <text:p>44.309315729</text:p>
          </table:table-cell>
        </table:table-row>
        <table:table-row table:style-name="ro1">
          <table:table-cell office:value-type="float" office:value="0.105989166" calcext:value-type="float">
            <text:p>0.105989166</text:p>
          </table:table-cell>
          <table:table-cell office:value-type="float" office:value="9.434926" calcext:value-type="float">
            <text:p>9.434926</text:p>
          </table:table-cell>
          <table:table-cell table:formula="of:=[.C370]+[.A371]" office:value-type="float" office:value="44.415304895" calcext:value-type="float">
            <text:p>44.415304895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371]+[.A372]" office:value-type="float" office:value="44.521004135" calcext:value-type="float">
            <text:p>44.521004135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372]+[.A373]" office:value-type="float" office:value="44.626581305" calcext:value-type="float">
            <text:p>44.626581305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373]+[.A374]" office:value-type="float" office:value="44.731929595" calcext:value-type="float">
            <text:p>44.731929595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374]+[.A375]" office:value-type="float" office:value="44.836682785" calcext:value-type="float">
            <text:p>44.836682785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375]+[.A376]" office:value-type="float" office:value="44.941176565" calcext:value-type="float">
            <text:p>44.94117656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376]+[.A377]" office:value-type="float" office:value="45.045945015" calcext:value-type="float">
            <text:p>45.045945015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377]+[.A378]" office:value-type="float" office:value="45.151171235" calcext:value-type="float">
            <text:p>45.151171235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378]+[.A379]" office:value-type="float" office:value="45.256992555" calcext:value-type="float">
            <text:p>45.256992555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379]+[.A380]" office:value-type="float" office:value="45.363180085" calcext:value-type="float">
            <text:p>45.363180085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380]+[.A381]" office:value-type="float" office:value="45.469703315" calcext:value-type="float">
            <text:p>45.469703315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381]+[.A382]" office:value-type="float" office:value="45.576943725" calcext:value-type="float">
            <text:p>45.576943725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382]+[.A383]" office:value-type="float" office:value="45.684992855" calcext:value-type="float">
            <text:p>45.684992855</text:p>
          </table:table-cell>
        </table:table-row>
        <table:table-row table:style-name="ro1">
          <table:table-cell office:value-type="float" office:value="0.10879683" calcext:value-type="float">
            <text:p>0.10879683</text:p>
          </table:table-cell>
          <table:table-cell office:value-type="float" office:value="9.191444" calcext:value-type="float">
            <text:p>9.191444</text:p>
          </table:table-cell>
          <table:table-cell table:formula="of:=[.C383]+[.A384]" office:value-type="float" office:value="45.793789685" calcext:value-type="float">
            <text:p>45.793789685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384]+[.A385]" office:value-type="float" office:value="45.903395235" calcext:value-type="float">
            <text:p>45.903395235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385]+[.A386]" office:value-type="float" office:value="46.013534855" calcext:value-type="float">
            <text:p>46.013534855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386]+[.A387]" office:value-type="float" office:value="46.123506625" calcext:value-type="float">
            <text:p>46.123506625</text:p>
          </table:table-cell>
        </table:table-row>
        <table:table-row table:style-name="ro1">
          <table:table-cell office:value-type="float" office:value="0.10879683" calcext:value-type="float">
            <text:p>0.10879683</text:p>
          </table:table-cell>
          <table:table-cell office:value-type="float" office:value="9.191444" calcext:value-type="float">
            <text:p>9.191444</text:p>
          </table:table-cell>
          <table:table-cell table:formula="of:=[.C387]+[.A388]" office:value-type="float" office:value="46.232303455" calcext:value-type="float">
            <text:p>46.232303455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388]+[.A389]" office:value-type="float" office:value="46.339421785" calcext:value-type="float">
            <text:p>46.339421785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389]+[.A390]" office:value-type="float" office:value="46.445197325" calcext:value-type="float">
            <text:p>46.445197325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390]+[.A391]" office:value-type="float" office:value="46.550286205" calcext:value-type="float">
            <text:p>46.550286205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391]+[.A392]" office:value-type="float" office:value="46.655069915" calcext:value-type="float">
            <text:p>46.655069915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392]+[.A393]" office:value-type="float" office:value="46.759701025" calcext:value-type="float">
            <text:p>46.759701025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393]+[.A394]" office:value-type="float" office:value="46.864377915" calcext:value-type="float">
            <text:p>46.864377915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394]+[.A395]" office:value-type="float" office:value="46.969421021" calcext:value-type="float">
            <text:p>46.969421021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395]+[.A396]" office:value-type="float" office:value="47.075013451" calcext:value-type="float">
            <text:p>47.075013451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396]+[.A397]" office:value-type="float" office:value="47.181155201" calcext:value-type="float">
            <text:p>47.181155201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397]+[.A398]" office:value-type="float" office:value="47.287907321" calcext:value-type="float">
            <text:p>47.287907321</text:p>
          </table:table-cell>
        </table:table-row>
        <table:table-row table:style-name="ro1">
          <table:table-cell office:value-type="float" office:value="0.10743877" calcext:value-type="float">
            <text:p>0.10743877</text:p>
          </table:table-cell>
          <table:table-cell office:value-type="float" office:value="9.307627" calcext:value-type="float">
            <text:p>9.307627</text:p>
          </table:table-cell>
          <table:table-cell table:formula="of:=[.C398]+[.A399]" office:value-type="float" office:value="47.395346091" calcext:value-type="float">
            <text:p>47.395346091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99]+[.A400]" office:value-type="float" office:value="47.503456261" calcext:value-type="float">
            <text:p>47.503456261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400]+[.A401]" office:value-type="float" office:value="47.612298865" calcext:value-type="float">
            <text:p>47.612298865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401]+[.A402]" office:value-type="float" office:value="47.721751825" calcext:value-type="float">
            <text:p>47.721751825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402]+[.A403]" office:value-type="float" office:value="47.831708335" calcext:value-type="float">
            <text:p>47.831708335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03]+[.A404]" office:value-type="float" office:value="47.941619069" calcext:value-type="float">
            <text:p>47.941619069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404]+[.A405]" office:value-type="float" office:value="48.051361959" calcext:value-type="float">
            <text:p>48.051361959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405]+[.A406]" office:value-type="float" office:value="48.161181139" calcext:value-type="float">
            <text:p>48.161181139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406]+[.A407]" office:value-type="float" office:value="48.271290245" calcext:value-type="float">
            <text:p>48.271290245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407]+[.A408]" office:value-type="float" office:value="48.381124685" calcext:value-type="float">
            <text:p>48.381124685</text:p>
          </table:table-cell>
        </table:table-row>
        <table:table-row table:style-name="ro1">
          <table:table-cell office:value-type="float" office:value="0.10885786" calcext:value-type="float">
            <text:p>0.10885786</text:p>
          </table:table-cell>
          <table:table-cell office:value-type="float" office:value="9.186291" calcext:value-type="float">
            <text:p>9.186291</text:p>
          </table:table-cell>
          <table:table-cell table:formula="of:=[.C408]+[.A409]" office:value-type="float" office:value="48.489982545" calcext:value-type="float">
            <text:p>48.489982545</text:p>
          </table:table-cell>
        </table:table-row>
        <table:table-row table:style-name="ro1">
          <table:table-cell office:value-type="float" office:value="0.1077287" calcext:value-type="float">
            <text:p>0.1077287</text:p>
          </table:table-cell>
          <table:table-cell office:value-type="float" office:value="9.2825775" calcext:value-type="float">
            <text:p>9.2825775</text:p>
          </table:table-cell>
          <table:table-cell table:formula="of:=[.C409]+[.A410]" office:value-type="float" office:value="48.597711245" calcext:value-type="float">
            <text:p>48.597711245</text:p>
          </table:table-cell>
        </table:table-row>
        <table:table-row table:style-name="ro1">
          <table:table-cell office:value-type="float" office:value="0.106828414" calcext:value-type="float">
            <text:p>0.106828414</text:p>
          </table:table-cell>
          <table:table-cell office:value-type="float" office:value="9.3608055" calcext:value-type="float">
            <text:p>9.3608055</text:p>
          </table:table-cell>
          <table:table-cell table:formula="of:=[.C410]+[.A411]" office:value-type="float" office:value="48.704539659" calcext:value-type="float">
            <text:p>48.704539659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411]+[.A412]" office:value-type="float" office:value="48.810574599" calcext:value-type="float">
            <text:p>48.810574599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412]+[.A413]" office:value-type="float" office:value="48.916014439" calcext:value-type="float">
            <text:p>48.91601443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413]+[.A414]" office:value-type="float" office:value="49.020920219" calcext:value-type="float">
            <text:p>49.020920219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414]+[.A415]" office:value-type="float" office:value="49.125398739" calcext:value-type="float">
            <text:p>49.125398739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415]+[.A416]" office:value-type="float" office:value="49.230075629" calcext:value-type="float">
            <text:p>49.230075629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416]+[.A417]" office:value-type="float" office:value="49.335149249" calcext:value-type="float">
            <text:p>49.335149249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417]+[.A418]" office:value-type="float" office:value="49.440848489" calcext:value-type="float">
            <text:p>49.440848489</text:p>
          </table:table-cell>
        </table:table-row>
        <table:table-row table:style-name="ro1">
          <table:table-cell office:value-type="float" office:value="0.106462196" calcext:value-type="float">
            <text:p>0.106462196</text:p>
          </table:table-cell>
          <table:table-cell office:value-type="float" office:value="9.393005" calcext:value-type="float">
            <text:p>9.393005</text:p>
          </table:table-cell>
          <table:table-cell table:formula="of:=[.C418]+[.A419]" office:value-type="float" office:value="49.547310685" calcext:value-type="float">
            <text:p>49.547310685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419]+[.A420]" office:value-type="float" office:value="49.654505315" calcext:value-type="float">
            <text:p>49.654505315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420]+[.A421]" office:value-type="float" office:value="49.762356085" calcext:value-type="float">
            <text:p>49.762356085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421]+[.A422]" office:value-type="float" office:value="49.871015585" calcext:value-type="float">
            <text:p>49.871015585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422]+[.A423]" office:value-type="float" office:value="49.980102329" calcext:value-type="float">
            <text:p>49.980102329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423]+[.A424]" office:value-type="float" office:value="50.089311149" calcext:value-type="float">
            <text:p>50.089311149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424]+[.A425]" office:value-type="float" office:value="50.198581009" calcext:value-type="float">
            <text:p>50.198581009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425]+[.A426]" office:value-type="float" office:value="50.307850869" calcext:value-type="float">
            <text:p>50.307850869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426]+[.A427]" office:value-type="float" office:value="50.417059689" calcext:value-type="float">
            <text:p>50.417059689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427]+[.A428]" office:value-type="float" office:value="50.526237994" calcext:value-type="float">
            <text:p>50.526237994</text:p>
          </table:table-cell>
        </table:table-row>
        <table:table-row table:style-name="ro1">
          <table:table-cell office:value-type="float" office:value="0.109163046" calcext:value-type="float">
            <text:p>0.109163046</text:p>
          </table:table-cell>
          <table:table-cell office:value-type="float" office:value="9.160609" calcext:value-type="float">
            <text:p>9.160609</text:p>
          </table:table-cell>
          <table:table-cell table:formula="of:=[.C428]+[.A429]" office:value-type="float" office:value="50.63540104" calcext:value-type="float">
            <text:p>50.63540104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29]+[.A430]" office:value-type="float" office:value="50.744823485" calcext:value-type="float">
            <text:p>50.744823485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430]+[.A431]" office:value-type="float" office:value="50.854444305" calcext:value-type="float">
            <text:p>50.854444305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31]+[.A432]" office:value-type="float" office:value="50.964034595" calcext:value-type="float">
            <text:p>50.964034595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432]+[.A433]" office:value-type="float" office:value="51.073319711" calcext:value-type="float">
            <text:p>51.073319711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433]+[.A434]" office:value-type="float" office:value="51.182711641" calcext:value-type="float">
            <text:p>51.182711641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434]+[.A435]" office:value-type="float" office:value="51.292530821" calcext:value-type="float">
            <text:p>51.29253082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435]+[.A436]" office:value-type="float" office:value="51.402685701" calcext:value-type="float">
            <text:p>51.402685701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436]+[.A437]" office:value-type="float" office:value="51.512932136" calcext:value-type="float">
            <text:p>51.512932136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437]+[.A438]" office:value-type="float" office:value="51.623132796" calcext:value-type="float">
            <text:p>51.623132796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438]+[.A439]" office:value-type="float" office:value="51.733196116" calcext:value-type="float">
            <text:p>51.733196116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439]+[.A440]" office:value-type="float" office:value="51.84322892" calcext:value-type="float">
            <text:p>51.84322892</text:p>
          </table:table-cell>
        </table:table-row>
        <table:table-row table:style-name="ro1">
          <table:table-cell office:value-type="float" office:value="0.10992599" calcext:value-type="float">
            <text:p>0.10992599</text:p>
          </table:table-cell>
          <table:table-cell office:value-type="float" office:value="9.09703" calcext:value-type="float">
            <text:p>9.09703</text:p>
          </table:table-cell>
          <table:table-cell table:formula="of:=[.C440]+[.A441]" office:value-type="float" office:value="51.95315491" calcext:value-type="float">
            <text:p>51.95315491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441]+[.A442]" office:value-type="float" office:value="52.06295883" calcext:value-type="float">
            <text:p>52.06295883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442]+[.A443]" office:value-type="float" office:value="52.17270172" calcext:value-type="float">
            <text:p>52.17270172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443]+[.A444]" office:value-type="float" office:value="52.28227675" calcext:value-type="float">
            <text:p>52.28227675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444]+[.A445]" office:value-type="float" office:value="52.39160764" calcext:value-type="float">
            <text:p>52.39160764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445]+[.A446]" office:value-type="float" office:value="52.50066387" calcext:value-type="float">
            <text:p>52.50066387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446]+[.A447]" office:value-type="float" office:value="52.60965906" calcext:value-type="float">
            <text:p>52.60965906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447]+[.A448]" office:value-type="float" office:value="52.718623734" calcext:value-type="float">
            <text:p>52.718623734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448]+[.A449]" office:value-type="float" office:value="52.82731375" calcext:value-type="float">
            <text:p>52.82731375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449]+[.A450]" office:value-type="float" office:value="52.93557651" calcext:value-type="float">
            <text:p>52.93557651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450]+[.A451]" office:value-type="float" office:value="53.04339676" calcext:value-type="float">
            <text:p>53.04339676</text:p>
          </table:table-cell>
        </table:table-row>
        <table:table-row table:style-name="ro1">
          <table:table-cell office:value-type="float" office:value="0.1073167" calcext:value-type="float">
            <text:p>0.1073167</text:p>
          </table:table-cell>
          <table:table-cell office:value-type="float" office:value="9.318214" calcext:value-type="float">
            <text:p>9.318214</text:p>
          </table:table-cell>
          <table:table-cell table:formula="of:=[.C451]+[.A452]" office:value-type="float" office:value="53.15071346" calcext:value-type="float">
            <text:p>53.15071346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452]+[.A453]" office:value-type="float" office:value="53.25760291" calcext:value-type="float">
            <text:p>53.25760291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453]+[.A454]" office:value-type="float" office:value="53.36412614" calcext:value-type="float">
            <text:p>53.36412614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454]+[.A455]" office:value-type="float" office:value="53.47031367" calcext:value-type="float">
            <text:p>53.47031367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455]+[.A456]" office:value-type="float" office:value="53.57633335" calcext:value-type="float">
            <text:p>53.57633335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456]+[.A457]" office:value-type="float" office:value="53.68249036" calcext:value-type="float">
            <text:p>53.68249036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457]+[.A458]" office:value-type="float" office:value="53.78867789" calcext:value-type="float">
            <text:p>53.78867789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458]+[.A459]" office:value-type="float" office:value="53.89430084" calcext:value-type="float">
            <text:p>53.89430084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459]+[.A460]" office:value-type="float" office:value="53.99919136" calcext:value-type="float">
            <text:p>53.99919136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460]+[.A461]" office:value-type="float" office:value="54.10366988" calcext:value-type="float">
            <text:p>54.10366988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461]+[.A462]" office:value-type="float" office:value="54.2081484" calcext:value-type="float">
            <text:p>54.2081484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462]+[.A463]" office:value-type="float" office:value="54.3126727" calcext:value-type="float">
            <text:p>54.3126727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463]+[.A464]" office:value-type="float" office:value="54.417258035" calcext:value-type="float">
            <text:p>54.417258035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464]+[.A465]" office:value-type="float" office:value="54.521812855" calcext:value-type="float">
            <text:p>54.521812855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465]+[.A466]" office:value-type="float" office:value="54.626489745" calcext:value-type="float">
            <text:p>54.626489745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466]+[.A467]" office:value-type="float" office:value="54.731609145" calcext:value-type="float">
            <text:p>54.731609145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467]+[.A468]" office:value-type="float" office:value="54.837522015" calcext:value-type="float">
            <text:p>54.837522015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468]+[.A469]" office:value-type="float" office:value="54.944075765" calcext:value-type="float">
            <text:p>54.944075765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469]+[.A470]" office:value-type="float" office:value="55.051316175" calcext:value-type="float">
            <text:p>55.05131617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470]+[.A471]" office:value-type="float" office:value="55.159227975" calcext:value-type="float">
            <text:p>55.159227975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471]+[.A472]" office:value-type="float" office:value="55.26758229" calcext:value-type="float">
            <text:p>55.26758229</text:p>
          </table:table-cell>
        </table:table-row>
        <table:table-row table:style-name="ro1">
          <table:table-cell office:value-type="float" office:value="0.10872053" calcext:value-type="float">
            <text:p>0.10872053</text:p>
          </table:table-cell>
          <table:table-cell office:value-type="float" office:value="9.197895" calcext:value-type="float">
            <text:p>9.197895</text:p>
          </table:table-cell>
          <table:table-cell table:formula="of:=[.C472]+[.A473]" office:value-type="float" office:value="55.37630282" calcext:value-type="float">
            <text:p>55.37630282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473]+[.A474]" office:value-type="float" office:value="55.48517594" calcext:value-type="float">
            <text:p>55.48517594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474]+[.A475]" office:value-type="float" office:value="55.59418639" calcext:value-type="float">
            <text:p>55.59418639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475]+[.A476]" office:value-type="float" office:value="55.703486765" calcext:value-type="float">
            <text:p>55.703486765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476]+[.A477]" office:value-type="float" office:value="55.813061795" calcext:value-type="float">
            <text:p>55.813061795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477]+[.A478]" office:value-type="float" office:value="55.923003045" calcext:value-type="float">
            <text:p>55.923003045</text:p>
          </table:table-cell>
        </table:table-row>
        <table:table-row table:style-name="ro1">
          <table:table-cell office:value-type="float" office:value="0.11021592" calcext:value-type="float">
            <text:p>0.11021592</text:p>
          </table:table-cell>
          <table:table-cell office:value-type="float" office:value="9.073099" calcext:value-type="float">
            <text:p>9.073099</text:p>
          </table:table-cell>
          <table:table-cell table:formula="of:=[.C478]+[.A479]" office:value-type="float" office:value="56.033218965" calcext:value-type="float">
            <text:p>56.033218965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479]+[.A480]" office:value-type="float" office:value="56.143358585" calcext:value-type="float">
            <text:p>56.143358585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480]+[.A481]" office:value-type="float" office:value="56.253437165" calcext:value-type="float">
            <text:p>56.253437165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481]+[.A482]" office:value-type="float" office:value="56.362920645" calcext:value-type="float">
            <text:p>56.362920645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482]+[.A483]" office:value-type="float" office:value="56.471412289" calcext:value-type="float">
            <text:p>56.471412289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483]+[.A484]" office:value-type="float" office:value="56.578973129" calcext:value-type="float">
            <text:p>56.578973129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484]+[.A485]" office:value-type="float" office:value="56.685816799" calcext:value-type="float">
            <text:p>56.685816799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485]+[.A486]" office:value-type="float" office:value="56.792492619" calcext:value-type="float">
            <text:p>56.792492619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486]+[.A487]" office:value-type="float" office:value="56.899305774" calcext:value-type="float">
            <text:p>56.899305774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487]+[.A488]" office:value-type="float" office:value="57.005981594" calcext:value-type="float">
            <text:p>57.005981594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488]+[.A489]" office:value-type="float" office:value="57.112275944" calcext:value-type="float">
            <text:p>57.112275944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489]+[.A490]" office:value-type="float" office:value="57.217975184" calcext:value-type="float">
            <text:p>57.217975184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490]+[.A491]" office:value-type="float" office:value="57.323170874" calcext:value-type="float">
            <text:p>57.323170874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491]+[.A492]" office:value-type="float" office:value="57.428076654" calcext:value-type="float">
            <text:p>57.428076654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492]+[.A493]" office:value-type="float" office:value="57.532936654" calcext:value-type="float">
            <text:p>57.532936654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493]+[.A494]" office:value-type="float" office:value="57.637689844" calcext:value-type="float">
            <text:p>57.637689844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494]+[.A495]" office:value-type="float" office:value="57.742412508" calcext:value-type="float">
            <text:p>57.742412508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495]+[.A496]" office:value-type="float" office:value="57.847074138" calcext:value-type="float">
            <text:p>57.847074138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496]+[.A497]" office:value-type="float" office:value="57.951888362" calcext:value-type="float">
            <text:p>57.951888362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497]+[.A498]" office:value-type="float" office:value="58.056687327" calcext:value-type="float">
            <text:p>58.056687327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498]+[.A499]" office:value-type="float" office:value="58.161379473" calcext:value-type="float">
            <text:p>58.161379473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499]+[.A500]" office:value-type="float" office:value="58.266041103" calcext:value-type="float">
            <text:p>58.266041103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500]+[.A501]" office:value-type="float" office:value="58.370717993" calcext:value-type="float">
            <text:p>58.370717993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501]+[.A502]" office:value-type="float" office:value="58.475501703" calcext:value-type="float">
            <text:p>58.475501703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502]+[.A503]" office:value-type="float" office:value="58.580193849" calcext:value-type="float">
            <text:p>58.580193849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503]+[.A504]" office:value-type="float" office:value="58.684824959" calcext:value-type="float">
            <text:p>58.684824959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504]+[.A505]" office:value-type="float" office:value="58.789440809" calcext:value-type="float">
            <text:p>58.789440809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505]+[.A506]" office:value-type="float" office:value="58.894392359" calcext:value-type="float">
            <text:p>58.894392359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506]+[.A507]" office:value-type="float" office:value="58.999679613" calcext:value-type="float">
            <text:p>58.999679613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507]+[.A508]" office:value-type="float" office:value="59.105073678" calcext:value-type="float">
            <text:p>59.105073678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508]+[.A509]" office:value-type="float" office:value="59.210483002" calcext:value-type="float">
            <text:p>59.210483002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509]+[.A510]" office:value-type="float" office:value="59.315938102" calcext:value-type="float">
            <text:p>59.315938102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510]+[.A511]" office:value-type="float" office:value="59.421164322" calcext:value-type="float">
            <text:p>59.421164322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511]+[.A512]" office:value-type="float" office:value="59.526161652" calcext:value-type="float">
            <text:p>59.526161652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512]+[.A513]" office:value-type="float" office:value="59.631220017" calcext:value-type="float">
            <text:p>59.631220017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513]+[.A514]" office:value-type="float" office:value="59.736476757" calcext:value-type="float">
            <text:p>59.736476757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514]+[.A515]" office:value-type="float" office:value="59.841931857" calcext:value-type="float">
            <text:p>59.841931857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515]+[.A516]" office:value-type="float" office:value="59.947524287" calcext:value-type="float">
            <text:p>59.947524287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516]+[.A517]" office:value-type="float" office:value="60.053040423" calcext:value-type="float">
            <text:p>60.053040423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517]+[.A518]" office:value-type="float" office:value="60.157991973" calcext:value-type="float">
            <text:p>60.157991973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518]+[.A519]" office:value-type="float" office:value="60.262546793" calcext:value-type="float">
            <text:p>60.262546793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519]+[.A520]" office:value-type="float" office:value="60.366964283" calcext:value-type="float">
            <text:p>60.366964283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520]+[.A521]" office:value-type="float" office:value="60.471458063" calcext:value-type="float">
            <text:p>60.471458063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521]+[.A522]" office:value-type="float" office:value="60.576012883" calcext:value-type="float">
            <text:p>60.576012883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522]+[.A523]" office:value-type="float" office:value="60.680552443" calcext:value-type="float">
            <text:p>60.680552443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523]+[.A524]" office:value-type="float" office:value="60.785061483" calcext:value-type="float">
            <text:p>60.785061483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524]+[.A525]" office:value-type="float" office:value="60.889890963" calcext:value-type="float">
            <text:p>60.889890963</text:p>
          </table:table-cell>
        </table:table-row>
        <table:table-row table:style-name="ro1">
          <table:table-cell office:value-type="float" office:value="0.10536355" calcext:value-type="float">
            <text:p>0.10536355</text:p>
          </table:table-cell>
          <table:table-cell office:value-type="float" office:value="9.490949" calcext:value-type="float">
            <text:p>9.490949</text:p>
          </table:table-cell>
          <table:table-cell table:formula="of:=[.C525]+[.A526]" office:value-type="float" office:value="60.995254513" calcext:value-type="float">
            <text:p>60.995254513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526]+[.A527]" office:value-type="float" office:value="61.100892719" calcext:value-type="float">
            <text:p>61.100892719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527]+[.A528]" office:value-type="float" office:value="61.206622485" calcext:value-type="float">
            <text:p>61.206622485</text:p>
          </table:table-cell>
        </table:table-row>
        <table:table-row table:style-name="ro1">
          <table:table-cell office:value-type="float" office:value="0.10594339" calcext:value-type="float">
            <text:p>0.10594339</text:p>
          </table:table-cell>
          <table:table-cell office:value-type="float" office:value="9.439003" calcext:value-type="float">
            <text:p>9.439003</text:p>
          </table:table-cell>
          <table:table-cell table:formula="of:=[.C528]+[.A529]" office:value-type="float" office:value="61.312565875" calcext:value-type="float">
            <text:p>61.312565875</text:p>
          </table:table-cell>
        </table:table-row>
        <table:table-row table:style-name="ro1">
          <table:table-cell office:value-type="float" office:value="0.106202796" calcext:value-type="float">
            <text:p>0.106202796</text:p>
          </table:table-cell>
          <table:table-cell office:value-type="float" office:value="9.415948" calcext:value-type="float">
            <text:p>9.415948</text:p>
          </table:table-cell>
          <table:table-cell table:formula="of:=[.C529]+[.A530]" office:value-type="float" office:value="61.418768671" calcext:value-type="float">
            <text:p>61.418768671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530]+[.A531]" office:value-type="float" office:value="61.525246125" calcext:value-type="float">
            <text:p>61.525246125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531]+[.A532]" office:value-type="float" office:value="61.631891425" calcext:value-type="float">
            <text:p>61.631891425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532]+[.A533]" office:value-type="float" office:value="61.738506205" calcext:value-type="float">
            <text:p>61.738506205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533]+[.A534]" office:value-type="float" office:value="61.844937885" calcext:value-type="float">
            <text:p>61.844937885</text:p>
          </table:table-cell>
        </table:table-row>
        <table:table-row table:style-name="ro1">
          <table:table-cell office:value-type="float" office:value="0.106126495" calcext:value-type="float">
            <text:p>0.106126495</text:p>
          </table:table-cell>
          <table:table-cell office:value-type="float" office:value="9.422717" calcext:value-type="float">
            <text:p>9.422717</text:p>
          </table:table-cell>
          <table:table-cell table:formula="of:=[.C534]+[.A535]" office:value-type="float" office:value="61.95106438" calcext:value-type="float">
            <text:p>61.95106438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535]+[.A536]" office:value-type="float" office:value="62.05664155" calcext:value-type="float">
            <text:p>62.05664155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536]+[.A537]" office:value-type="float" office:value="62.16197458" calcext:value-type="float">
            <text:p>62.16197458</text:p>
          </table:table-cell>
        </table:table-row>
        <table:table-row table:style-name="ro1">
          <table:table-cell office:value-type="float" office:value="0.105271995" calcext:value-type="float">
            <text:p>0.105271995</text:p>
          </table:table-cell>
          <table:table-cell office:value-type="float" office:value="9.499203" calcext:value-type="float">
            <text:p>9.499203</text:p>
          </table:table-cell>
          <table:table-cell table:formula="of:=[.C537]+[.A538]" office:value-type="float" office:value="62.267246575" calcext:value-type="float">
            <text:p>62.267246575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538]+[.A539]" office:value-type="float" office:value="62.372350715" calcext:value-type="float">
            <text:p>62.372350715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539]+[.A540]" office:value-type="float" office:value="62.477287009" calcext:value-type="float">
            <text:p>62.477287009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540]+[.A541]" office:value-type="float" office:value="62.582024939" calcext:value-type="float">
            <text:p>62.582024939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541]+[.A542]" office:value-type="float" office:value="62.686640789" calcext:value-type="float">
            <text:p>62.686640789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542]+[.A543]" office:value-type="float" office:value="62.791363453" calcext:value-type="float">
            <text:p>62.791363453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543]+[.A544]" office:value-type="float" office:value="62.896025083" calcext:value-type="float">
            <text:p>62.896025083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544]+[.A545]" office:value-type="float" office:value="63.000549383" calcext:value-type="float">
            <text:p>63.000549383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545]+[.A546]" office:value-type="float" office:value="63.105180493" calcext:value-type="float">
            <text:p>63.105180493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546]+[.A547]" office:value-type="float" office:value="63.210040493" calcext:value-type="float">
            <text:p>63.210040493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547]+[.A548]" office:value-type="float" office:value="63.315205669" calcext:value-type="float">
            <text:p>63.315205669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548]+[.A549]" office:value-type="float" office:value="63.420782839" calcext:value-type="float">
            <text:p>63.420782839</text:p>
          </table:table-cell>
        </table:table-row>
        <table:table-row table:style-name="ro1">
          <table:table-cell office:value-type="float" office:value="0.10589761" calcext:value-type="float">
            <text:p>0.10589761</text:p>
          </table:table-cell>
          <table:table-cell office:value-type="float" office:value="9.443083" calcext:value-type="float">
            <text:p>9.443083</text:p>
          </table:table-cell>
          <table:table-cell table:formula="of:=[.C549]+[.A550]" office:value-type="float" office:value="63.526680449" calcext:value-type="float">
            <text:p>63.526680449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550]+[.A551]" office:value-type="float" office:value="63.632852719" calcext:value-type="float">
            <text:p>63.632852719</text:p>
          </table:table-cell>
        </table:table-row>
        <table:table-row table:style-name="ro1">
          <table:table-cell office:value-type="float" office:value="0.10623331" calcext:value-type="float">
            <text:p>0.10623331</text:p>
          </table:table-cell>
          <table:table-cell office:value-type="float" office:value="9.413242" calcext:value-type="float">
            <text:p>9.413242</text:p>
          </table:table-cell>
          <table:table-cell table:formula="of:=[.C551]+[.A552]" office:value-type="float" office:value="63.739086029" calcext:value-type="float">
            <text:p>63.739086029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552]+[.A553]" office:value-type="float" office:value="63.845227779" calcext:value-type="float">
            <text:p>63.845227779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553]+[.A554]" office:value-type="float" office:value="63.950942289" calcext:value-type="float">
            <text:p>63.950942289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554]+[.A555]" office:value-type="float" office:value="64.056122724" calcext:value-type="float">
            <text:p>64.056122724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555]+[.A556]" office:value-type="float" office:value="64.161043759" calcext:value-type="float">
            <text:p>64.161043759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556]+[.A557]" office:value-type="float" office:value="64.265827469" calcext:value-type="float">
            <text:p>64.265827469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557]+[.A558]" office:value-type="float" office:value="64.370611179" calcext:value-type="float">
            <text:p>64.370611179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558]+[.A559]" office:value-type="float" office:value="64.475242289" calcext:value-type="float">
            <text:p>64.475242289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559]+[.A560]" office:value-type="float" office:value="64.579888659" calcext:value-type="float">
            <text:p>64.579888659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560]+[.A561]" office:value-type="float" office:value="64.684626589" calcext:value-type="float">
            <text:p>64.684626589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561]+[.A562]" office:value-type="float" office:value="64.789791765" calcext:value-type="float">
            <text:p>64.789791765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562]+[.A563]" office:value-type="float" office:value="64.895552049" calcext:value-type="float">
            <text:p>64.89555204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563]+[.A564]" office:value-type="float" office:value="65.001907433" calcext:value-type="float">
            <text:p>65.001907433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564]+[.A565]" office:value-type="float" office:value="65.108842658" calcext:value-type="float">
            <text:p>65.108842658</text:p>
          </table:table-cell>
        </table:table-row>
        <table:table-row table:style-name="ro1">
          <table:table-cell office:value-type="float" office:value="0.107423514" calcext:value-type="float">
            <text:p>0.107423514</text:p>
          </table:table-cell>
          <table:table-cell office:value-type="float" office:value="9.3089485" calcext:value-type="float">
            <text:p>9.3089485</text:p>
          </table:table-cell>
          <table:table-cell table:formula="of:=[.C565]+[.A566]" office:value-type="float" office:value="65.216266172" calcext:value-type="float">
            <text:p>65.21626617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566]+[.A567]" office:value-type="float" office:value="65.324345822" calcext:value-type="float">
            <text:p>65.324345822</text:p>
          </table:table-cell>
        </table:table-row>
        <table:table-row table:style-name="ro1">
          <table:table-cell office:value-type="float" office:value="0.10855268" calcext:value-type="float">
            <text:p>0.10855268</text:p>
          </table:table-cell>
          <table:table-cell office:value-type="float" office:value="9.212117" calcext:value-type="float">
            <text:p>9.212117</text:p>
          </table:table-cell>
          <table:table-cell table:formula="of:=[.C567]+[.A568]" office:value-type="float" office:value="65.432898502" calcext:value-type="float">
            <text:p>65.432898502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568]+[.A569]" office:value-type="float" office:value="65.541741106" calcext:value-type="float">
            <text:p>65.541741106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569]+[.A570]" office:value-type="float" office:value="65.650995706" calcext:value-type="float">
            <text:p>65.650995706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570]+[.A571]" office:value-type="float" office:value="65.760601256" calcext:value-type="float">
            <text:p>65.760601256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571]+[.A572]" office:value-type="float" office:value="65.870603546" calcext:value-type="float">
            <text:p>65.870603546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572]+[.A573]" office:value-type="float" office:value="65.980743166" calcext:value-type="float">
            <text:p>65.980743166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573]+[.A574]" office:value-type="float" office:value="66.090318196" calcext:value-type="float">
            <text:p>66.090318196</text:p>
          </table:table-cell>
        </table:table-row>
        <table:table-row table:style-name="ro1">
          <table:table-cell office:value-type="float" office:value="0.10876631" calcext:value-type="float">
            <text:p>0.10876631</text:p>
          </table:table-cell>
          <table:table-cell office:value-type="float" office:value="9.194024" calcext:value-type="float">
            <text:p>9.194024</text:p>
          </table:table-cell>
          <table:table-cell table:formula="of:=[.C574]+[.A575]" office:value-type="float" office:value="66.199084506" calcext:value-type="float">
            <text:p>66.199084506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575]+[.A576]" office:value-type="float" office:value="66.307270976" calcext:value-type="float">
            <text:p>66.307270976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576]+[.A577]" office:value-type="float" office:value="66.415182776" calcext:value-type="float">
            <text:p>66.415182776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577]+[.A578]" office:value-type="float" office:value="66.523048806" calcext:value-type="float">
            <text:p>66.523048806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578]+[.A579]" office:value-type="float" office:value="66.631158976" calcext:value-type="float">
            <text:p>66.631158976</text:p>
          </table:table-cell>
        </table:table-row>
        <table:table-row table:style-name="ro1">
          <table:table-cell office:value-type="float" office:value="0.10846113" calcext:value-type="float">
            <text:p>0.10846113</text:p>
          </table:table-cell>
          <table:table-cell office:value-type="float" office:value="9.219893" calcext:value-type="float">
            <text:p>9.219893</text:p>
          </table:table-cell>
          <table:table-cell table:formula="of:=[.C579]+[.A580]" office:value-type="float" office:value="66.739620106" calcext:value-type="float">
            <text:p>66.739620106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580]+[.A581]" office:value-type="float" office:value="66.848020196" calcext:value-type="float">
            <text:p>66.848020196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581]+[.A582]" office:value-type="float" office:value="66.956237182" calcext:value-type="float">
            <text:p>66.956237182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582]+[.A583]" office:value-type="float" office:value="67.064255796" calcext:value-type="float">
            <text:p>67.064255796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583]+[.A584]" office:value-type="float" office:value="67.171755606" calcext:value-type="float">
            <text:p>67.171755606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584]+[.A585]" office:value-type="float" office:value="67.278614536" calcext:value-type="float">
            <text:p>67.278614536</text:p>
          </table:table-cell>
        </table:table-row>
        <table:table-row table:style-name="ro1">
          <table:table-cell office:value-type="float" office:value="0.106218055" calcext:value-type="float">
            <text:p>0.106218055</text:p>
          </table:table-cell>
          <table:table-cell office:value-type="float" office:value="9.414595" calcext:value-type="float">
            <text:p>9.414595</text:p>
          </table:table-cell>
          <table:table-cell table:formula="of:=[.C585]+[.A586]" office:value-type="float" office:value="67.384832591" calcext:value-type="float">
            <text:p>67.384832591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586]+[.A587]" office:value-type="float" office:value="67.490425021" calcext:value-type="float">
            <text:p>67.490425021</text:p>
          </table:table-cell>
        </table:table-row>
        <table:table-row table:style-name="ro1">
          <table:table-cell office:value-type="float" office:value="0.10531777" calcext:value-type="float">
            <text:p>0.10531777</text:p>
          </table:table-cell>
          <table:table-cell office:value-type="float" office:value="9.495073" calcext:value-type="float">
            <text:p>9.495073</text:p>
          </table:table-cell>
          <table:table-cell table:formula="of:=[.C587]+[.A588]" office:value-type="float" office:value="67.595742791" calcext:value-type="float">
            <text:p>67.595742791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588]+[.A589]" office:value-type="float" office:value="67.700877451" calcext:value-type="float">
            <text:p>67.700877451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589]+[.A590]" office:value-type="float" office:value="67.805691675" calcext:value-type="float">
            <text:p>67.80569167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590]+[.A591]" office:value-type="float" office:value="67.910460125" calcext:value-type="float">
            <text:p>67.91046012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591]+[.A592]" office:value-type="float" office:value="68.015228575" calcext:value-type="float">
            <text:p>68.015228575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592]+[.A593]" office:value-type="float" office:value="68.120012285" calcext:value-type="float">
            <text:p>68.12001228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593]+[.A594]" office:value-type="float" office:value="68.224780735" calcext:value-type="float">
            <text:p>68.224780735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594]+[.A595]" office:value-type="float" office:value="68.329442365" calcext:value-type="float">
            <text:p>68.329442365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595]+[.A596]" office:value-type="float" office:value="68.434042955" calcext:value-type="float">
            <text:p>68.434042955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596]+[.A597]" office:value-type="float" office:value="68.538643545" calcext:value-type="float">
            <text:p>68.538643545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597]+[.A598]" office:value-type="float" office:value="68.643488285" calcext:value-type="float">
            <text:p>68.643488285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598]+[.A599]" office:value-type="float" office:value="68.748592425" calcext:value-type="float">
            <text:p>68.748592425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599]+[.A600]" office:value-type="float" office:value="68.854093305" calcext:value-type="float">
            <text:p>68.854093305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600]+[.A601]" office:value-type="float" office:value="68.959899365" calcext:value-type="float">
            <text:p>68.959899365</text:p>
          </table:table-cell>
        </table:table-row>
        <table:table-row table:style-name="ro1">
          <table:table-cell office:value-type="float" office:value="0.10594339" calcext:value-type="float">
            <text:p>0.10594339</text:p>
          </table:table-cell>
          <table:table-cell office:value-type="float" office:value="9.439003" calcext:value-type="float">
            <text:p>9.439003</text:p>
          </table:table-cell>
          <table:table-cell table:formula="of:=[.C601]+[.A602]" office:value-type="float" office:value="69.065842755" calcext:value-type="float">
            <text:p>69.065842755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602]+[.A603]" office:value-type="float" office:value="69.171770885" calcext:value-type="float">
            <text:p>69.171770885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603]+[.A604]" office:value-type="float" office:value="69.277622725" calcext:value-type="float">
            <text:p>69.277622725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604]+[.A605]" office:value-type="float" office:value="69.383337235" calcext:value-type="float">
            <text:p>69.383337235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605]+[.A606]" office:value-type="float" office:value="69.488868629" calcext:value-type="float">
            <text:p>69.488868629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606]+[.A607]" office:value-type="float" office:value="69.594125369" calcext:value-type="float">
            <text:p>69.594125369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607]+[.A608]" office:value-type="float" office:value="69.699153219" calcext:value-type="float">
            <text:p>69.699153219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608]+[.A609]" office:value-type="float" office:value="69.803997959" calcext:value-type="float">
            <text:p>69.803997959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609]+[.A610]" office:value-type="float" office:value="69.908842699" calcext:value-type="float">
            <text:p>69.908842699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610]+[.A611]" office:value-type="float" office:value="70.013656923" calcext:value-type="float">
            <text:p>70.013656923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611]+[.A612]" office:value-type="float" office:value="70.118318553" calcext:value-type="float">
            <text:p>70.118318553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612]+[.A613]" office:value-type="float" office:value="70.223041217" calcext:value-type="float">
            <text:p>70.22304121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613]+[.A614]" office:value-type="float" office:value="70.327916477" calcext:value-type="float">
            <text:p>70.32791647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614]+[.A615]" office:value-type="float" office:value="70.432791737" calcext:value-type="float">
            <text:p>70.43279173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615]+[.A616]" office:value-type="float" office:value="70.537666997" calcext:value-type="float">
            <text:p>70.537666997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616]+[.A617]" office:value-type="float" office:value="70.642526997" calcext:value-type="float">
            <text:p>70.642526997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17]+[.A618]" office:value-type="float" office:value="70.747417517" calcext:value-type="float">
            <text:p>70.747417517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618]+[.A619]" office:value-type="float" office:value="70.852323297" calcext:value-type="float">
            <text:p>70.852323297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19]+[.A620]" office:value-type="float" office:value="70.957213817" calcext:value-type="float">
            <text:p>70.957213817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620]+[.A621]" office:value-type="float" office:value="71.062241667" calcext:value-type="float">
            <text:p>71.062241667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621]+[.A622]" office:value-type="float" office:value="71.167223737" calcext:value-type="float">
            <text:p>71.167223737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622]+[.A623]" office:value-type="float" office:value="71.271961667" calcext:value-type="float">
            <text:p>71.271961667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623]+[.A624]" office:value-type="float" office:value="71.376516487" calcext:value-type="float">
            <text:p>71.376516487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624]+[.A625]" office:value-type="float" office:value="71.481193377" calcext:value-type="float">
            <text:p>71.481193377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625]+[.A626]" office:value-type="float" office:value="71.586144927" calcext:value-type="float">
            <text:p>71.586144927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626]+[.A627]" office:value-type="float" office:value="71.691249067" calcext:value-type="float">
            <text:p>71.691249067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627]+[.A628]" office:value-type="float" office:value="71.796307432" calcext:value-type="float">
            <text:p>71.796307432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628]+[.A629]" office:value-type="float" office:value="71.901396312" calcext:value-type="float">
            <text:p>71.901396312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629]+[.A630]" office:value-type="float" office:value="72.006439418" calcext:value-type="float">
            <text:p>72.006439418</text:p>
          </table:table-cell>
        </table:table-row>
        <table:table-row table:style-name="ro1">
          <table:table-cell office:value-type="float" office:value="0.10501259" calcext:value-type="float">
            <text:p>0.10501259</text:p>
          </table:table-cell>
          <table:table-cell office:value-type="float" office:value="9.522668" calcext:value-type="float">
            <text:p>9.522668</text:p>
          </table:table-cell>
          <table:table-cell table:formula="of:=[.C630]+[.A631]" office:value-type="float" office:value="72.111452008" calcext:value-type="float">
            <text:p>72.111452008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631]+[.A632]" office:value-type="float" office:value="72.216449338" calcext:value-type="float">
            <text:p>72.216449338</text:p>
          </table:table-cell>
        </table:table-row>
        <table:table-row table:style-name="ro1">
          <table:table-cell office:value-type="float" office:value="0.10514992" calcext:value-type="float">
            <text:p>0.10514992</text:p>
          </table:table-cell>
          <table:table-cell office:value-type="float" office:value="9.510231" calcext:value-type="float">
            <text:p>9.510231</text:p>
          </table:table-cell>
          <table:table-cell table:formula="of:=[.C632]+[.A633]" office:value-type="float" office:value="72.321599258" calcext:value-type="float">
            <text:p>72.321599258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633]+[.A634]" office:value-type="float" office:value="72.426901768" calcext:value-type="float">
            <text:p>72.426901768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634]+[.A635]" office:value-type="float" office:value="72.532097458" calcext:value-type="float">
            <text:p>72.532097458</text:p>
          </table:table-cell>
        </table:table-row>
        <table:table-row table:style-name="ro1">
          <table:table-cell office:value-type="float" office:value="0.10501259" calcext:value-type="float">
            <text:p>0.10501259</text:p>
          </table:table-cell>
          <table:table-cell office:value-type="float" office:value="9.522668" calcext:value-type="float">
            <text:p>9.522668</text:p>
          </table:table-cell>
          <table:table-cell table:formula="of:=[.C635]+[.A636]" office:value-type="float" office:value="72.637110048" calcext:value-type="float">
            <text:p>72.637110048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636]+[.A637]" office:value-type="float" office:value="72.741802194" calcext:value-type="float">
            <text:p>72.741802194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637]+[.A638]" office:value-type="float" office:value="72.84637227" calcext:value-type="float">
            <text:p>72.84637227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638]+[.A639]" office:value-type="float" office:value="72.950957605" calcext:value-type="float">
            <text:p>72.950957605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639]+[.A640]" office:value-type="float" office:value="73.055497165" calcext:value-type="float">
            <text:p>73.055497165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640]+[.A641]" office:value-type="float" office:value="73.159960429" calcext:value-type="float">
            <text:p>73.159960429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641]+[.A642]" office:value-type="float" office:value="73.264515249" calcext:value-type="float">
            <text:p>73.264515249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642]+[.A643]" office:value-type="float" office:value="73.369161619" calcext:value-type="float">
            <text:p>73.369161619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643]+[.A644]" office:value-type="float" office:value="73.473945329" calcext:value-type="float">
            <text:p>73.473945329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644]+[.A645]" office:value-type="float" office:value="73.578652734" calcext:value-type="float">
            <text:p>73.578652734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645]+[.A646]" office:value-type="float" office:value="73.68322281" calcext:value-type="float">
            <text:p>73.68322281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646]+[.A647]" office:value-type="float" office:value="73.78785392" calcext:value-type="float">
            <text:p>73.78785392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647]+[.A648]" office:value-type="float" office:value="73.892561325" calcext:value-type="float">
            <text:p>73.892561325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648]+[.A649]" office:value-type="float" office:value="73.997222955" calcext:value-type="float">
            <text:p>73.997222955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649]+[.A650]" office:value-type="float" office:value="74.102006665" calcext:value-type="float">
            <text:p>74.102006665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650]+[.A651]" office:value-type="float" office:value="74.206866665" calcext:value-type="float">
            <text:p>74.206866665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651]+[.A652]" office:value-type="float" office:value="74.311604595" calcext:value-type="float">
            <text:p>74.311604595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652]+[.A653]" office:value-type="float" office:value="74.416388305" calcext:value-type="float">
            <text:p>74.416388305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53]+[.A654]" office:value-type="float" office:value="74.521278825" calcext:value-type="float">
            <text:p>74.521278825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654]+[.A655]" office:value-type="float" office:value="74.626352445" calcext:value-type="float">
            <text:p>74.626352445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655]+[.A656]" office:value-type="float" office:value="74.731334515" calcext:value-type="float">
            <text:p>74.731334515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656]+[.A657]" office:value-type="float" office:value="74.835904591" calcext:value-type="float">
            <text:p>74.835904591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657]+[.A658]" office:value-type="float" office:value="74.940352597" calcext:value-type="float">
            <text:p>74.940352597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58]+[.A659]" office:value-type="float" office:value="75.044861637" calcext:value-type="float">
            <text:p>75.044861637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59]+[.A660]" office:value-type="float" office:value="75.149370677" calcext:value-type="float">
            <text:p>75.149370677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660]+[.A661]" office:value-type="float" office:value="75.254062823" calcext:value-type="float">
            <text:p>75.254062823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661]+[.A662]" office:value-type="float" office:value="75.358754969" calcext:value-type="float">
            <text:p>75.358754969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662]+[.A663]" office:value-type="float" office:value="75.463401339" calcext:value-type="float">
            <text:p>75.463401339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663]+[.A664]" office:value-type="float" office:value="75.567971415" calcext:value-type="float">
            <text:p>75.567971415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64]+[.A665]" office:value-type="float" office:value="75.672480455" calcext:value-type="float">
            <text:p>75.672480455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665]+[.A666]" office:value-type="float" office:value="75.776958975" calcext:value-type="float">
            <text:p>75.776958975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66]+[.A667]" office:value-type="float" office:value="75.881468015" calcext:value-type="float">
            <text:p>75.881468015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667]+[.A668]" office:value-type="float" office:value="75.986312755" calcext:value-type="float">
            <text:p>75.986312755</text:p>
          </table:table-cell>
        </table:table-row>
        <table:table-row table:style-name="ro1">
          <table:table-cell office:value-type="float" office:value="0.10514992" calcext:value-type="float">
            <text:p>0.10514992</text:p>
          </table:table-cell>
          <table:table-cell office:value-type="float" office:value="9.510231" calcext:value-type="float">
            <text:p>9.510231</text:p>
          </table:table-cell>
          <table:table-cell table:formula="of:=[.C668]+[.A669]" office:value-type="float" office:value="76.091462675" calcext:value-type="float">
            <text:p>76.091462675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669]+[.A670]" office:value-type="float" office:value="76.196765185" calcext:value-type="float">
            <text:p>76.196765185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670]+[.A671]" office:value-type="float" office:value="76.30194562" calcext:value-type="float">
            <text:p>76.30194562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671]+[.A672]" office:value-type="float" office:value="76.407003985" calcext:value-type="float">
            <text:p>76.407003985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672]+[.A673]" office:value-type="float" office:value="76.511863985" calcext:value-type="float">
            <text:p>76.511863985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673]+[.A674]" office:value-type="float" office:value="76.61644932" calcext:value-type="float">
            <text:p>76.61644932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674]+[.A675]" office:value-type="float" office:value="76.72098888" calcext:value-type="float">
            <text:p>76.72098888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675]+[.A676]" office:value-type="float" office:value="76.82548266" calcext:value-type="float">
            <text:p>76.82548266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676]+[.A677]" office:value-type="float" office:value="76.930052736" calcext:value-type="float">
            <text:p>76.930052736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677]+[.A678]" office:value-type="float" office:value="77.034592296" calcext:value-type="float">
            <text:p>77.034592296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78]+[.A679]" office:value-type="float" office:value="77.139101336" calcext:value-type="float">
            <text:p>77.139101336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679]+[.A680]" office:value-type="float" office:value="77.243640896" calcext:value-type="float">
            <text:p>77.243640896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680]+[.A681]" office:value-type="float" office:value="77.348241486" calcext:value-type="float">
            <text:p>77.348241486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681]+[.A682]" office:value-type="float" office:value="77.452842076" calcext:value-type="float">
            <text:p>77.452842076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682]+[.A683]" office:value-type="float" office:value="77.557366376" calcext:value-type="float">
            <text:p>77.557366376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683]+[.A684]" office:value-type="float" office:value="77.661966966" calcext:value-type="float">
            <text:p>77.661966966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684]+[.A685]" office:value-type="float" office:value="77.766659112" calcext:value-type="float">
            <text:p>77.766659112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685]+[.A686]" office:value-type="float" office:value="77.871412302" calcext:value-type="float">
            <text:p>77.871412302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686]+[.A687]" office:value-type="float" office:value="77.976546962" calcext:value-type="float">
            <text:p>77.976546962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687]+[.A688]" office:value-type="float" office:value="78.082063098" calcext:value-type="float">
            <text:p>78.082063098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688]+[.A689]" office:value-type="float" office:value="78.1875792340001" calcext:value-type="float">
            <text:p>78.1875792340001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689]+[.A690]" office:value-type="float" office:value="78.2930190740001" calcext:value-type="float">
            <text:p>78.2930190740001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690]+[.A691]" office:value-type="float" office:value="78.3984589140001" calcext:value-type="float">
            <text:p>78.3984589140001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691]+[.A692]" office:value-type="float" office:value="78.5037461680001" calcext:value-type="float">
            <text:p>78.5037461680001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692]+[.A693]" office:value-type="float" office:value="78.6090334220001" calcext:value-type="float">
            <text:p>78.6090334220001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693]+[.A694]" office:value-type="float" office:value="78.7143359320001" calcext:value-type="float">
            <text:p>78.7143359320001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694]+[.A695]" office:value-type="float" office:value="78.8195926720001" calcext:value-type="float">
            <text:p>78.8195926720001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695]+[.A696]" office:value-type="float" office:value="78.9247883620001" calcext:value-type="float">
            <text:p>78.9247883620001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696]+[.A697]" office:value-type="float" office:value="79.0298162120001" calcext:value-type="float">
            <text:p>79.0298162120001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697]+[.A698]" office:value-type="float" office:value="79.1346456920001" calcext:value-type="float">
            <text:p>79.1346456920001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698]+[.A699]" office:value-type="float" office:value="79.2392920620001" calcext:value-type="float">
            <text:p>79.2392920620001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99]+[.A700]" office:value-type="float" office:value="79.3438011020001" calcext:value-type="float">
            <text:p>79.3438011020001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700]+[.A701]" office:value-type="float" office:value="79.4483406620001" calcext:value-type="float">
            <text:p>79.4483406620001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701]+[.A702]" office:value-type="float" office:value="79.5528802220001" calcext:value-type="float">
            <text:p>79.5528802220001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702]+[.A703]" office:value-type="float" office:value="79.6575418520001" calcext:value-type="float">
            <text:p>79.6575418520001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703]+[.A704]" office:value-type="float" office:value="79.7623713320001" calcext:value-type="float">
            <text:p>79.7623713320001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704]+[.A705]" office:value-type="float" office:value="79.8674296970001" calcext:value-type="float">
            <text:p>79.8674296970001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705]+[.A706]" office:value-type="float" office:value="79.9727169510001" calcext:value-type="float">
            <text:p>79.9727169510001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706]+[.A707]" office:value-type="float" office:value="80.0783399010001" calcext:value-type="float">
            <text:p>80.0783399010001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707]+[.A708]" office:value-type="float" office:value="80.1841917410001" calcext:value-type="float">
            <text:p>80.1841917410001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708]+[.A709]" office:value-type="float" office:value="80.2902724610001" calcext:value-type="float">
            <text:p>80.2902724610001</text:p>
          </table:table-cell>
        </table:table-row>
        <table:table-row table:style-name="ro1">
          <table:table-cell office:value-type="float" office:value="0.10641642" calcext:value-type="float">
            <text:p>0.10641642</text:p>
          </table:table-cell>
          <table:table-cell office:value-type="float" office:value="9.397046" calcext:value-type="float">
            <text:p>9.397046</text:p>
          </table:table-cell>
          <table:table-cell table:formula="of:=[.C709]+[.A710]" office:value-type="float" office:value="80.3966888810001" calcext:value-type="float">
            <text:p>80.3966888810001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710]+[.A711]" office:value-type="float" office:value="80.5035020360001" calcext:value-type="float">
            <text:p>80.5035020360001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711]+[.A712]" office:value-type="float" office:value="80.6107271860001" calcext:value-type="float">
            <text:p>80.6107271860001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712]+[.A713]" office:value-type="float" office:value="80.7182269960001" calcext:value-type="float">
            <text:p>80.7182269960001</text:p>
          </table:table-cell>
        </table:table-row>
        <table:table-row table:style-name="ro1">
          <table:table-cell office:value-type="float" office:value="0.10746929" calcext:value-type="float">
            <text:p>0.10746929</text:p>
          </table:table-cell>
          <table:table-cell office:value-type="float" office:value="9.304984" calcext:value-type="float">
            <text:p>9.304984</text:p>
          </table:table-cell>
          <table:table-cell table:formula="of:=[.C713]+[.A714]" office:value-type="float" office:value="80.8256962860001" calcext:value-type="float">
            <text:p>80.8256962860001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714]+[.A715]" office:value-type="float" office:value="80.9330740260001" calcext:value-type="float">
            <text:p>80.9330740260001</text:p>
          </table:table-cell>
        </table:table-row>
        <table:table-row table:style-name="ro1">
          <table:table-cell office:value-type="float" office:value="0.107393" calcext:value-type="float">
            <text:p>0.107393</text:p>
          </table:table-cell>
          <table:table-cell office:value-type="float" office:value="9.311594" calcext:value-type="float">
            <text:p>9.311594</text:p>
          </table:table-cell>
          <table:table-cell table:formula="of:=[.C715]+[.A716]" office:value-type="float" office:value="81.0404670260001" calcext:value-type="float">
            <text:p>81.0404670260001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716]+[.A717]" office:value-type="float" office:value="81.1479210560001" calcext:value-type="float">
            <text:p>81.1479210560001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717]+[.A718]" office:value-type="float" office:value="81.2554818960001" calcext:value-type="float">
            <text:p>81.2554818960001</text:p>
          </table:table-cell>
        </table:table-row>
        <table:table-row table:style-name="ro1">
          <table:table-cell office:value-type="float" office:value="0.10746929" calcext:value-type="float">
            <text:p>0.10746929</text:p>
          </table:table-cell>
          <table:table-cell office:value-type="float" office:value="9.304984" calcext:value-type="float">
            <text:p>9.304984</text:p>
          </table:table-cell>
          <table:table-cell table:formula="of:=[.C718]+[.A719]" office:value-type="float" office:value="81.3629511860001" calcext:value-type="float">
            <text:p>81.3629511860001</text:p>
          </table:table-cell>
        </table:table-row>
        <table:table-row table:style-name="ro1">
          <table:table-cell office:value-type="float" office:value="0.107270926" calcext:value-type="float">
            <text:p>0.107270926</text:p>
          </table:table-cell>
          <table:table-cell office:value-type="float" office:value="9.32219" calcext:value-type="float">
            <text:p>9.32219</text:p>
          </table:table-cell>
          <table:table-cell table:formula="of:=[.C719]+[.A720]" office:value-type="float" office:value="81.4702221120001" calcext:value-type="float">
            <text:p>81.4702221120001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720]+[.A721]" office:value-type="float" office:value="81.5771420820001" calcext:value-type="float">
            <text:p>81.5771420820001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721]+[.A722]" office:value-type="float" office:value="81.6838179020001" calcext:value-type="float">
            <text:p>81.6838179020001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722]+[.A723]" office:value-type="float" office:value="81.7905089870001" calcext:value-type="float">
            <text:p>81.7905089870001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723]+[.A724]" office:value-type="float" office:value="81.8972916270001" calcext:value-type="float">
            <text:p>81.8972916270001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724]+[.A725]" office:value-type="float" office:value="82.0039369270001" calcext:value-type="float">
            <text:p>82.0039369270001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725]+[.A726]" office:value-type="float" office:value="82.1104296370001" calcext:value-type="float">
            <text:p>82.1104296370001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726]+[.A727]" office:value-type="float" office:value="82.2169070910001" calcext:value-type="float">
            <text:p>82.2169070910001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727]+[.A728]" office:value-type="float" office:value="82.3236439510001" calcext:value-type="float">
            <text:p>82.3236439510001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728]+[.A729]" office:value-type="float" office:value="82.4307470210001" calcext:value-type="float">
            <text:p>82.4307470210001</text:p>
          </table:table-cell>
        </table:table-row>
        <table:table-row table:style-name="ro1">
          <table:table-cell office:value-type="float" office:value="0.107423514" calcext:value-type="float">
            <text:p>0.107423514</text:p>
          </table:table-cell>
          <table:table-cell office:value-type="float" office:value="9.3089485" calcext:value-type="float">
            <text:p>9.3089485</text:p>
          </table:table-cell>
          <table:table-cell table:formula="of:=[.C729]+[.A730]" office:value-type="float" office:value="82.5381705350001" calcext:value-type="float">
            <text:p>82.5381705350001</text:p>
          </table:table-cell>
        </table:table-row>
        <table:table-row table:style-name="ro1">
          <table:table-cell office:value-type="float" office:value="0.10769818" calcext:value-type="float">
            <text:p>0.10769818</text:p>
          </table:table-cell>
          <table:table-cell office:value-type="float" office:value="9.285208" calcext:value-type="float">
            <text:p>9.285208</text:p>
          </table:table-cell>
          <table:table-cell table:formula="of:=[.C730]+[.A731]" office:value-type="float" office:value="82.6458687150001" calcext:value-type="float">
            <text:p>82.6458687150001</text:p>
          </table:table-cell>
        </table:table-row>
        <table:table-row table:style-name="ro1">
          <table:table-cell office:value-type="float" office:value="0.10760662" calcext:value-type="float">
            <text:p>0.10760662</text:p>
          </table:table-cell>
          <table:table-cell office:value-type="float" office:value="9.293109" calcext:value-type="float">
            <text:p>9.293109</text:p>
          </table:table-cell>
          <table:table-cell table:formula="of:=[.C731]+[.A732]" office:value-type="float" office:value="82.7534753350001" calcext:value-type="float">
            <text:p>82.7534753350001</text:p>
          </table:table-cell>
        </table:table-row>
        <table:table-row table:style-name="ro1">
          <table:table-cell office:value-type="float" office:value="0.10734722" calcext:value-type="float">
            <text:p>0.10734722</text:p>
          </table:table-cell>
          <table:table-cell office:value-type="float" office:value="9.315565" calcext:value-type="float">
            <text:p>9.315565</text:p>
          </table:table-cell>
          <table:table-cell table:formula="of:=[.C732]+[.A733]" office:value-type="float" office:value="82.8608225550001" calcext:value-type="float">
            <text:p>82.8608225550001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733]+[.A734]" office:value-type="float" office:value="82.9681850350001" calcext:value-type="float">
            <text:p>82.9681850350001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734]+[.A735]" office:value-type="float" office:value="83.0755475150001" calcext:value-type="float">
            <text:p>83.0755475150001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735]+[.A736]" office:value-type="float" office:value="83.1828489590001" calcext:value-type="float">
            <text:p>83.1828489590001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736]+[.A737]" office:value-type="float" office:value="83.2900741090001" calcext:value-type="float">
            <text:p>83.2900741090001</text:p>
          </table:table-cell>
        </table:table-row>
        <table:table-row table:style-name="ro1">
          <table:table-cell office:value-type="float" office:value="0.107408255" calcext:value-type="float">
            <text:p>0.107408255</text:p>
          </table:table-cell>
          <table:table-cell office:value-type="float" office:value="9.310271" calcext:value-type="float">
            <text:p>9.310271</text:p>
          </table:table-cell>
          <table:table-cell table:formula="of:=[.C737]+[.A738]" office:value-type="float" office:value="83.3974823640001" calcext:value-type="float">
            <text:p>83.3974823640001</text:p>
          </table:table-cell>
        </table:table-row>
        <table:table-row table:style-name="ro1">
          <table:table-cell office:value-type="float" office:value="0.107774474" calcext:value-type="float">
            <text:p>0.107774474</text:p>
          </table:table-cell>
          <table:table-cell office:value-type="float" office:value="9.278635" calcext:value-type="float">
            <text:p>9.278635</text:p>
          </table:table-cell>
          <table:table-cell table:formula="of:=[.C738]+[.A739]" office:value-type="float" office:value="83.5052568380001" calcext:value-type="float">
            <text:p>83.5052568380001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739]+[.A740]" office:value-type="float" office:value="83.6134738240001" calcext:value-type="float">
            <text:p>83.6134738240001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740]+[.A741]" office:value-type="float" office:value="83.7220722800001" calcext:value-type="float">
            <text:p>83.7220722800001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741]+[.A742]" office:value-type="float" office:value="83.8310064400001" calcext:value-type="float">
            <text:p>83.8310064400001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742]+[.A743]" office:value-type="float" office:value="83.9402915560001" calcext:value-type="float">
            <text:p>83.9402915560001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743]+[.A744]" office:value-type="float" office:value="84.0499123760001" calcext:value-type="float">
            <text:p>84.0499123760001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744]+[.A745]" office:value-type="float" office:value="84.1597468160001" calcext:value-type="float">
            <text:p>84.1597468160001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745]+[.A746]" office:value-type="float" office:value="84.2699169560001" calcext:value-type="float">
            <text:p>84.2699169560001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746]+[.A747]" office:value-type="float" office:value="84.3801176160001" calcext:value-type="float">
            <text:p>84.3801176160001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747]+[.A748]" office:value-type="float" office:value="84.4903182760001" calcext:value-type="float">
            <text:p>84.490318276000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748]+[.A749]" office:value-type="float" office:value="84.6004731560001" calcext:value-type="float">
            <text:p>84.6004731560001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749]+[.A750]" office:value-type="float" office:value="84.7106127760001" calcext:value-type="float">
            <text:p>84.7106127760001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750]+[.A751]" office:value-type="float" office:value="84.8207218820001" calcext:value-type="float">
            <text:p>84.8207218820001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751]+[.A752]" office:value-type="float" office:value="84.9306936520001" calcext:value-type="float">
            <text:p>84.9306936520001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752]+[.A753]" office:value-type="float" office:value="85.0402839420001" calcext:value-type="float">
            <text:p>85.0402839420001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753]+[.A754]" office:value-type="float" office:value="85.1491875820001" calcext:value-type="float">
            <text:p>85.1491875820001</text:p>
          </table:table-cell>
        </table:table-row>
        <table:table-row table:style-name="ro1">
          <table:table-cell office:value-type="float" office:value="0.10872053" calcext:value-type="float">
            <text:p>0.10872053</text:p>
          </table:table-cell>
          <table:table-cell office:value-type="float" office:value="9.197895" calcext:value-type="float">
            <text:p>9.197895</text:p>
          </table:table-cell>
          <table:table-cell table:formula="of:=[.C754]+[.A755]" office:value-type="float" office:value="85.2579081120001" calcext:value-type="float">
            <text:p>85.2579081120001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755]+[.A756]" office:value-type="float" office:value="85.3668880420001" calcext:value-type="float">
            <text:p>85.3668880420001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756]+[.A757]" office:value-type="float" office:value="85.4764173020001" calcext:value-type="float">
            <text:p>85.476417302000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757]+[.A758]" office:value-type="float" office:value="85.5864806220001" calcext:value-type="float">
            <text:p>85.5864806220001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758]+[.A759]" office:value-type="float" office:value="85.6967270570001" calcext:value-type="float">
            <text:p>85.6967270570001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759]+[.A760]" office:value-type="float" office:value="85.8068971970001" calcext:value-type="float">
            <text:p>85.8068971970001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760]+[.A761]" office:value-type="float" office:value="85.9170215610001" calcext:value-type="float">
            <text:p>85.9170215610001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761]+[.A762]" office:value-type="float" office:value="86.0271611810001" calcext:value-type="float">
            <text:p>86.0271611810001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762]+[.A763]" office:value-type="float" office:value="86.1372550210001" calcext:value-type="float">
            <text:p>86.1372550210001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763]+[.A764]" office:value-type="float" office:value="86.2472420510001" calcext:value-type="float">
            <text:p>86.2472420510001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764]+[.A765]" office:value-type="float" office:value="86.3572443410001" calcext:value-type="float">
            <text:p>86.3572443410001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765]+[.A766]" office:value-type="float" office:value="86.4673839610001" calcext:value-type="float">
            <text:p>86.4673839610001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766]+[.A767]" office:value-type="float" office:value="86.5774015070001" calcext:value-type="float">
            <text:p>86.5774015070001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767]+[.A768]" office:value-type="float" office:value="86.6873122410001" calcext:value-type="float">
            <text:p>86.6873122410001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68]+[.A769]" office:value-type="float" office:value="86.797177201" calcext:value-type="float">
            <text:p>86.797177201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769]+[.A770]" office:value-type="float" office:value="86.9070116410001" calcext:value-type="float">
            <text:p>86.9070116410001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770]+[.A771]" office:value-type="float" office:value="87.0169223750001" calcext:value-type="float">
            <text:p>87.0169223750001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771]+[.A772]" office:value-type="float" office:value="87.1268941450001" calcext:value-type="float">
            <text:p>87.1268941450001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772]+[.A773]" office:value-type="float" office:value="87.2368659150001" calcext:value-type="float">
            <text:p>87.236865915000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773]+[.A774]" office:value-type="float" office:value="87.346929235" calcext:value-type="float">
            <text:p>87.346929235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774]+[.A775]" office:value-type="float" office:value="87.457084115" calcext:value-type="float">
            <text:p>87.457084115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775]+[.A776]" office:value-type="float" office:value="87.567238995" calcext:value-type="float">
            <text:p>87.567238995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776]+[.A777]" office:value-type="float" office:value="87.677271799" calcext:value-type="float">
            <text:p>87.677271799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77]+[.A778]" office:value-type="float" office:value="87.787136759" calcext:value-type="float">
            <text:p>87.787136759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78]+[.A779]" office:value-type="float" office:value="87.897001719" calcext:value-type="float">
            <text:p>87.897001719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779]+[.A780]" office:value-type="float" office:value="88.006973489" calcext:value-type="float">
            <text:p>88.006973489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780]+[.A781]" office:value-type="float" office:value="88.117204665" calcext:value-type="float">
            <text:p>88.117204665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781]+[.A782]" office:value-type="float" office:value="88.2274511" calcext:value-type="float">
            <text:p>88.227451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782]+[.A783]" office:value-type="float" office:value="88.33751442" calcext:value-type="float">
            <text:p>88.33751442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783]+[.A784]" office:value-type="float" office:value="88.44734886" calcext:value-type="float">
            <text:p>88.44734886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784]+[.A785]" office:value-type="float" office:value="88.55703071" calcext:value-type="float">
            <text:p>88.55703071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785]+[.A786]" office:value-type="float" office:value="88.66665153" calcext:value-type="float">
            <text:p>88.66665153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786]+[.A787]" office:value-type="float" office:value="88.77627235" calcext:value-type="float">
            <text:p>88.77627235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787]+[.A788]" office:value-type="float" office:value="88.8859542" calcext:value-type="float">
            <text:p>88.8859542</text:p>
          </table:table-cell>
        </table:table-row>
        <table:table-row table:style-name="ro1">
          <table:table-cell office:value-type="float" office:value="0.109895475" calcext:value-type="float">
            <text:p>0.109895475</text:p>
          </table:table-cell>
          <table:table-cell office:value-type="float" office:value="9.099556" calcext:value-type="float">
            <text:p>9.099556</text:p>
          </table:table-cell>
          <table:table-cell table:formula="of:=[.C788]+[.A789]" office:value-type="float" office:value="88.995849675" calcext:value-type="float">
            <text:p>88.995849675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789]+[.A790]" office:value-type="float" office:value="89.105912995" calcext:value-type="float">
            <text:p>89.105912995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790]+[.A791]" office:value-type="float" office:value="89.215854245" calcext:value-type="float">
            <text:p>89.215854245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791]+[.A792]" office:value-type="float" office:value="89.325536095" calcext:value-type="float">
            <text:p>89.325536095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792]+[.A793]" office:value-type="float" office:value="89.435065355" calcext:value-type="float">
            <text:p>89.435065355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793]+[.A794]" office:value-type="float" office:value="89.544442025" calcext:value-type="float">
            <text:p>89.544442025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794]+[.A795]" office:value-type="float" office:value="89.653574555" calcext:value-type="float">
            <text:p>89.653574555</text:p>
          </table:table-cell>
        </table:table-row>
        <table:table-row table:style-name="ro1">
          <table:table-cell office:value-type="float" office:value="0.10904097" calcext:value-type="float">
            <text:p>0.10904097</text:p>
          </table:table-cell>
          <table:table-cell office:value-type="float" office:value="9.170865" calcext:value-type="float">
            <text:p>9.170865</text:p>
          </table:table-cell>
          <table:table-cell table:formula="of:=[.C795]+[.A796]" office:value-type="float" office:value="89.762615525" calcext:value-type="float">
            <text:p>89.762615525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796]+[.A797]" office:value-type="float" office:value="89.871641235" calcext:value-type="float">
            <text:p>89.871641235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797]+[.A798]" office:value-type="float" office:value="89.980636425" calcext:value-type="float">
            <text:p>89.980636425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798]+[.A799]" office:value-type="float" office:value="90.089509545" calcext:value-type="float">
            <text:p>90.089509545</text:p>
          </table:table-cell>
        </table:table-row>
        <table:table-row table:style-name="ro1">
          <table:table-cell office:value-type="float" office:value="0.10873579" calcext:value-type="float">
            <text:p>0.10873579</text:p>
          </table:table-cell>
          <table:table-cell office:value-type="float" office:value="9.196604" calcext:value-type="float">
            <text:p>9.196604</text:p>
          </table:table-cell>
          <table:table-cell table:formula="of:=[.C799]+[.A800]" office:value-type="float" office:value="90.198245335" calcext:value-type="float">
            <text:p>90.198245335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00]+[.A801]" office:value-type="float" office:value="90.306828535" calcext:value-type="float">
            <text:p>90.306828535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801]+[.A802]" office:value-type="float" office:value="90.415091295" calcext:value-type="float">
            <text:p>90.415091295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802]+[.A803]" office:value-type="float" office:value="90.523262505" calcext:value-type="float">
            <text:p>90.523262505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803]+[.A804]" office:value-type="float" office:value="90.631281119" calcext:value-type="float">
            <text:p>90.631281119</text:p>
          </table:table-cell>
        </table:table-row>
        <table:table-row table:style-name="ro1">
          <table:table-cell office:value-type="float" office:value="0.10778973" calcext:value-type="float">
            <text:p>0.10778973</text:p>
          </table:table-cell>
          <table:table-cell office:value-type="float" office:value="9.277321" calcext:value-type="float">
            <text:p>9.277321</text:p>
          </table:table-cell>
          <table:table-cell table:formula="of:=[.C804]+[.A805]" office:value-type="float" office:value="90.739070849" calcext:value-type="float">
            <text:p>90.739070849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805]+[.A806]" office:value-type="float" office:value="90.846189179" calcext:value-type="float">
            <text:p>90.846189179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806]+[.A807]" office:value-type="float" office:value="90.952620859" calcext:value-type="float">
            <text:p>90.952620859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807]+[.A808]" office:value-type="float" office:value="91.058701579" calcext:value-type="float">
            <text:p>91.05870157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808]+[.A809]" office:value-type="float" office:value="91.164767039" calcext:value-type="float">
            <text:p>91.164767039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809]+[.A810]" office:value-type="float" office:value="91.270374729" calcext:value-type="float">
            <text:p>91.27037472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810]+[.A811]" office:value-type="float" office:value="91.375280509" calcext:value-type="float">
            <text:p>91.375280509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811]+[.A812]" office:value-type="float" office:value="91.479697999" calcext:value-type="float">
            <text:p>91.479697999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812]+[.A813]" office:value-type="float" office:value="91.584069709" calcext:value-type="float">
            <text:p>91.584069709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813]+[.A814]" office:value-type="float" office:value="91.688594009" calcext:value-type="float">
            <text:p>91.688594009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814]+[.A815]" office:value-type="float" office:value="91.793362459" calcext:value-type="float">
            <text:p>91.793362459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815]+[.A816]" office:value-type="float" office:value="91.898359789" calcext:value-type="float">
            <text:p>91.898359789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816]+[.A817]" office:value-type="float" office:value="92.003708079" calcext:value-type="float">
            <text:p>92.003708079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817]+[.A818]" office:value-type="float" office:value="92.109300509" calcext:value-type="float">
            <text:p>92.109300509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18]+[.A819]" office:value-type="float" office:value="92.215182863" calcext:value-type="float">
            <text:p>92.215182863</text:p>
          </table:table-cell>
        </table:table-row>
        <table:table-row table:style-name="ro1">
          <table:table-cell office:value-type="float" office:value="0.105989166" calcext:value-type="float">
            <text:p>0.105989166</text:p>
          </table:table-cell>
          <table:table-cell office:value-type="float" office:value="9.434926" calcext:value-type="float">
            <text:p>9.434926</text:p>
          </table:table-cell>
          <table:table-cell table:formula="of:=[.C819]+[.A820]" office:value-type="float" office:value="92.321172029" calcext:value-type="float">
            <text:p>92.321172029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20]+[.A821]" office:value-type="float" office:value="92.427054383" calcext:value-type="float">
            <text:p>92.427054383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821]+[.A822]" office:value-type="float" office:value="92.532784149" calcext:value-type="float">
            <text:p>92.532784149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822]+[.A823]" office:value-type="float" office:value="92.638422355" calcext:value-type="float">
            <text:p>92.638422355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823]+[.A824]" office:value-type="float" office:value="92.74416738" calcext:value-type="float">
            <text:p>92.74416738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824]+[.A825]" office:value-type="float" office:value="92.85009551" calcext:value-type="float">
            <text:p>92.85009551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825]+[.A826]" office:value-type="float" office:value="92.95614571" calcext:value-type="float">
            <text:p>92.95614571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826]+[.A827]" office:value-type="float" office:value="93.06233324" calcext:value-type="float">
            <text:p>93.06233324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827]+[.A828]" office:value-type="float" office:value="93.1687344" calcext:value-type="float">
            <text:p>93.1687344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828]+[.A829]" office:value-type="float" office:value="93.27524237" calcext:value-type="float">
            <text:p>93.27524237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829]+[.A830]" office:value-type="float" office:value="93.38185715" calcext:value-type="float">
            <text:p>93.38185715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830]+[.A831]" office:value-type="float" office:value="93.488914446" calcext:value-type="float">
            <text:p>93.488914446</text:p>
          </table:table-cell>
        </table:table-row>
        <table:table-row table:style-name="ro1">
          <table:table-cell office:value-type="float" office:value="0.10766766" calcext:value-type="float">
            <text:p>0.10766766</text:p>
          </table:table-cell>
          <table:table-cell office:value-type="float" office:value="9.28784" calcext:value-type="float">
            <text:p>9.28784</text:p>
          </table:table-cell>
          <table:table-cell table:formula="of:=[.C831]+[.A832]" office:value-type="float" office:value="93.596582106" calcext:value-type="float">
            <text:p>93.596582106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832]+[.A833]" office:value-type="float" office:value="93.704936421" calcext:value-type="float">
            <text:p>93.704936421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833]+[.A834]" office:value-type="float" office:value="93.814068951" calcext:value-type="float">
            <text:p>93.814068951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834]+[.A835]" office:value-type="float" office:value="93.923857611" calcext:value-type="float">
            <text:p>93.923857611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835]+[.A836]" office:value-type="float" office:value="94.034027751" calcext:value-type="float">
            <text:p>94.034027751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836]+[.A837]" office:value-type="float" office:value="94.144106331" calcext:value-type="float">
            <text:p>94.144106331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837]+[.A838]" office:value-type="float" office:value="94.253742407" calcext:value-type="float">
            <text:p>94.253742407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838]+[.A839]" office:value-type="float" office:value="94.363134337" calcext:value-type="float">
            <text:p>94.363134337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839]+[.A840]" office:value-type="float" office:value="94.472602557" calcext:value-type="float">
            <text:p>94.472602557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840]+[.A841]" office:value-type="float" office:value="94.582009747" calcext:value-type="float">
            <text:p>94.582009747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841]+[.A842]" office:value-type="float" office:value="94.691127007" calcext:value-type="float">
            <text:p>94.691127007</text:p>
          </table:table-cell>
        </table:table-row>
        <table:table-row table:style-name="ro1">
          <table:table-cell office:value-type="float" office:value="0.1089189" calcext:value-type="float">
            <text:p>0.1089189</text:p>
          </table:table-cell>
          <table:table-cell office:value-type="float" office:value="9.181144" calcext:value-type="float">
            <text:p>9.181144</text:p>
          </table:table-cell>
          <table:table-cell table:formula="of:=[.C842]+[.A843]" office:value-type="float" office:value="94.800045907" calcext:value-type="float">
            <text:p>94.800045907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843]+[.A844]" office:value-type="float" office:value="94.908735923" calcext:value-type="float">
            <text:p>94.908735923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844]+[.A845]" office:value-type="float" office:value="95.017090238" calcext:value-type="float">
            <text:p>95.017090238</text:p>
          </table:table-cell>
        </table:table-row>
        <table:table-row table:style-name="ro1">
          <table:table-cell office:value-type="float" office:value="0.1083238" calcext:value-type="float">
            <text:p>0.1083238</text:p>
          </table:table-cell>
          <table:table-cell office:value-type="float" office:value="9.231583" calcext:value-type="float">
            <text:p>9.231583</text:p>
          </table:table-cell>
          <table:table-cell table:formula="of:=[.C845]+[.A846]" office:value-type="float" office:value="95.125414038" calcext:value-type="float">
            <text:p>95.125414038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46]+[.A847]" office:value-type="float" office:value="95.233997238" calcext:value-type="float">
            <text:p>95.233997238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847]+[.A848]" office:value-type="float" office:value="95.342992428" calcext:value-type="float">
            <text:p>95.342992428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848]+[.A849]" office:value-type="float" office:value="95.452277544" calcext:value-type="float">
            <text:p>95.452277544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849]+[.A850]" office:value-type="float" office:value="95.56134903" calcext:value-type="float">
            <text:p>95.56134903</text:p>
          </table:table-cell>
        </table:table-row>
        <table:table-row table:style-name="ro1">
          <table:table-cell office:value-type="float" office:value="0.10856794" calcext:value-type="float">
            <text:p>0.10856794</text:p>
          </table:table-cell>
          <table:table-cell office:value-type="float" office:value="9.210823" calcext:value-type="float">
            <text:p>9.210823</text:p>
          </table:table-cell>
          <table:table-cell table:formula="of:=[.C850]+[.A851]" office:value-type="float" office:value="95.66991697" calcext:value-type="float">
            <text:p>95.66991697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851]+[.A852]" office:value-type="float" office:value="95.7781187" calcext:value-type="float">
            <text:p>95.7781187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852]+[.A853]" office:value-type="float" office:value="95.88628991" calcext:value-type="float">
            <text:p>95.88628991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853]+[.A854]" office:value-type="float" office:value="95.99456793" calcext:value-type="float">
            <text:p>95.99456793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854]+[.A855]" office:value-type="float" office:value="96.102922245" calcext:value-type="float">
            <text:p>96.102922245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855]+[.A856]" office:value-type="float" office:value="96.211169745" calcext:value-type="float">
            <text:p>96.211169745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856]+[.A857]" office:value-type="float" office:value="96.31940199" calcext:value-type="float">
            <text:p>96.31940199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857]+[.A858]" office:value-type="float" office:value="96.427542675" calcext:value-type="float">
            <text:p>96.427542675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858]+[.A859]" office:value-type="float" office:value="96.535622325" calcext:value-type="float">
            <text:p>96.535622325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859]+[.A860]" office:value-type="float" office:value="96.643549385" calcext:value-type="float">
            <text:p>96.643549385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860]+[.A861]" office:value-type="float" office:value="96.751583255" calcext:value-type="float">
            <text:p>96.751583255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861]+[.A862]" office:value-type="float" office:value="96.859891795" calcext:value-type="float">
            <text:p>96.859891795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862]+[.A863]" office:value-type="float" office:value="96.967940925" calcext:value-type="float">
            <text:p>96.967940925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863]+[.A864]" office:value-type="float" office:value="97.075471251" calcext:value-type="float">
            <text:p>97.075471251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864]+[.A865]" office:value-type="float" office:value="97.182803211" calcext:value-type="float">
            <text:p>97.182803211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865]+[.A866]" office:value-type="float" office:value="97.290180951" calcext:value-type="float">
            <text:p>97.290180951</text:p>
          </table:table-cell>
        </table:table-row>
        <table:table-row table:style-name="ro1">
          <table:table-cell office:value-type="float" office:value="0.10759136" calcext:value-type="float">
            <text:p>0.10759136</text:p>
          </table:table-cell>
          <table:table-cell office:value-type="float" office:value="9.294427" calcext:value-type="float">
            <text:p>9.294427</text:p>
          </table:table-cell>
          <table:table-cell table:formula="of:=[.C866]+[.A867]" office:value-type="float" office:value="97.397772311" calcext:value-type="float">
            <text:p>97.397772311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867]+[.A868]" office:value-type="float" office:value="97.505668855" calcext:value-type="float">
            <text:p>97.505668855</text:p>
          </table:table-cell>
        </table:table-row>
        <table:table-row table:style-name="ro1">
          <table:table-cell office:value-type="float" office:value="0.10768292" calcext:value-type="float">
            <text:p>0.10768292</text:p>
          </table:table-cell>
          <table:table-cell office:value-type="float" office:value="9.286524" calcext:value-type="float">
            <text:p>9.286524</text:p>
          </table:table-cell>
          <table:table-cell table:formula="of:=[.C868]+[.A869]" office:value-type="float" office:value="97.613351775" calcext:value-type="float">
            <text:p>97.613351775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869]+[.A870]" office:value-type="float" office:value="97.720409071" calcext:value-type="float">
            <text:p>97.720409071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870]+[.A871]" office:value-type="float" office:value="97.827100156" calcext:value-type="float">
            <text:p>97.827100156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871]+[.A872]" office:value-type="float" office:value="97.933608126" calcext:value-type="float">
            <text:p>97.933608126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872]+[.A873]" office:value-type="float" office:value="98.0401313559999" calcext:value-type="float">
            <text:p>98.040131355999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73]+[.A874]" office:value-type="float" office:value="98.1464867399999" calcext:value-type="float">
            <text:p>98.1464867399999</text:p>
          </table:table-cell>
        </table:table-row>
        <table:table-row table:style-name="ro1">
          <table:table-cell office:value-type="float" office:value="0.10589761" calcext:value-type="float">
            <text:p>0.10589761</text:p>
          </table:table-cell>
          <table:table-cell office:value-type="float" office:value="9.443083" calcext:value-type="float">
            <text:p>9.443083</text:p>
          </table:table-cell>
          <table:table-cell table:formula="of:=[.C874]+[.A875]" office:value-type="float" office:value="98.2523843499999" calcext:value-type="float">
            <text:p>98.2523843499999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875]+[.A876]" office:value-type="float" office:value="98.3580835899999" calcext:value-type="float">
            <text:p>98.3580835899999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876]+[.A877]" office:value-type="float" office:value="98.4637523099999" calcext:value-type="float">
            <text:p>98.4637523099999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877]+[.A878]" office:value-type="float" office:value="98.56932948" calcext:value-type="float">
            <text:p>98.56932948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878]+[.A879]" office:value-type="float" office:value="98.674845616" calcext:value-type="float">
            <text:p>98.674845616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879]+[.A880]" office:value-type="float" office:value="98.780499081" calcext:value-type="float">
            <text:p>98.780499081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880]+[.A881]" office:value-type="float" office:value="98.886350921" calcext:value-type="float">
            <text:p>98.886350921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881]+[.A882]" office:value-type="float" office:value="98.992462157" calcext:value-type="float">
            <text:p>98.992462157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882]+[.A883]" office:value-type="float" office:value="99.099015907" calcext:value-type="float">
            <text:p>99.099015907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883]+[.A884]" office:value-type="float" office:value="99.205966391" calcext:value-type="float">
            <text:p>99.205966391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884]+[.A885]" office:value-type="float" office:value="99.313038946" calcext:value-type="float">
            <text:p>99.313038946</text:p>
          </table:table-cell>
        </table:table-row>
        <table:table-row table:style-name="ro1">
          <table:table-cell office:value-type="float" office:value="0.10701152" calcext:value-type="float">
            <text:p>0.10701152</text:p>
          </table:table-cell>
          <table:table-cell office:value-type="float" office:value="9.344789" calcext:value-type="float">
            <text:p>9.344789</text:p>
          </table:table-cell>
          <table:table-cell table:formula="of:=[.C885]+[.A886]" office:value-type="float" office:value="99.420050466" calcext:value-type="float">
            <text:p>99.420050466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886]+[.A887]" office:value-type="float" office:value="99.526894136" calcext:value-type="float">
            <text:p>99.526894136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887]+[.A888]" office:value-type="float" office:value="99.633447886" calcext:value-type="float">
            <text:p>99.633447886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888]+[.A889]" office:value-type="float" office:value="99.739696456" calcext:value-type="float">
            <text:p>99.739696456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89]+[.A890]" office:value-type="float" office:value="99.84557881" calcext:value-type="float">
            <text:p>99.84557881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890]+[.A891]" office:value-type="float" office:value="99.95115598" calcext:value-type="float">
            <text:p>99.95115598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891]+[.A892]" office:value-type="float" office:value="100.05661108" calcext:value-type="float">
            <text:p>100.05661108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892]+[.A893]" office:value-type="float" office:value="100.161898334" calcext:value-type="float">
            <text:p>100.161898334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893]+[.A894]" office:value-type="float" office:value="100.266834628" calcext:value-type="float">
            <text:p>100.266834628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894]+[.A895]" office:value-type="float" office:value="100.371450478" calcext:value-type="float">
            <text:p>100.371450478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895]+[.A896]" office:value-type="float" office:value="100.475974778" calcext:value-type="float">
            <text:p>100.475974778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896]+[.A897]" office:value-type="float" office:value="100.580422784" calcext:value-type="float">
            <text:p>100.580422784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897]+[.A898]" office:value-type="float" office:value="100.685313304" calcext:value-type="float">
            <text:p>100.685313304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898]+[.A899]" office:value-type="float" office:value="100.790753144" calcext:value-type="float">
            <text:p>100.790753144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899]+[.A900]" office:value-type="float" office:value="100.896589724" calcext:value-type="float">
            <text:p>100.896589724</text:p>
          </table:table-cell>
        </table:table-row>
        <table:table-row table:style-name="ro1">
          <table:table-cell office:value-type="float" office:value="0.106218055" calcext:value-type="float">
            <text:p>0.106218055</text:p>
          </table:table-cell>
          <table:table-cell office:value-type="float" office:value="9.414595" calcext:value-type="float">
            <text:p>9.414595</text:p>
          </table:table-cell>
          <table:table-cell table:formula="of:=[.C900]+[.A901]" office:value-type="float" office:value="101.002807779" calcext:value-type="float">
            <text:p>101.002807779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901]+[.A902]" office:value-type="float" office:value="101.109437819" calcext:value-type="float">
            <text:p>101.109437819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902]+[.A903]" office:value-type="float" office:value="101.216327269" calcext:value-type="float">
            <text:p>101.216327269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903]+[.A904]" office:value-type="float" office:value="101.323445599" calcext:value-type="float">
            <text:p>101.323445599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904]+[.A905]" office:value-type="float" office:value="101.430731784" calcext:value-type="float">
            <text:p>101.430731784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905]+[.A906]" office:value-type="float" office:value="101.537972194" calcext:value-type="float">
            <text:p>101.537972194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906]+[.A907]" office:value-type="float" office:value="101.645258379" calcext:value-type="float">
            <text:p>101.645258379</text:p>
          </table:table-cell>
        </table:table-row>
        <table:table-row table:style-name="ro1">
          <table:table-cell office:value-type="float" office:value="0.107270926" calcext:value-type="float">
            <text:p>0.107270926</text:p>
          </table:table-cell>
          <table:table-cell office:value-type="float" office:value="9.32219" calcext:value-type="float">
            <text:p>9.32219</text:p>
          </table:table-cell>
          <table:table-cell table:formula="of:=[.C907]+[.A908]" office:value-type="float" office:value="101.752529305" calcext:value-type="float">
            <text:p>101.752529305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908]+[.A909]" office:value-type="float" office:value="101.859662895" calcext:value-type="float">
            <text:p>101.859662895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909]+[.A910]" office:value-type="float" office:value="101.966445535" calcext:value-type="float">
            <text:p>101.966445535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910]+[.A911]" office:value-type="float" office:value="102.072877215" calcext:value-type="float">
            <text:p>102.072877215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911]+[.A912]" office:value-type="float" office:value="102.179171565" calcext:value-type="float">
            <text:p>102.179171565</text:p>
          </table:table-cell>
        </table:table-row>
        <table:table-row table:style-name="ro1">
          <table:table-cell office:value-type="float" office:value="0.10641642" calcext:value-type="float">
            <text:p>0.10641642</text:p>
          </table:table-cell>
          <table:table-cell office:value-type="float" office:value="9.397046" calcext:value-type="float">
            <text:p>9.397046</text:p>
          </table:table-cell>
          <table:table-cell table:formula="of:=[.C912]+[.A913]" office:value-type="float" office:value="102.285587985" calcext:value-type="float">
            <text:p>102.285587985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913]+[.A914]" office:value-type="float" office:value="102.392340105" calcext:value-type="float">
            <text:p>102.392340105</text:p>
          </table:table-cell>
        </table:table-row>
        <table:table-row table:style-name="ro1">
          <table:table-cell office:value-type="float" office:value="0.10702678" calcext:value-type="float">
            <text:p>0.10702678</text:p>
          </table:table-cell>
          <table:table-cell office:value-type="float" office:value="9.343456" calcext:value-type="float">
            <text:p>9.343456</text:p>
          </table:table-cell>
          <table:table-cell table:formula="of:=[.C914]+[.A915]" office:value-type="float" office:value="102.499366885" calcext:value-type="float">
            <text:p>102.499366885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915]+[.A916]" office:value-type="float" office:value="102.606561515" calcext:value-type="float">
            <text:p>102.606561515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916]+[.A917]" office:value-type="float" office:value="102.713862959" calcext:value-type="float">
            <text:p>102.713862959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917]+[.A918]" office:value-type="float" office:value="102.821194919" calcext:value-type="float">
            <text:p>102.821194919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918]+[.A919]" office:value-type="float" office:value="102.928526879" calcext:value-type="float">
            <text:p>102.928526879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919]+[.A920]" office:value-type="float" office:value="103.035813064" calcext:value-type="float">
            <text:p>103.035813064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920]+[.A921]" office:value-type="float" office:value="103.143038214" calcext:value-type="float">
            <text:p>103.143038214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921]+[.A922]" office:value-type="float" office:value="103.250080254" calcext:value-type="float">
            <text:p>103.250080254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922]+[.A923]" office:value-type="float" office:value="103.357198584" calcext:value-type="float">
            <text:p>103.357198584</text:p>
          </table:table-cell>
        </table:table-row>
        <table:table-row table:style-name="ro1">
          <table:table-cell office:value-type="float" office:value="0.10734722" calcext:value-type="float">
            <text:p>0.10734722</text:p>
          </table:table-cell>
          <table:table-cell office:value-type="float" office:value="9.315565" calcext:value-type="float">
            <text:p>9.315565</text:p>
          </table:table-cell>
          <table:table-cell table:formula="of:=[.C923]+[.A924]" office:value-type="float" office:value="103.464545804" calcext:value-type="float">
            <text:p>103.464545804</text:p>
          </table:table-cell>
        </table:table-row>
        <table:table-row table:style-name="ro1">
          <table:table-cell office:value-type="float" office:value="0.10751507" calcext:value-type="float">
            <text:p>0.10751507</text:p>
          </table:table-cell>
          <table:table-cell office:value-type="float" office:value="9.301022" calcext:value-type="float">
            <text:p>9.301022</text:p>
          </table:table-cell>
          <table:table-cell table:formula="of:=[.C924]+[.A925]" office:value-type="float" office:value="103.572060874" calcext:value-type="float">
            <text:p>103.572060874</text:p>
          </table:table-cell>
        </table:table-row>
        <table:table-row table:style-name="ro1">
          <table:table-cell office:value-type="float" office:value="0.107393" calcext:value-type="float">
            <text:p>0.107393</text:p>
          </table:table-cell>
          <table:table-cell office:value-type="float" office:value="9.311594" calcext:value-type="float">
            <text:p>9.311594</text:p>
          </table:table-cell>
          <table:table-cell table:formula="of:=[.C925]+[.A926]" office:value-type="float" office:value="103.679453874" calcext:value-type="float">
            <text:p>103.679453874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926]+[.A927]" office:value-type="float" office:value="103.786785834" calcext:value-type="float">
            <text:p>103.786785834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927]+[.A928]" office:value-type="float" office:value="103.894072019" calcext:value-type="float">
            <text:p>103.894072019</text:p>
          </table:table-cell>
        </table:table-row>
        <table:table-row table:style-name="ro1">
          <table:table-cell office:value-type="float" office:value="0.10725567" calcext:value-type="float">
            <text:p>0.10725567</text:p>
          </table:table-cell>
          <table:table-cell office:value-type="float" office:value="9.323517" calcext:value-type="float">
            <text:p>9.323517</text:p>
          </table:table-cell>
          <table:table-cell table:formula="of:=[.C928]+[.A929]" office:value-type="float" office:value="104.001327689" calcext:value-type="float">
            <text:p>104.001327689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929]+[.A930]" office:value-type="float" office:value="104.108217139" calcext:value-type="float">
            <text:p>104.108217139</text:p>
          </table:table-cell>
        </table:table-row>
        <table:table-row table:style-name="ro1">
          <table:table-cell office:value-type="float" office:value="0.10641642" calcext:value-type="float">
            <text:p>0.10641642</text:p>
          </table:table-cell>
          <table:table-cell office:value-type="float" office:value="9.397046" calcext:value-type="float">
            <text:p>9.397046</text:p>
          </table:table-cell>
          <table:table-cell table:formula="of:=[.C930]+[.A931]" office:value-type="float" office:value="104.214633559" calcext:value-type="float">
            <text:p>104.21463355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931]+[.A932]" office:value-type="float" office:value="104.320699019" calcext:value-type="float">
            <text:p>104.320699019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932]+[.A933]" office:value-type="float" office:value="104.426413529" calcext:value-type="float">
            <text:p>104.426413529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933]+[.A934]" office:value-type="float" office:value="104.531944923" calcext:value-type="float">
            <text:p>104.531944923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934]+[.A935]" office:value-type="float" office:value="104.637491573" calcext:value-type="float">
            <text:p>104.637491573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935]+[.A936]" office:value-type="float" office:value="104.743038223" calcext:value-type="float">
            <text:p>104.743038223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936]+[.A937]" office:value-type="float" office:value="104.848569617" calcext:value-type="float">
            <text:p>104.848569617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937]+[.A938]" office:value-type="float" office:value="104.953994197" calcext:value-type="float">
            <text:p>104.953994197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938]+[.A939]" office:value-type="float" office:value="105.059067817" calcext:value-type="float">
            <text:p>105.05906781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39]+[.A940]" office:value-type="float" office:value="105.163836267" calcext:value-type="float">
            <text:p>105.163836267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940]+[.A941]" office:value-type="float" office:value="105.268528413" calcext:value-type="float">
            <text:p>105.268528413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41]+[.A942]" office:value-type="float" office:value="105.373296863" calcext:value-type="float">
            <text:p>105.373296863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942]+[.A943]" office:value-type="float" office:value="105.478278933" calcext:value-type="float">
            <text:p>105.478278933</text:p>
          </table:table-cell>
        </table:table-row>
        <table:table-row table:style-name="ro1">
          <table:table-cell office:value-type="float" office:value="0.10514992" calcext:value-type="float">
            <text:p>0.10514992</text:p>
          </table:table-cell>
          <table:table-cell office:value-type="float" office:value="9.510231" calcext:value-type="float">
            <text:p>9.510231</text:p>
          </table:table-cell>
          <table:table-cell table:formula="of:=[.C943]+[.A944]" office:value-type="float" office:value="105.583428853" calcext:value-type="float">
            <text:p>105.583428853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944]+[.A945]" office:value-type="float" office:value="105.688899213" calcext:value-type="float">
            <text:p>105.688899213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945]+[.A946]" office:value-type="float" office:value="105.794873123" calcext:value-type="float">
            <text:p>105.794873123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946]+[.A947]" office:value-type="float" office:value="105.901228507" calcext:value-type="float">
            <text:p>105.901228507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947]+[.A948]" office:value-type="float" office:value="106.007858547" calcext:value-type="float">
            <text:p>106.007858547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948]+[.A949]" office:value-type="float" office:value="106.114305487" calcext:value-type="float">
            <text:p>106.114305487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949]+[.A950]" office:value-type="float" office:value="106.220233617" calcext:value-type="float">
            <text:p>106.220233617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950]+[.A951]" office:value-type="float" office:value="106.325520871" calcext:value-type="float">
            <text:p>106.325520871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951]+[.A952]" office:value-type="float" office:value="106.430502941" calcext:value-type="float">
            <text:p>106.43050294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952]+[.A953]" office:value-type="float" office:value="106.535362941" calcext:value-type="float">
            <text:p>106.535362941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953]+[.A954]" office:value-type="float" office:value="106.640116131" calcext:value-type="float">
            <text:p>106.640116131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954]+[.A955]" office:value-type="float" office:value="106.744762501" calcext:value-type="float">
            <text:p>106.744762501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955]+[.A956]" office:value-type="float" office:value="106.849347836" calcext:value-type="float">
            <text:p>106.849347836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956]+[.A957]" office:value-type="float" office:value="106.953902656" calcext:value-type="float">
            <text:p>106.953902656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957]+[.A958]" office:value-type="float" office:value="107.058442216" calcext:value-type="float">
            <text:p>107.058442216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958]+[.A959]" office:value-type="float" office:value="107.163363251" calcext:value-type="float">
            <text:p>107.163363251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959]+[.A960]" office:value-type="float" office:value="107.268833611" calcext:value-type="float">
            <text:p>107.268833611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960]+[.A961]" office:value-type="float" office:value="107.374807521" calcext:value-type="float">
            <text:p>107.374807521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961]+[.A962]" office:value-type="float" office:value="107.480995051" calcext:value-type="float">
            <text:p>107.480995051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962]+[.A963]" office:value-type="float" office:value="107.587045251" calcext:value-type="float">
            <text:p>107.587045251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963]+[.A964]" office:value-type="float" office:value="107.692866571" calcext:value-type="float">
            <text:p>107.692866571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964]+[.A965]" office:value-type="float" office:value="107.798718411" calcext:value-type="float">
            <text:p>107.798718411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965]+[.A966]" office:value-type="float" office:value="107.904692321" calcext:value-type="float">
            <text:p>107.904692321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966]+[.A967]" office:value-type="float" office:value="108.011047705" calcext:value-type="float">
            <text:p>108.011047705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967]+[.A968]" office:value-type="float" office:value="108.117845605" calcext:value-type="float">
            <text:p>108.117845605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968]+[.A969]" office:value-type="float" office:value="108.225070755" calcext:value-type="float">
            <text:p>108.225070755</text:p>
          </table:table-cell>
        </table:table-row>
        <table:table-row table:style-name="ro1">
          <table:table-cell office:value-type="float" office:value="0.107652396" calcext:value-type="float">
            <text:p>0.107652396</text:p>
          </table:table-cell>
          <table:table-cell office:value-type="float" office:value="9.289157" calcext:value-type="float">
            <text:p>9.289157</text:p>
          </table:table-cell>
          <table:table-cell table:formula="of:=[.C969]+[.A970]" office:value-type="float" office:value="108.332723151" calcext:value-type="float">
            <text:p>108.332723151</text:p>
          </table:table-cell>
        </table:table-row>
        <table:table-row table:style-name="ro1">
          <table:table-cell office:value-type="float" office:value="0.10780499" calcext:value-type="float">
            <text:p>0.10780499</text:p>
          </table:table-cell>
          <table:table-cell office:value-type="float" office:value="9.276009" calcext:value-type="float">
            <text:p>9.276009</text:p>
          </table:table-cell>
          <table:table-cell table:formula="of:=[.C970]+[.A971]" office:value-type="float" office:value="108.440528141" calcext:value-type="float">
            <text:p>108.440528141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971]+[.A972]" office:value-type="float" office:value="108.548409426" calcext:value-type="float">
            <text:p>108.548409426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972]+[.A973]" office:value-type="float" office:value="108.656336486" calcext:value-type="float">
            <text:p>108.656336486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973]+[.A974]" office:value-type="float" office:value="108.764339842" calcext:value-type="float">
            <text:p>108.764339842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974]+[.A975]" office:value-type="float" office:value="108.872388972" calcext:value-type="float">
            <text:p>108.872388972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975]+[.A976]" office:value-type="float" office:value="108.980483882" calcext:value-type="float">
            <text:p>108.980483882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976]+[.A977]" office:value-type="float" office:value="109.088594052" calcext:value-type="float">
            <text:p>109.088594052</text:p>
          </table:table-cell>
        </table:table-row>
        <table:table-row table:style-name="ro1">
          <table:table-cell office:value-type="float" office:value="0.10815595" calcext:value-type="float">
            <text:p>0.10815595</text:p>
          </table:table-cell>
          <table:table-cell office:value-type="float" office:value="9.245909" calcext:value-type="float">
            <text:p>9.245909</text:p>
          </table:table-cell>
          <table:table-cell table:formula="of:=[.C977]+[.A978]" office:value-type="float" office:value="109.196750002" calcext:value-type="float">
            <text:p>109.196750002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978]+[.A979]" office:value-type="float" office:value="109.304875428" calcext:value-type="float">
            <text:p>109.304875428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979]+[.A980]" office:value-type="float" office:value="109.412970338" calcext:value-type="float">
            <text:p>109.412970338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980]+[.A981]" office:value-type="float" office:value="109.521141548" calcext:value-type="float">
            <text:p>109.521141548</text:p>
          </table:table-cell>
        </table:table-row>
        <table:table-row table:style-name="ro1">
          <table:table-cell office:value-type="float" office:value="0.10843061" calcext:value-type="float">
            <text:p>0.10843061</text:p>
          </table:table-cell>
          <table:table-cell office:value-type="float" office:value="9.222488" calcext:value-type="float">
            <text:p>9.222488</text:p>
          </table:table-cell>
          <table:table-cell table:formula="of:=[.C981]+[.A982]" office:value-type="float" office:value="109.629572158" calcext:value-type="float">
            <text:p>109.629572158</text:p>
          </table:table-cell>
        </table:table-row>
        <table:table-row table:style-name="ro1">
          <table:table-cell office:value-type="float" office:value="0.10872053" calcext:value-type="float">
            <text:p>0.10872053</text:p>
          </table:table-cell>
          <table:table-cell office:value-type="float" office:value="9.197895" calcext:value-type="float">
            <text:p>9.197895</text:p>
          </table:table-cell>
          <table:table-cell table:formula="of:=[.C982]+[.A983]" office:value-type="float" office:value="109.738292688" calcext:value-type="float">
            <text:p>109.738292688</text:p>
          </table:table-cell>
        </table:table-row>
        <table:table-row table:style-name="ro1">
          <table:table-cell office:value-type="float" office:value="0.108613715" calcext:value-type="float">
            <text:p>0.108613715</text:p>
          </table:table-cell>
          <table:table-cell office:value-type="float" office:value="9.206941" calcext:value-type="float">
            <text:p>9.206941</text:p>
          </table:table-cell>
          <table:table-cell table:formula="of:=[.C983]+[.A984]" office:value-type="float" office:value="109.846906403" calcext:value-type="float">
            <text:p>109.846906403</text:p>
          </table:table-cell>
        </table:table-row>
        <table:table-row table:style-name="ro1">
          <table:table-cell office:value-type="float" office:value="0.10844587" calcext:value-type="float">
            <text:p>0.10844587</text:p>
          </table:table-cell>
          <table:table-cell office:value-type="float" office:value="9.22119" calcext:value-type="float">
            <text:p>9.22119</text:p>
          </table:table-cell>
          <table:table-cell table:formula="of:=[.C984]+[.A985]" office:value-type="float" office:value="109.955352273" calcext:value-type="float">
            <text:p>109.955352273</text:p>
          </table:table-cell>
        </table:table-row>
        <table:table-row table:style-name="ro1">
          <table:table-cell office:value-type="float" office:value="0.10856794" calcext:value-type="float">
            <text:p>0.10856794</text:p>
          </table:table-cell>
          <table:table-cell office:value-type="float" office:value="9.210823" calcext:value-type="float">
            <text:p>9.210823</text:p>
          </table:table-cell>
          <table:table-cell table:formula="of:=[.C985]+[.A986]" office:value-type="float" office:value="110.063920213" calcext:value-type="float">
            <text:p>110.063920213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986]+[.A987]" office:value-type="float" office:value="110.172762817" calcext:value-type="float">
            <text:p>110.172762817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987]+[.A988]" office:value-type="float" office:value="110.281941122" calcext:value-type="float">
            <text:p>110.281941122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988]+[.A989]" office:value-type="float" office:value="110.391134682" calcext:value-type="float">
            <text:p>110.391134682</text:p>
          </table:table-cell>
        </table:table-row>
        <table:table-row table:style-name="ro1">
          <table:table-cell office:value-type="float" office:value="0.109315634" calcext:value-type="float">
            <text:p>0.109315634</text:p>
          </table:table-cell>
          <table:table-cell office:value-type="float" office:value="9.147822" calcext:value-type="float">
            <text:p>9.147822</text:p>
          </table:table-cell>
          <table:table-cell table:formula="of:=[.C989]+[.A990]" office:value-type="float" office:value="110.500450316" calcext:value-type="float">
            <text:p>110.500450316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990]+[.A991]" office:value-type="float" office:value="110.609872761" calcext:value-type="float">
            <text:p>110.609872761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991]+[.A992]" office:value-type="float" office:value="110.719417277" calcext:value-type="float">
            <text:p>110.719417277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992]+[.A993]" office:value-type="float" office:value="110.828977051" calcext:value-type="float">
            <text:p>110.828977051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993]+[.A994]" office:value-type="float" office:value="110.938658901" calcext:value-type="float">
            <text:p>110.938658901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994]+[.A995]" office:value-type="float" office:value="111.048523861" calcext:value-type="float">
            <text:p>111.048523861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995]+[.A996]" office:value-type="float" office:value="111.158510891" calcext:value-type="float">
            <text:p>111.15851089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996]+[.A997]" office:value-type="float" office:value="111.268574211" calcext:value-type="float">
            <text:p>111.268574211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997]+[.A998]" office:value-type="float" office:value="111.378591757" calcext:value-type="float">
            <text:p>111.378591757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998]+[.A999]" office:value-type="float" office:value="111.488441457" calcext:value-type="float">
            <text:p>111.488441457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999]+[.A1000]" office:value-type="float" office:value="111.598169087" calcext:value-type="float">
            <text:p>111.598169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27:40.048471141</dc:date>
    <meta:editing-duration>PT3M11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349356">
                <text:p>3.9349356</text:p>
                <draw:g>
                  <svg:desc>data.C1:data.C1000</svg:desc>
                </draw:g>
              </table:table-cell>
              <table:table-cell office:value-type="float" office:value="0.25413376">
                <text:p>0.25413376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8911277">
                <text:p>4.48911277</text:p>
              </table:table-cell>
              <table:table-cell office:value-type="float" office:value="1.8044771">
                <text:p>1.8044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9867253">
                <text:p>4.79867253</text:p>
              </table:table-cell>
              <table:table-cell office:value-type="float" office:value="3.230394">
                <text:p>3.230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064095">
                <text:p>5.00064095</text:p>
              </table:table-cell>
              <table:table-cell office:value-type="float" office:value="4.951269">
                <text:p>4.951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5967048">
                <text:p>5.15967048</text:p>
              </table:table-cell>
              <table:table-cell office:value-type="float" office:value="6.288141">
                <text:p>6.288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292751">
                <text:p>5.29292751</text:p>
              </table:table-cell>
              <table:table-cell office:value-type="float" office:value="7.5042944">
                <text:p>7.5042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0975058">
                <text:p>5.40975058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152362">
                <text:p>5.5152362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1455717">
                <text:p>5.61455717</text:p>
              </table:table-cell>
              <table:table-cell office:value-type="float" office:value="10.068367">
                <text:p>10.068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11940244">
                <text:p>5.711940244</text:p>
              </table:table-cell>
              <table:table-cell office:value-type="float" office:value="10.268725">
                <text:p>10.268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10437234">
                <text:p>5.810437234</text:p>
              </table:table-cell>
              <table:table-cell office:value-type="float" office:value="10.152595">
                <text:p>10.152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10002354">
                <text:p>5.910002354</text:p>
              </table:table-cell>
              <table:table-cell office:value-type="float" office:value="10.043678">
                <text:p>10.043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10681379">
                <text:p>6.010681379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12520094">
                <text:p>6.112520094</text:p>
              </table:table-cell>
              <table:table-cell office:value-type="float" office:value="9.819448">
                <text:p>9.819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5503234">
                <text:p>6.215503234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19615539">
                <text:p>6.319615539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24872279">
                <text:p>6.424872279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31273439">
                <text:p>6.531273439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38696953">
                <text:p>6.638696953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47005493">
                <text:p>6.747005493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56183798">
                <text:p>6.856183798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66109788">
                <text:p>6.966109788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76325708">
                <text:p>7.076325708</text:p>
              </table:table-cell>
              <table:table-cell office:value-type="float" office:value="9.073099">
                <text:p>9.073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885482">
                <text:p>7.18588548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93431066">
                <text:p>7.293431066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9871832">
                <text:p>7.39871832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225078">
                <text:p>7.50225078</text:p>
              </table:table-cell>
              <table:table-cell office:value-type="float" office:value="9.658806">
                <text:p>9.658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054628">
                <text:p>7.6054628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09392">
                <text:p>7.709392</text:p>
              </table:table-cell>
              <table:table-cell office:value-type="float" office:value="9.621935">
                <text:p>9.621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422148">
                <text:p>7.81422148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20088575">
                <text:p>7.920088575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26947505">
                <text:p>8.026947505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134767755">
                <text:p>8.134767755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43518805">
                <text:p>8.243518805</text:p>
              </table:table-cell>
              <table:table-cell office:value-type="float" office:value="9.195313">
                <text:p>9.195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35317014">
                <text:p>8.35317014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6334028">
                <text:p>8.46334028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573449386">
                <text:p>8.573449386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682566646">
                <text:p>8.682566646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90127486">
                <text:p>8.790127486</text:p>
              </table:table-cell>
              <table:table-cell office:value-type="float" office:value="9.297064">
                <text:p>9.29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896406576">
                <text:p>8.896406576</text:p>
              </table:table-cell>
              <table:table-cell office:value-type="float" office:value="9.409188">
                <text:p>9.409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001907456">
                <text:p>9.001907456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106782716">
                <text:p>9.106782716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211352792">
                <text:p>9.211352792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16029682">
                <text:p>9.316029682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421149082">
                <text:p>9.421149082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527000922">
                <text:p>9.527000922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33676742">
                <text:p>9.633676742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41191812">
                <text:p>9.741191812</text:p>
              </table:table-cell>
              <table:table-cell office:value-type="float" office:value="9.301022">
                <text:p>9.301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49286722">
                <text:p>9.849286722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58114067">
                <text:p>9.958114067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67689097">
                <text:p>10.067689097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77828717">
                <text:p>10.177828717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87968337">
                <text:p>10.287968337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396749907">
                <text:p>10.396749907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03486767">
                <text:p>10.503486767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08758762">
                <text:p>10.608758762</text:p>
              </table:table-cell>
              <table:table-cell office:value-type="float" office:value="9.499203">
                <text:p>9.499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13374612">
                <text:p>10.713374612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817868392">
                <text:p>10.817868392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922652102">
                <text:p>10.922652102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028046167">
                <text:p>11.028046167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134111627">
                <text:p>11.134111627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240817967">
                <text:p>11.240817967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348363551">
                <text:p>11.348363551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6778901">
                <text:p>11.456778901</text:p>
              </table:table-cell>
              <table:table-cell office:value-type="float" office:value="9.223786">
                <text:p>9.2237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565941947">
                <text:p>11.565941947</text:p>
              </table:table-cell>
              <table:table-cell office:value-type="float" office:value="9.160609">
                <text:p>9.160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675806907">
                <text:p>11.675806907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786099117">
                <text:p>11.786099117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896391327">
                <text:p>11.896391327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006393617">
                <text:p>12.006393617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115648217">
                <text:p>12.115648217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23575277">
                <text:p>12.223575277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30067987">
                <text:p>12.330067987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435401017">
                <text:p>12.435401017</text:p>
              </table:table-cell>
              <table:table-cell office:value-type="float" office:value="9.493698">
                <text:p>9.493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539849023">
                <text:p>12.539849023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44464873">
                <text:p>12.644464873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749828423">
                <text:p>12.749828423</text:p>
              </table:table-cell>
              <table:table-cell office:value-type="float" office:value="9.490949">
                <text:p>9.490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56061733">
                <text:p>12.856061733</text:p>
              </table:table-cell>
              <table:table-cell office:value-type="float" office:value="9.413242">
                <text:p>9.413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963286883">
                <text:p>12.963286883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071503869">
                <text:p>13.071503869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80697429">
                <text:p>13.180697429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290653939">
                <text:p>13.290653939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400915629">
                <text:p>13.400915629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511039993">
                <text:p>13.511039993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620584509">
                <text:p>13.620584509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728877789">
                <text:p>13.728877789</text:p>
              </table:table-cell>
              <table:table-cell office:value-type="float" office:value="9.234183">
                <text:p>9.234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835523089">
                <text:p>13.835523089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40825599">
                <text:p>13.940825599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45624564">
                <text:p>14.045624564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150301454">
                <text:p>14.150301454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54856274">
                <text:p>14.254856274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359624724">
                <text:p>14.359624724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464881464">
                <text:p>14.464881464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570885888">
                <text:p>14.570885888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677760078">
                <text:p>14.677760078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785397218">
                <text:p>14.785397218</text:p>
              </table:table-cell>
              <table:table-cell office:value-type="float" office:value="9.290474">
                <text:p>9.290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893507388">
                <text:p>14.893507388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002044808">
                <text:p>15.002044808</text:p>
              </table:table-cell>
              <table:table-cell office:value-type="float" office:value="9.213412">
                <text:p>9.213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110917928">
                <text:p>15.110917928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220325118">
                <text:p>15.220325118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30296888">
                <text:p>15.330296888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440558578">
                <text:p>15.440558578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550820268">
                <text:p>15.550820268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660898848">
                <text:p>15.660898848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770946908">
                <text:p>15.770946908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881040748">
                <text:p>15.881040748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990814153">
                <text:p>15.990814153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099931413">
                <text:p>16.099931413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208224693">
                <text:p>16.208224693</text:p>
              </table:table-cell>
              <table:table-cell office:value-type="float" office:value="9.234183">
                <text:p>9.234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315724503">
                <text:p>16.315724503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422522403">
                <text:p>16.422522403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528679413">
                <text:p>16.528679413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634470213">
                <text:p>16.634470213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739940573">
                <text:p>16.73994057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844846353">
                <text:p>16.844846353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949401173">
                <text:p>16.949401173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053955993">
                <text:p>17.053955993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158999099">
                <text:p>17.158999099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264545749">
                <text:p>17.264545749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370611209">
                <text:p>17.37061120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477332809">
                <text:p>17.477332809</text:p>
              </table:table-cell>
              <table:table-cell office:value-type="float" office:value="9.370174">
                <text:p>9.370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584771579">
                <text:p>17.584771579</text:p>
              </table:table-cell>
              <table:table-cell office:value-type="float" office:value="9.307627">
                <text:p>9.3076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692973309">
                <text:p>17.692973309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801953239">
                <text:p>17.801953239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911650349">
                <text:p>17.911650349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021820489">
                <text:p>18.021820489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132127959">
                <text:p>18.132127959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241931879">
                <text:p>18.241931879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350591379">
                <text:p>18.350591379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457969119">
                <text:p>18.457969119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564400799">
                <text:p>18.564400799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670420479">
                <text:p>18.670420479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775906099">
                <text:p>18.775906099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880430399">
                <text:p>18.880430399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984908919">
                <text:p>18.984908919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090074095">
                <text:p>19.090074095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196139555">
                <text:p>19.196139555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30321211">
                <text:p>19.30321211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41124598">
                <text:p>19.41124598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52014962">
                <text:p>19.52014962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62977044">
                <text:p>19.6297704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73984902">
                <text:p>19.73984902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849973384">
                <text:p>19.849973384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959060128">
                <text:p>19.959060128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066514158">
                <text:p>20.066514158</text:p>
              </table:table-cell>
              <table:table-cell office:value-type="float" office:value="9.306305">
                <text:p>9.306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.172869542">
                <text:p>20.172869542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278904482">
                <text:p>20.278904482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385046232">
                <text:p>20.385046232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491157468">
                <text:p>20.491157468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596582048">
                <text:p>20.596582048</text:p>
              </table:table-cell>
              <table:table-cell office:value-type="float" office:value="9.485454">
                <text:p>9.485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701396272">
                <text:p>20.701396272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805890052">
                <text:p>20.805890052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910383832">
                <text:p>20.910383832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015243832">
                <text:p>21.015243832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120637897">
                <text:p>21.120637897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226566027">
                <text:p>21.226566027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333394441">
                <text:p>21.333394441</text:p>
              </table:table-cell>
              <table:table-cell office:value-type="float" office:value="9.3608055">
                <text:p>9.3608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441077361">
                <text:p>21.441077361</text:p>
              </table:table-cell>
              <table:table-cell office:value-type="float" office:value="9.286524">
                <text:p>9.286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549736861">
                <text:p>21.549736861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659144051">
                <text:p>21.659144051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769161597">
                <text:p>21.769161597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879240177">
                <text:p>21.879240177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988418482">
                <text:p>21.988418482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096101402">
                <text:p>22.096101402</text:p>
              </table:table-cell>
              <table:table-cell office:value-type="float" office:value="9.286524">
                <text:p>9.286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202395752">
                <text:p>22.202395752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307881372">
                <text:p>22.307881372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412909222">
                <text:p>22.412909222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517708187">
                <text:p>22.517708187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622354557">
                <text:p>22.622354557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727336627">
                <text:p>22.727336627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832745951">
                <text:p>22.832745951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938704601">
                <text:p>22.938704601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045151541">
                <text:p>23.045151541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152040991">
                <text:p>23.152040991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259479761">
                <text:p>23.259479761</text:p>
              </table:table-cell>
              <table:table-cell office:value-type="float" office:value="9.307627">
                <text:p>9.307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367605187">
                <text:p>23.367605187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476447791">
                <text:p>23.476447791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585946531">
                <text:p>23.585946531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696009851">
                <text:p>23.696009851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806164731">
                <text:p>23.80616473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915510881">
                <text:p>23.915510881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.023102241">
                <text:p>24.023102241</text:p>
              </table:table-cell>
              <table:table-cell office:value-type="float" office:value="9.294427">
                <text:p>9.2944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.129091407">
                <text:p>24.129091407</text:p>
              </table:table-cell>
              <table:table-cell office:value-type="float" office:value="9.434926">
                <text:p>9.4349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.234287097">
                <text:p>24.234287097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339070807">
                <text:p>24.339070807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443717177">
                <text:p>24.443717177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548470367">
                <text:p>24.548470367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653711847">
                <text:p>24.653711847</text:p>
              </table:table-cell>
              <table:table-cell office:value-type="float" office:value="9.501957">
                <text:p>9.5019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759594201">
                <text:p>24.759594201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866086911">
                <text:p>24.866086911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973083171">
                <text:p>24.973083171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080842386">
                <text:p>25.080842386</text:p>
              </table:table-cell>
              <table:table-cell office:value-type="float" office:value="9.279948">
                <text:p>9.2799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189318771">
                <text:p>25.189318771</text:p>
              </table:table-cell>
              <table:table-cell office:value-type="float" office:value="9.218596">
                <text:p>9.2185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298512331">
                <text:p>25.298512331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408377291">
                <text:p>25.408377291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518593211">
                <text:p>25.518593211</text:p>
              </table:table-cell>
              <table:table-cell office:value-type="float" office:value="9.073099">
                <text:p>9.0730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628748091">
                <text:p>25.62874809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737956911">
                <text:p>25.73795691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845365166">
                <text:p>25.845365166</text:p>
              </table:table-cell>
              <table:table-cell office:value-type="float" office:value="9.310271">
                <text:p>9.310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950728716">
                <text:p>25.950728716</text:p>
              </table:table-cell>
              <table:table-cell office:value-type="float" office:value="9.490949">
                <text:p>9.490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055008876">
                <text:p>26.055008876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159151696">
                <text:p>26.159151696</text:p>
              </table:table-cell>
              <table:table-cell office:value-type="float" office:value="9.602198">
                <text:p>9.6021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263599702">
                <text:p>26.263599702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368673322">
                <text:p>26.368673322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474525162">
                <text:p>26.474525162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581277282">
                <text:p>26.581277282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688975462">
                <text:p>26.688975462</text:p>
              </table:table-cell>
              <table:table-cell office:value-type="float" office:value="9.285208">
                <text:p>9.285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797604432">
                <text:p>26.797604432</text:p>
              </table:table-cell>
              <table:table-cell office:value-type="float" office:value="9.205647">
                <text:p>9.2056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907133692">
                <text:p>26.907133692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017242798">
                <text:p>27.017242798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127031458">
                <text:p>27.127031458</text:p>
              </table:table-cell>
              <table:table-cell office:value-type="float" office:value="9.108408">
                <text:p>9.1084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235370518">
                <text:p>27.235370518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342244708">
                <text:p>27.342244708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448386458">
                <text:p>27.44838645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553978888">
                <text:p>27.553978888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658884668">
                <text:p>27.658884668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763225862">
                <text:p>27.763225862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867963792">
                <text:p>27.867963792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973525702">
                <text:p>27.973525702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080018412">
                <text:p>28.080018412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187472442">
                <text:p>28.187472442</text:p>
              </table:table-cell>
              <table:table-cell office:value-type="float" office:value="9.306305">
                <text:p>9.306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295918312">
                <text:p>28.295918312</text:p>
              </table:table-cell>
              <table:table-cell office:value-type="float" office:value="9.22119">
                <text:p>9.22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405310242">
                <text:p>28.405310242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514763202">
                <text:p>28.514763202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622842852">
                <text:p>28.62284285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728954088">
                <text:p>28.728954088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834058228">
                <text:p>28.834058228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939147108">
                <text:p>28.939147108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044297028">
                <text:p>29.044297028</text:p>
              </table:table-cell>
              <table:table-cell office:value-type="float" office:value="9.510231">
                <text:p>9.5102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.149263838">
                <text:p>29.149263838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.253894948">
                <text:p>29.253894948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358571838">
                <text:p>29.358571838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463767528">
                <text:p>29.463767528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569634623">
                <text:p>29.569634623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676279923">
                <text:p>29.676279923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783642403">
                <text:p>29.783642403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891737313">
                <text:p>29.891737313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000518883">
                <text:p>30.000518883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109819258">
                <text:p>30.109819258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219424808">
                <text:p>30.219424808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329289768">
                <text:p>30.329289768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439414132">
                <text:p>30.439414132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549645308">
                <text:p>30.549645308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659678112">
                <text:p>30.659678112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769161592">
                <text:p>30.769161592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877332802">
                <text:p>30.877332802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984222252">
                <text:p>30.984222252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090302972">
                <text:p>31.090302972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195758072">
                <text:p>31.195758072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300572296">
                <text:p>31.300572296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405142372">
                <text:p>31.405142372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510231252">
                <text:p>31.51023125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615991536">
                <text:p>31.615991536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722621576">
                <text:p>31.722621576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830106126">
                <text:p>31.830106126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938109482">
                <text:p>31.938109482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.046509572">
                <text:p>32.046509572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155306402">
                <text:p>32.155306402</text:p>
              </table:table-cell>
              <table:table-cell office:value-type="float" office:value="9.191444">
                <text:p>9.1914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264332112">
                <text:p>32.264332112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373540932">
                <text:p>32.373540932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482887082">
                <text:p>32.482887082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92523158">
                <text:p>32.592523158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702525448">
                <text:p>32.702525448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812710848">
                <text:p>32.812710848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922636838">
                <text:p>32.922636838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032028768">
                <text:p>33.032028768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140261013">
                <text:p>33.140261013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247364083">
                <text:p>33.247364083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354070423">
                <text:p>33.354070423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460776763">
                <text:p>33.460776763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567284733">
                <text:p>33.567284733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672648283">
                <text:p>33.672648283</text:p>
              </table:table-cell>
              <table:table-cell office:value-type="float" office:value="9.490949">
                <text:p>9.490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776775843">
                <text:p>33.776775843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880781333">
                <text:p>33.880781333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985351409">
                <text:p>33.985351409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090608149">
                <text:p>34.090608149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196719385">
                <text:p>34.196719385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30353254">
                <text:p>34.30353254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411062866">
                <text:p>34.411062866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519203551">
                <text:p>34.519203551</text:p>
              </table:table-cell>
              <table:table-cell office:value-type="float" office:value="9.247213">
                <text:p>9.2472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627863051">
                <text:p>34.627863051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736995581">
                <text:p>34.736995581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846387511">
                <text:p>34.846387511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955962541">
                <text:p>34.955962541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065842761">
                <text:p>35.065842761</text:p>
              </table:table-cell>
              <table:table-cell office:value-type="float" office:value="9.10082">
                <text:p>9.100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176012901">
                <text:p>35.176012901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286167781">
                <text:p>35.28616778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395666521">
                <text:p>35.395666521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504066611">
                <text:p>35.504066611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611566421">
                <text:p>35.611566421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718730531">
                <text:p>35.718730531</text:p>
              </table:table-cell>
              <table:table-cell office:value-type="float" office:value="9.331483">
                <text:p>9.331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825497911">
                <text:p>35.825497911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931502335">
                <text:p>35.931502335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036743815">
                <text:p>36.036743815</text:p>
              </table:table-cell>
              <table:table-cell office:value-type="float" office:value="9.501957">
                <text:p>9.5019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141481745">
                <text:p>36.141481745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246097595">
                <text:p>36.246097595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350728705">
                <text:p>36.350728705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45543611">
                <text:p>36.45543611</text:p>
              </table:table-cell>
              <table:table-cell office:value-type="float" office:value="9.550424">
                <text:p>9.5504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56046396">
                <text:p>36.56046396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66591906">
                <text:p>36.66591906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771923484">
                <text:p>36.771923484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878492494">
                <text:p>36.878492494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985687124">
                <text:p>36.985687124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093568409">
                <text:p>37.093568409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201968499">
                <text:p>37.201968499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.310780589">
                <text:p>37.310780589</text:p>
              </table:table-cell>
              <table:table-cell office:value-type="float" office:value="9.190156">
                <text:p>9.1901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419882589">
                <text:p>37.419882589</text:p>
              </table:table-cell>
              <table:table-cell office:value-type="float" office:value="9.165734">
                <text:p>9.1657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529305034">
                <text:p>37.529305034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639078439">
                <text:p>37.639078439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749111243">
                <text:p>37.749111243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859311903">
                <text:p>37.859311903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969436267">
                <text:p>37.969436267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079087602">
                <text:p>38.079087602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187777618">
                <text:p>38.187777618</text:p>
              </table:table-cell>
              <table:table-cell office:value-type="float" office:value="9.200478">
                <text:p>9.2004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.295246908">
                <text:p>38.295246908</text:p>
              </table:table-cell>
              <table:table-cell office:value-type="float" office:value="9.304984">
                <text:p>9.3049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.401587033">
                <text:p>38.401587033</text:p>
              </table:table-cell>
              <table:table-cell office:value-type="float" office:value="9.403788">
                <text:p>9.403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507103169">
                <text:p>38.507103169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611963169">
                <text:p>38.611963169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716533245">
                <text:p>38.716533245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821225391">
                <text:p>38.821225391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926299011">
                <text:p>38.926299011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031876181">
                <text:p>39.031876181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137911121">
                <text:p>39.137911121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244617461">
                <text:p>39.244617461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351918905">
                <text:p>39.351918905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459739155">
                <text:p>39.459739155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568017175">
                <text:p>39.568017175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676798745">
                <text:p>39.676798745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786160155">
                <text:p>39.786160155</text:p>
              </table:table-cell>
              <table:table-cell office:value-type="float" office:value="9.143993">
                <text:p>9.1439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896116665">
                <text:p>39.896116665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0063631">
                <text:p>40.0063631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11630435">
                <text:p>40.11630435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22520799">
                <text:p>40.22520799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332616245">
                <text:p>40.332616245</text:p>
              </table:table-cell>
              <table:table-cell office:value-type="float" office:value="9.310271">
                <text:p>9.3102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438803775">
                <text:p>40.438803775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544518285">
                <text:p>40.544518285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650110715">
                <text:p>40.650110715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755489525">
                <text:p>40.755489525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860273235">
                <text:p>40.860273235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964705985">
                <text:p>40.964705985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069306575">
                <text:p>41.069306575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174288645">
                <text:p>41.174288645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279575899">
                <text:p>41.279575899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385244619">
                <text:p>41.385244619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491447415">
                <text:p>41.491447415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597726505">
                <text:p>41.597726505</text:p>
              </table:table-cell>
              <table:table-cell office:value-type="float" office:value="9.409188">
                <text:p>9.4091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4036115">
                <text:p>41.704036115</text:p>
              </table:table-cell>
              <table:table-cell office:value-type="float" office:value="9.406487">
                <text:p>9.4064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10467795">
                <text:p>41.810467795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17113095">
                <text:p>41.917113095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024216165">
                <text:p>42.024216165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31883825">
                <text:p>42.131883825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40055035">
                <text:p>42.240055035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48775565">
                <text:p>42.348775565</text:p>
              </table:table-cell>
              <table:table-cell office:value-type="float" office:value="9.197895">
                <text:p>9.1978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57801275">
                <text:p>42.457801275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567162685">
                <text:p>42.567162685</text:p>
              </table:table-cell>
              <table:table-cell office:value-type="float" office:value="9.143993">
                <text:p>9.1439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676722459">
                <text:p>42.676722459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786221199">
                <text:p>42.786221199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895613129">
                <text:p>42.895613129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005233949">
                <text:p>43.005233949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115175199">
                <text:p>43.115175199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225375859">
                <text:p>43.225375859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335652809">
                <text:p>43.335652809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445517769">
                <text:p>43.445517769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554848659">
                <text:p>43.554848659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663676004">
                <text:p>43.663676004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77227446">
                <text:p>43.77227446</text:p>
              </table:table-cell>
              <table:table-cell office:value-type="float" office:value="9.208235">
                <text:p>9.2082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880766104">
                <text:p>43.880766104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98898309">
                <text:p>43.98898309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096528674">
                <text:p>44.096528674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203189234">
                <text:p>44.203189234</text:p>
              </table:table-cell>
              <table:table-cell office:value-type="float" office:value="9.375536">
                <text:p>9.3755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309315729">
                <text:p>44.309315729</text:p>
              </table:table-cell>
              <table:table-cell office:value-type="float" office:value="9.422717">
                <text:p>9.4227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15304895">
                <text:p>44.415304895</text:p>
              </table:table-cell>
              <table:table-cell office:value-type="float" office:value="9.434926">
                <text:p>9.4349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1004135">
                <text:p>44.521004135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26581305">
                <text:p>44.626581305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31929595">
                <text:p>44.731929595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836682785">
                <text:p>44.836682785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.941176565">
                <text:p>44.941176565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045945015">
                <text:p>45.04594501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151171235">
                <text:p>45.151171235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256992555">
                <text:p>45.256992555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363180085">
                <text:p>45.363180085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469703315">
                <text:p>45.469703315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576943725">
                <text:p>45.576943725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684992855">
                <text:p>45.684992855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793789685">
                <text:p>45.793789685</text:p>
              </table:table-cell>
              <table:table-cell office:value-type="float" office:value="9.191444">
                <text:p>9.1914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903395235">
                <text:p>45.903395235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013534855">
                <text:p>46.013534855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123506625">
                <text:p>46.123506625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232303455">
                <text:p>46.232303455</text:p>
              </table:table-cell>
              <table:table-cell office:value-type="float" office:value="9.191444">
                <text:p>9.1914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339421785">
                <text:p>46.339421785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445197325">
                <text:p>46.445197325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550286205">
                <text:p>46.550286205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.655069915">
                <text:p>46.655069915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.759701025">
                <text:p>46.759701025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64377915">
                <text:p>46.864377915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.969421021">
                <text:p>46.969421021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075013451">
                <text:p>47.075013451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181155201">
                <text:p>47.181155201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287907321">
                <text:p>47.287907321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395346091">
                <text:p>47.395346091</text:p>
              </table:table-cell>
              <table:table-cell office:value-type="float" office:value="9.307627">
                <text:p>9.307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503456261">
                <text:p>47.503456261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.612298865">
                <text:p>47.612298865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.721751825">
                <text:p>47.721751825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.831708335">
                <text:p>47.831708335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941619069">
                <text:p>47.941619069</text:p>
              </table:table-cell>
              <table:table-cell office:value-type="float" office:value="9.098292">
                <text:p>9.0982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051361959">
                <text:p>48.05136195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161181139">
                <text:p>48.161181139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271290245">
                <text:p>48.271290245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381124685">
                <text:p>48.381124685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489982545">
                <text:p>48.489982545</text:p>
              </table:table-cell>
              <table:table-cell office:value-type="float" office:value="9.186291">
                <text:p>9.1862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.597711245">
                <text:p>48.59771124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.704539659">
                <text:p>48.704539659</text:p>
              </table:table-cell>
              <table:table-cell office:value-type="float" office:value="9.3608055">
                <text:p>9.3608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.810574599">
                <text:p>48.810574599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.916014439">
                <text:p>48.916014439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020920219">
                <text:p>49.02092021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125398739">
                <text:p>49.125398739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230075629">
                <text:p>49.230075629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335149249">
                <text:p>49.335149249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.440848489">
                <text:p>49.440848489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.547310685">
                <text:p>49.547310685</text:p>
              </table:table-cell>
              <table:table-cell office:value-type="float" office:value="9.393005">
                <text:p>9.393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.654505315">
                <text:p>49.654505315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.762356085">
                <text:p>49.762356085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.871015585">
                <text:p>49.871015585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.980102329">
                <text:p>49.980102329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.089311149">
                <text:p>50.089311149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.198581009">
                <text:p>50.198581009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.307850869">
                <text:p>50.307850869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.417059689">
                <text:p>50.417059689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.526237994">
                <text:p>50.526237994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.63540104">
                <text:p>50.63540104</text:p>
              </table:table-cell>
              <table:table-cell office:value-type="float" office:value="9.160609">
                <text:p>9.1606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.744823485">
                <text:p>50.744823485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.854444305">
                <text:p>50.854444305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.964034595">
                <text:p>50.964034595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.073319711">
                <text:p>51.073319711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.182711641">
                <text:p>51.182711641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.292530821">
                <text:p>51.292530821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.402685701">
                <text:p>51.40268570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.512932136">
                <text:p>51.512932136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.623132796">
                <text:p>51.623132796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.733196116">
                <text:p>51.733196116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.84322892">
                <text:p>51.84322892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.95315491">
                <text:p>51.95315491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.06295883">
                <text:p>52.06295883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.17270172">
                <text:p>52.17270172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.28227675">
                <text:p>52.28227675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.39160764">
                <text:p>52.39160764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.50066387">
                <text:p>52.50066387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.60965906">
                <text:p>52.60965906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.718623734">
                <text:p>52.718623734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.82731375">
                <text:p>52.82731375</text:p>
              </table:table-cell>
              <table:table-cell office:value-type="float" office:value="9.200478">
                <text:p>9.2004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.93557651">
                <text:p>52.93557651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04339676">
                <text:p>53.04339676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.15071346">
                <text:p>53.15071346</text:p>
              </table:table-cell>
              <table:table-cell office:value-type="float" office:value="9.318214">
                <text:p>9.3182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.25760291">
                <text:p>53.25760291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.36412614">
                <text:p>53.36412614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.47031367">
                <text:p>53.47031367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.57633335">
                <text:p>53.57633335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.68249036">
                <text:p>53.68249036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.78867789">
                <text:p>53.78867789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.89430084">
                <text:p>53.89430084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.99919136">
                <text:p>53.99919136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.10366988">
                <text:p>54.10366988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.2081484">
                <text:p>54.2081484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.3126727">
                <text:p>54.3126727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.417258035">
                <text:p>54.417258035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.521812855">
                <text:p>54.521812855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.626489745">
                <text:p>54.626489745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.731609145">
                <text:p>54.731609145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.837522015">
                <text:p>54.837522015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.944075765">
                <text:p>54.944075765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.051316175">
                <text:p>55.051316175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.159227975">
                <text:p>55.159227975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.26758229">
                <text:p>55.26758229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.37630282">
                <text:p>55.37630282</text:p>
              </table:table-cell>
              <table:table-cell office:value-type="float" office:value="9.197895">
                <text:p>9.1978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.48517594">
                <text:p>55.48517594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5.59418639">
                <text:p>55.59418639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.703486765">
                <text:p>55.703486765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5.813061795">
                <text:p>55.813061795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.923003045">
                <text:p>55.923003045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.033218965">
                <text:p>56.033218965</text:p>
              </table:table-cell>
              <table:table-cell office:value-type="float" office:value="9.073099">
                <text:p>9.0730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.143358585">
                <text:p>56.143358585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.253437165">
                <text:p>56.253437165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362920645">
                <text:p>56.362920645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6.471412289">
                <text:p>56.471412289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.578973129">
                <text:p>56.578973129</text:p>
              </table:table-cell>
              <table:table-cell office:value-type="float" office:value="9.297064">
                <text:p>9.2970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.685816799">
                <text:p>56.685816799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.792492619">
                <text:p>56.792492619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.899305774">
                <text:p>56.899305774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.005981594">
                <text:p>57.005981594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.112275944">
                <text:p>57.112275944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.217975184">
                <text:p>57.217975184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.323170874">
                <text:p>57.323170874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7.428076654">
                <text:p>57.428076654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.532936654">
                <text:p>57.532936654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.637689844">
                <text:p>57.637689844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.742412508">
                <text:p>57.742412508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.847074138">
                <text:p>57.847074138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951888362">
                <text:p>57.951888362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.056687327">
                <text:p>58.056687327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.161379473">
                <text:p>58.161379473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.266041103">
                <text:p>58.266041103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.370717993">
                <text:p>58.370717993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.475501703">
                <text:p>58.475501703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.580193849">
                <text:p>58.580193849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8.684824959">
                <text:p>58.684824959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8.789440809">
                <text:p>58.789440809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.894392359">
                <text:p>58.894392359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.999679613">
                <text:p>58.99967961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.105073678">
                <text:p>59.105073678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.210483002">
                <text:p>59.210483002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.315938102">
                <text:p>59.315938102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.421164322">
                <text:p>59.421164322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.526161652">
                <text:p>59.526161652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.631220017">
                <text:p>59.631220017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.736476757">
                <text:p>59.736476757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.841931857">
                <text:p>59.841931857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947524287">
                <text:p>59.947524287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.053040423">
                <text:p>60.053040423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.157991973">
                <text:p>60.157991973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.262546793">
                <text:p>60.262546793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.366964283">
                <text:p>60.366964283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.471458063">
                <text:p>60.471458063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.576012883">
                <text:p>60.576012883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.680552443">
                <text:p>60.680552443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.785061483">
                <text:p>60.785061483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.889890963">
                <text:p>60.889890963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.995254513">
                <text:p>60.995254513</text:p>
              </table:table-cell>
              <table:table-cell office:value-type="float" office:value="9.490949">
                <text:p>9.4909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.100892719">
                <text:p>61.100892719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.206622485">
                <text:p>61.206622485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.312565875">
                <text:p>61.312565875</text:p>
              </table:table-cell>
              <table:table-cell office:value-type="float" office:value="9.439003">
                <text:p>9.439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.418768671">
                <text:p>61.418768671</text:p>
              </table:table-cell>
              <table:table-cell office:value-type="float" office:value="9.415948">
                <text:p>9.4159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.525246125">
                <text:p>61.525246125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.631891425">
                <text:p>61.631891425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.738506205">
                <text:p>61.738506205</text:p>
              </table:table-cell>
              <table:table-cell office:value-type="float" office:value="9.379561">
                <text:p>9.3795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.844937885">
                <text:p>61.844937885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.95106438">
                <text:p>61.95106438</text:p>
              </table:table-cell>
              <table:table-cell office:value-type="float" office:value="9.422717">
                <text:p>9.4227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.05664155">
                <text:p>62.05664155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.16197458">
                <text:p>62.16197458</text:p>
              </table:table-cell>
              <table:table-cell office:value-type="float" office:value="9.493698">
                <text:p>9.4936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.267246575">
                <text:p>62.267246575</text:p>
              </table:table-cell>
              <table:table-cell office:value-type="float" office:value="9.499203">
                <text:p>9.4992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.372350715">
                <text:p>62.37235071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.477287009">
                <text:p>62.477287009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.582024939">
                <text:p>62.58202493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2.686640789">
                <text:p>62.686640789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2.791363453">
                <text:p>62.791363453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.896025083">
                <text:p>62.896025083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000549383">
                <text:p>63.000549383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105180493">
                <text:p>63.105180493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210040493">
                <text:p>63.210040493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315205669">
                <text:p>63.315205669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420782839">
                <text:p>63.420782839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526680449">
                <text:p>63.526680449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632852719">
                <text:p>63.632852719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739086029">
                <text:p>63.739086029</text:p>
              </table:table-cell>
              <table:table-cell office:value-type="float" office:value="9.413242">
                <text:p>9.4132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845227779">
                <text:p>63.845227779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950942289">
                <text:p>63.950942289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056122724">
                <text:p>64.056122724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161043759">
                <text:p>64.161043759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265827469">
                <text:p>64.265827469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370611179">
                <text:p>64.370611179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475242289">
                <text:p>64.475242289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579888659">
                <text:p>64.579888659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684626589">
                <text:p>64.68462658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789791765">
                <text:p>64.789791765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895552049">
                <text:p>64.895552049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.001907433">
                <text:p>65.001907433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5.108842658">
                <text:p>65.108842658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.216266172">
                <text:p>65.216266172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.324345822">
                <text:p>65.32434582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.432898502">
                <text:p>65.432898502</text:p>
              </table:table-cell>
              <table:table-cell office:value-type="float" office:value="9.212117">
                <text:p>9.2121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.541741106">
                <text:p>65.541741106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.650995706">
                <text:p>65.650995706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.760601256">
                <text:p>65.760601256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.870603546">
                <text:p>65.870603546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.980743166">
                <text:p>65.980743166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6.090318196">
                <text:p>66.090318196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6.199084506">
                <text:p>66.199084506</text:p>
              </table:table-cell>
              <table:table-cell office:value-type="float" office:value="9.194024">
                <text:p>9.1940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6.307270976">
                <text:p>66.307270976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6.415182776">
                <text:p>66.415182776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.523048806">
                <text:p>66.523048806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6.631158976">
                <text:p>66.631158976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.739620106">
                <text:p>66.739620106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.848020196">
                <text:p>66.848020196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.956237182">
                <text:p>66.956237182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7.064255796">
                <text:p>67.064255796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7.171755606">
                <text:p>67.171755606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7.278614536">
                <text:p>67.278614536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7.384832591">
                <text:p>67.384832591</text:p>
              </table:table-cell>
              <table:table-cell office:value-type="float" office:value="9.414595">
                <text:p>9.4145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.490425021">
                <text:p>67.490425021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.595742791">
                <text:p>67.595742791</text:p>
              </table:table-cell>
              <table:table-cell office:value-type="float" office:value="9.495073">
                <text:p>9.4950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.700877451">
                <text:p>67.700877451</text:p>
              </table:table-cell>
              <table:table-cell office:value-type="float" office:value="9.511612">
                <text:p>9.5116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.805691675">
                <text:p>67.805691675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.910460125">
                <text:p>67.91046012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015228575">
                <text:p>68.01522857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.120012285">
                <text:p>68.120012285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.224780735">
                <text:p>68.22478073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.329442365">
                <text:p>68.329442365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.434042955">
                <text:p>68.434042955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.538643545">
                <text:p>68.538643545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.643488285">
                <text:p>68.643488285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.748592425">
                <text:p>68.748592425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.854093305">
                <text:p>68.854093305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.959899365">
                <text:p>68.959899365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065842755">
                <text:p>69.065842755</text:p>
              </table:table-cell>
              <table:table-cell office:value-type="float" office:value="9.439003">
                <text:p>9.439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171770885">
                <text:p>69.171770885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.277622725">
                <text:p>69.277622725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.383337235">
                <text:p>69.383337235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.488868629">
                <text:p>69.488868629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.594125369">
                <text:p>69.594125369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.699153219">
                <text:p>69.699153219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.803997959">
                <text:p>69.803997959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.908842699">
                <text:p>69.908842699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.013656923">
                <text:p>70.013656923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0.118318553">
                <text:p>70.118318553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0.223041217">
                <text:p>70.223041217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.327916477">
                <text:p>70.32791647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.432791737">
                <text:p>70.43279173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.537666997">
                <text:p>70.53766699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.642526997">
                <text:p>70.642526997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.747417517">
                <text:p>70.747417517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.852323297">
                <text:p>70.852323297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.957213817">
                <text:p>70.957213817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.062241667">
                <text:p>71.062241667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1.167223737">
                <text:p>71.167223737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1.271961667">
                <text:p>71.271961667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.376516487">
                <text:p>71.376516487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.481193377">
                <text:p>71.481193377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1.586144927">
                <text:p>71.586144927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.691249067">
                <text:p>71.69124906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.796307432">
                <text:p>71.796307432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.901396312">
                <text:p>71.90139631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.006439418">
                <text:p>72.006439418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2.111452008">
                <text:p>72.111452008</text:p>
              </table:table-cell>
              <table:table-cell office:value-type="float" office:value="9.522668">
                <text:p>9.5226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.216449338">
                <text:p>72.216449338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.321599258">
                <text:p>72.321599258</text:p>
              </table:table-cell>
              <table:table-cell office:value-type="float" office:value="9.510231">
                <text:p>9.510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.426901768">
                <text:p>72.426901768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.532097458">
                <text:p>72.532097458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.637110048">
                <text:p>72.637110048</text:p>
              </table:table-cell>
              <table:table-cell office:value-type="float" office:value="9.522668">
                <text:p>9.5226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.741802194">
                <text:p>72.741802194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.84637227">
                <text:p>72.84637227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.950957605">
                <text:p>72.950957605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3.055497165">
                <text:p>73.055497165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.159960429">
                <text:p>73.159960429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.264515249">
                <text:p>73.264515249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.369161619">
                <text:p>73.369161619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.473945329">
                <text:p>73.473945329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.578652734">
                <text:p>73.578652734</text:p>
              </table:table-cell>
              <table:table-cell office:value-type="float" office:value="9.550424">
                <text:p>9.5504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.68322281">
                <text:p>73.68322281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.78785392">
                <text:p>73.78785392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.892561325">
                <text:p>73.892561325</text:p>
              </table:table-cell>
              <table:table-cell office:value-type="float" office:value="9.550424">
                <text:p>9.5504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.997222955">
                <text:p>73.997222955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.102006665">
                <text:p>74.102006665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.206866665">
                <text:p>74.20686666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.311604595">
                <text:p>74.311604595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.416388305">
                <text:p>74.416388305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.521278825">
                <text:p>74.521278825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.626352445">
                <text:p>74.626352445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.731334515">
                <text:p>74.731334515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.835904591">
                <text:p>74.835904591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.940352597">
                <text:p>74.940352597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.044861637">
                <text:p>75.044861637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.149370677">
                <text:p>75.149370677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.254062823">
                <text:p>75.254062823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.358754969">
                <text:p>75.358754969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.463401339">
                <text:p>75.463401339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.567971415">
                <text:p>75.567971415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.672480455">
                <text:p>75.672480455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.776958975">
                <text:p>75.776958975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5.881468015">
                <text:p>75.881468015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.986312755">
                <text:p>75.986312755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.091462675">
                <text:p>76.091462675</text:p>
              </table:table-cell>
              <table:table-cell office:value-type="float" office:value="9.510231">
                <text:p>9.5102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.196765185">
                <text:p>76.196765185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.30194562">
                <text:p>76.30194562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.407003985">
                <text:p>76.407003985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.511863985">
                <text:p>76.51186398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.61644932">
                <text:p>76.61644932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.72098888">
                <text:p>76.72098888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6.82548266">
                <text:p>76.82548266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6.930052736">
                <text:p>76.930052736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.034592296">
                <text:p>77.034592296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.139101336">
                <text:p>77.139101336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.243640896">
                <text:p>77.243640896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.348241486">
                <text:p>77.348241486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.452842076">
                <text:p>77.452842076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.557366376">
                <text:p>77.557366376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.661966966">
                <text:p>77.661966966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.766659112">
                <text:p>77.766659112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7.871412302">
                <text:p>77.871412302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7.976546962">
                <text:p>77.976546962</text:p>
              </table:table-cell>
              <table:table-cell office:value-type="float" office:value="9.511612">
                <text:p>9.5116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082063098">
                <text:p>78.082063098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.1875792340001">
                <text:p>78.1875792340001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.2930190740001">
                <text:p>78.2930190740001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.3984589140001">
                <text:p>78.3984589140001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.5037461680001">
                <text:p>78.503746168000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.6090334220001">
                <text:p>78.609033422000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.7143359320001">
                <text:p>78.7143359320001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8.8195926720001">
                <text:p>78.8195926720001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8.9247883620001">
                <text:p>78.9247883620001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.0298162120001">
                <text:p>79.0298162120001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.1346456920001">
                <text:p>79.1346456920001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.2392920620001">
                <text:p>79.2392920620001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.3438011020001">
                <text:p>79.3438011020001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.4483406620001">
                <text:p>79.4483406620001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9.5528802220001">
                <text:p>79.5528802220001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9.6575418520001">
                <text:p>79.6575418520001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9.7623713320001">
                <text:p>79.7623713320001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9.8674296970001">
                <text:p>79.8674296970001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9.9727169510001">
                <text:p>79.972716951000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.0783399010001">
                <text:p>80.0783399010001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.1841917410001">
                <text:p>80.1841917410001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.2902724610001">
                <text:p>80.2902724610001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.3966888810001">
                <text:p>80.3966888810001</text:p>
              </table:table-cell>
              <table:table-cell office:value-type="float" office:value="9.397046">
                <text:p>9.3970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0.5035020360001">
                <text:p>80.5035020360001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0.6107271860001">
                <text:p>80.6107271860001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0.7182269960001">
                <text:p>80.7182269960001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0.8256962860001">
                <text:p>80.8256962860001</text:p>
              </table:table-cell>
              <table:table-cell office:value-type="float" office:value="9.304984">
                <text:p>9.3049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0.9330740260001">
                <text:p>80.9330740260001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.0404670260001">
                <text:p>81.0404670260001</text:p>
              </table:table-cell>
              <table:table-cell office:value-type="float" office:value="9.311594">
                <text:p>9.311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.1479210560001">
                <text:p>81.1479210560001</text:p>
              </table:table-cell>
              <table:table-cell office:value-type="float" office:value="9.306305">
                <text:p>9.3063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.2554818960001">
                <text:p>81.2554818960001</text:p>
              </table:table-cell>
              <table:table-cell office:value-type="float" office:value="9.297064">
                <text:p>9.2970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.3629511860001">
                <text:p>81.3629511860001</text:p>
              </table:table-cell>
              <table:table-cell office:value-type="float" office:value="9.304984">
                <text:p>9.3049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1.4702221120001">
                <text:p>81.4702221120001</text:p>
              </table:table-cell>
              <table:table-cell office:value-type="float" office:value="9.32219">
                <text:p>9.32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1.5771420820001">
                <text:p>81.5771420820001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1.6838179020001">
                <text:p>81.6838179020001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1.7905089870001">
                <text:p>81.7905089870001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1.8972916270001">
                <text:p>81.8972916270001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.0039369270001">
                <text:p>82.0039369270001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.1104296370001">
                <text:p>82.1104296370001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.2169070910001">
                <text:p>82.2169070910001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.3236439510001">
                <text:p>82.3236439510001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2.4307470210001">
                <text:p>82.4307470210001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2.5381705350001">
                <text:p>82.5381705350001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2.6458687150001">
                <text:p>82.6458687150001</text:p>
              </table:table-cell>
              <table:table-cell office:value-type="float" office:value="9.285208">
                <text:p>9.2852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2.7534753350001">
                <text:p>82.7534753350001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2.8608225550001">
                <text:p>82.8608225550001</text:p>
              </table:table-cell>
              <table:table-cell office:value-type="float" office:value="9.315565">
                <text:p>9.3155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2.9681850350001">
                <text:p>82.9681850350001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.0755475150001">
                <text:p>83.0755475150001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.1828489590001">
                <text:p>83.1828489590001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.2900741090001">
                <text:p>83.2900741090001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3.3974823640001">
                <text:p>83.3974823640001</text:p>
              </table:table-cell>
              <table:table-cell office:value-type="float" office:value="9.310271">
                <text:p>9.3102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3.5052568380001">
                <text:p>83.5052568380001</text:p>
              </table:table-cell>
              <table:table-cell office:value-type="float" office:value="9.278635">
                <text:p>9.2786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.6134738240001">
                <text:p>83.6134738240001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3.7220722800001">
                <text:p>83.7220722800001</text:p>
              </table:table-cell>
              <table:table-cell office:value-type="float" office:value="9.208235">
                <text:p>9.2082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.8310064400001">
                <text:p>83.8310064400001</text:p>
              </table:table-cell>
              <table:table-cell office:value-type="float" office:value="9.179857">
                <text:p>9.1798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3.9402915560001">
                <text:p>83.9402915560001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.0499123760001">
                <text:p>84.0499123760001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.1597468160001">
                <text:p>84.1597468160001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.2699169560001">
                <text:p>84.2699169560001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4.3801176160001">
                <text:p>84.3801176160001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4.4903182760001">
                <text:p>84.4903182760001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4.6004731560001">
                <text:p>84.600473156000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4.7106127760001">
                <text:p>84.7106127760001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.8207218820001">
                <text:p>84.8207218820001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4.9306936520001">
                <text:p>84.9306936520001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.0402839420001">
                <text:p>85.0402839420001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.1491875820001">
                <text:p>85.1491875820001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5.2579081120001">
                <text:p>85.2579081120001</text:p>
              </table:table-cell>
              <table:table-cell office:value-type="float" office:value="9.197895">
                <text:p>9.1978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5.3668880420001">
                <text:p>85.3668880420001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5.4764173020001">
                <text:p>85.4764173020001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5.5864806220001">
                <text:p>85.5864806220001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5.6967270570001">
                <text:p>85.6967270570001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5.8068971970001">
                <text:p>85.8068971970001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5.9170215610001">
                <text:p>85.9170215610001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.0271611810001">
                <text:p>86.0271611810001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.1372550210001">
                <text:p>86.1372550210001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6.2472420510001">
                <text:p>86.247242051000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6.3572443410001">
                <text:p>86.3572443410001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6.4673839610001">
                <text:p>86.4673839610001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6.5774015070001">
                <text:p>86.5774015070001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.6873122410001">
                <text:p>86.6873122410001</text:p>
              </table:table-cell>
              <table:table-cell office:value-type="float" office:value="9.098292">
                <text:p>9.0982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6.797177201">
                <text:p>86.797177201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6.9070116410001">
                <text:p>86.9070116410001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.0169223750001">
                <text:p>87.0169223750001</text:p>
              </table:table-cell>
              <table:table-cell office:value-type="float" office:value="9.098292">
                <text:p>9.0982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7.1268941450001">
                <text:p>87.1268941450001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7.2368659150001">
                <text:p>87.2368659150001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7.346929235">
                <text:p>87.346929235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.457084115">
                <text:p>87.457084115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7.567238995">
                <text:p>87.567238995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7.677271799">
                <text:p>87.677271799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7.787136759">
                <text:p>87.787136759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7.897001719">
                <text:p>87.897001719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.006973489">
                <text:p>88.006973489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8.117204665">
                <text:p>88.117204665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.2274511">
                <text:p>88.2274511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8.33751442">
                <text:p>88.33751442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8.44734886">
                <text:p>88.44734886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8.55703071">
                <text:p>88.55703071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8.66665153">
                <text:p>88.66665153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8.77627235">
                <text:p>88.77627235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8.8859542">
                <text:p>88.885954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8.995849675">
                <text:p>88.995849675</text:p>
              </table:table-cell>
              <table:table-cell office:value-type="float" office:value="9.099556">
                <text:p>9.0995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9.105912995">
                <text:p>89.105912995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9.215854245">
                <text:p>89.215854245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9.325536095">
                <text:p>89.325536095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9.435065355">
                <text:p>89.435065355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.544442025">
                <text:p>89.544442025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9.653574555">
                <text:p>89.653574555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9.762615525">
                <text:p>89.762615525</text:p>
              </table:table-cell>
              <table:table-cell office:value-type="float" office:value="9.170865">
                <text:p>9.1708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.871641235">
                <text:p>89.871641235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9.980636425">
                <text:p>89.980636425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0.089509545">
                <text:p>90.089509545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0.198245335">
                <text:p>90.198245335</text:p>
              </table:table-cell>
              <table:table-cell office:value-type="float" office:value="9.196604">
                <text:p>9.1966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0.306828535">
                <text:p>90.306828535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0.415091295">
                <text:p>90.415091295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0.523262505">
                <text:p>90.523262505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.631281119">
                <text:p>90.631281119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0.739070849">
                <text:p>90.739070849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0.846189179">
                <text:p>90.846189179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0.952620859">
                <text:p>90.952620859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1.058701579">
                <text:p>91.058701579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1.164767039">
                <text:p>91.16476703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1.270374729">
                <text:p>91.270374729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1.375280509">
                <text:p>91.37528050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1.479697999">
                <text:p>91.479697999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1.584069709">
                <text:p>91.584069709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1.688594009">
                <text:p>91.688594009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1.793362459">
                <text:p>91.793362459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1.898359789">
                <text:p>91.898359789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2.003708079">
                <text:p>92.003708079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.109300509">
                <text:p>92.109300509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2.215182863">
                <text:p>92.215182863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2.321172029">
                <text:p>92.321172029</text:p>
              </table:table-cell>
              <table:table-cell office:value-type="float" office:value="9.434926">
                <text:p>9.4349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2.427054383">
                <text:p>92.427054383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2.532784149">
                <text:p>92.532784149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2.638422355">
                <text:p>92.638422355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2.74416738">
                <text:p>92.74416738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2.85009551">
                <text:p>92.85009551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2.95614571">
                <text:p>92.95614571</text:p>
              </table:table-cell>
              <table:table-cell office:value-type="float" office:value="9.429497">
                <text:p>9.4294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3.06233324">
                <text:p>93.06233324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3.1687344">
                <text:p>93.1687344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3.27524237">
                <text:p>93.27524237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3.38185715">
                <text:p>93.38185715</text:p>
              </table:table-cell>
              <table:table-cell office:value-type="float" office:value="9.379561">
                <text:p>9.3795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3.488914446">
                <text:p>93.488914446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3.596582106">
                <text:p>93.596582106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3.704936421">
                <text:p>93.704936421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3.814068951">
                <text:p>93.814068951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.923857611">
                <text:p>93.923857611</text:p>
              </table:table-cell>
              <table:table-cell office:value-type="float" office:value="9.108408">
                <text:p>9.1084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4.034027751">
                <text:p>94.034027751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4.144106331">
                <text:p>94.144106331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4.253742407">
                <text:p>94.253742407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4.363134337">
                <text:p>94.363134337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4.472602557">
                <text:p>94.472602557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.582009747">
                <text:p>94.582009747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4.691127007">
                <text:p>94.691127007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4.800045907">
                <text:p>94.800045907</text:p>
              </table:table-cell>
              <table:table-cell office:value-type="float" office:value="9.181144">
                <text:p>9.1811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4.908735923">
                <text:p>94.908735923</text:p>
              </table:table-cell>
              <table:table-cell office:value-type="float" office:value="9.200478">
                <text:p>9.2004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5.017090238">
                <text:p>95.017090238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5.125414038">
                <text:p>95.125414038</text:p>
              </table:table-cell>
              <table:table-cell office:value-type="float" office:value="9.231583">
                <text:p>9.2315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5.233997238">
                <text:p>95.233997238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5.342992428">
                <text:p>95.342992428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.452277544">
                <text:p>95.452277544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5.56134903">
                <text:p>95.56134903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5.66991697">
                <text:p>95.66991697</text:p>
              </table:table-cell>
              <table:table-cell office:value-type="float" office:value="9.210823">
                <text:p>9.2108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5.7781187">
                <text:p>95.7781187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.88628991">
                <text:p>95.88628991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5.99456793">
                <text:p>95.99456793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.102922245">
                <text:p>96.102922245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6.211169745">
                <text:p>96.211169745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6.31940199">
                <text:p>96.31940199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6.427542675">
                <text:p>96.427542675</text:p>
              </table:table-cell>
              <table:table-cell office:value-type="float" office:value="9.247213">
                <text:p>9.2472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6.535622325">
                <text:p>96.535622325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6.643549385">
                <text:p>96.643549385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6.751583255">
                <text:p>96.751583255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6.859891795">
                <text:p>96.859891795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6.967940925">
                <text:p>96.967940925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.075471251">
                <text:p>97.075471251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.182803211">
                <text:p>97.182803211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.290180951">
                <text:p>97.290180951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.397772311">
                <text:p>97.397772311</text:p>
              </table:table-cell>
              <table:table-cell office:value-type="float" office:value="9.294427">
                <text:p>9.2944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7.505668855">
                <text:p>97.505668855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.613351775">
                <text:p>97.613351775</text:p>
              </table:table-cell>
              <table:table-cell office:value-type="float" office:value="9.286524">
                <text:p>9.2865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7.720409071">
                <text:p>97.720409071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7.827100156">
                <text:p>97.827100156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7.933608126">
                <text:p>97.933608126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.0401313559999">
                <text:p>98.0401313559999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.1464867399999">
                <text:p>98.1464867399999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8.2523843499999">
                <text:p>98.2523843499999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8.3580835899999">
                <text:p>98.3580835899999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.4637523099999">
                <text:p>98.4637523099999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8.56932948">
                <text:p>98.56932948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8.674845616">
                <text:p>98.674845616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.780499081">
                <text:p>98.780499081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.886350921">
                <text:p>98.886350921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.992462157">
                <text:p>98.992462157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.099015907">
                <text:p>99.099015907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205966391">
                <text:p>99.205966391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.313038946">
                <text:p>99.313038946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420050466">
                <text:p>99.420050466</text:p>
              </table:table-cell>
              <table:table-cell office:value-type="float" office:value="9.344789">
                <text:p>9.3447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526894136">
                <text:p>99.526894136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633447886">
                <text:p>99.633447886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739696456">
                <text:p>99.739696456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84557881">
                <text:p>99.84557881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95115598">
                <text:p>99.95115598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.05661108">
                <text:p>100.05661108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.161898334">
                <text:p>100.161898334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.266834628">
                <text:p>100.266834628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.371450478">
                <text:p>100.37145047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.475974778">
                <text:p>100.475974778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.580422784">
                <text:p>100.580422784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.685313304">
                <text:p>100.685313304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.790753144">
                <text:p>100.790753144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.896589724">
                <text:p>100.896589724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1.002807779">
                <text:p>101.002807779</text:p>
              </table:table-cell>
              <table:table-cell office:value-type="float" office:value="9.414595">
                <text:p>9.4145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1.109437819">
                <text:p>101.109437819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1.216327269">
                <text:p>101.216327269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1.323445599">
                <text:p>101.323445599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1.430731784">
                <text:p>101.430731784</text:p>
              </table:table-cell>
              <table:table-cell office:value-type="float" office:value="9.320865">
                <text:p>9.3208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1.537972194">
                <text:p>101.537972194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1.645258379">
                <text:p>101.645258379</text:p>
              </table:table-cell>
              <table:table-cell office:value-type="float" office:value="9.320865">
                <text:p>9.3208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1.752529305">
                <text:p>101.752529305</text:p>
              </table:table-cell>
              <table:table-cell office:value-type="float" office:value="9.32219">
                <text:p>9.322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1.859662895">
                <text:p>101.859662895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1.966445535">
                <text:p>101.966445535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2.072877215">
                <text:p>102.072877215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2.179171565">
                <text:p>102.179171565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2.285587985">
                <text:p>102.285587985</text:p>
              </table:table-cell>
              <table:table-cell office:value-type="float" office:value="9.397046">
                <text:p>9.3970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2.392340105">
                <text:p>102.392340105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2.499366885">
                <text:p>102.499366885</text:p>
              </table:table-cell>
              <table:table-cell office:value-type="float" office:value="9.343456">
                <text:p>9.3434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2.606561515">
                <text:p>102.606561515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2.713862959">
                <text:p>102.713862959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.821194919">
                <text:p>102.821194919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2.928526879">
                <text:p>102.928526879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3.035813064">
                <text:p>103.035813064</text:p>
              </table:table-cell>
              <table:table-cell office:value-type="float" office:value="9.320865">
                <text:p>9.3208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.143038214">
                <text:p>103.143038214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3.250080254">
                <text:p>103.250080254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3.357198584">
                <text:p>103.357198584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3.464545804">
                <text:p>103.464545804</text:p>
              </table:table-cell>
              <table:table-cell office:value-type="float" office:value="9.315565">
                <text:p>9.3155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3.572060874">
                <text:p>103.572060874</text:p>
              </table:table-cell>
              <table:table-cell office:value-type="float" office:value="9.301022">
                <text:p>9.3010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.679453874">
                <text:p>103.679453874</text:p>
              </table:table-cell>
              <table:table-cell office:value-type="float" office:value="9.311594">
                <text:p>9.3115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.786785834">
                <text:p>103.786785834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.894072019">
                <text:p>103.894072019</text:p>
              </table:table-cell>
              <table:table-cell office:value-type="float" office:value="9.320865">
                <text:p>9.3208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4.001327689">
                <text:p>104.001327689</text:p>
              </table:table-cell>
              <table:table-cell office:value-type="float" office:value="9.323517">
                <text:p>9.3235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4.108217139">
                <text:p>104.108217139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4.214633559">
                <text:p>104.214633559</text:p>
              </table:table-cell>
              <table:table-cell office:value-type="float" office:value="9.397046">
                <text:p>9.3970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4.320699019">
                <text:p>104.32069901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4.426413529">
                <text:p>104.426413529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4.531944923">
                <text:p>104.531944923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4.637491573">
                <text:p>104.637491573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.743038223">
                <text:p>104.743038223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4.848569617">
                <text:p>104.848569617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.953994197">
                <text:p>104.953994197</text:p>
              </table:table-cell>
              <table:table-cell office:value-type="float" office:value="9.485454">
                <text:p>9.4854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5.059067817">
                <text:p>105.059067817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5.163836267">
                <text:p>105.163836267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5.268528413">
                <text:p>105.268528413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5.373296863">
                <text:p>105.373296863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5.478278933">
                <text:p>105.47827893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.583428853">
                <text:p>105.583428853</text:p>
              </table:table-cell>
              <table:table-cell office:value-type="float" office:value="9.510231">
                <text:p>9.5102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.688899213">
                <text:p>105.68889921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5.794873123">
                <text:p>105.794873123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5.901228507">
                <text:p>105.901228507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6.007858547">
                <text:p>106.007858547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6.114305487">
                <text:p>106.114305487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6.220233617">
                <text:p>106.220233617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6.325520871">
                <text:p>106.325520871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6.430502941">
                <text:p>106.43050294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6.535362941">
                <text:p>106.53536294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6.640116131">
                <text:p>106.640116131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6.744762501">
                <text:p>106.744762501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6.849347836">
                <text:p>106.849347836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6.953902656">
                <text:p>106.953902656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7.058442216">
                <text:p>107.058442216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7.163363251">
                <text:p>107.163363251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7.268833611">
                <text:p>107.268833611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.374807521">
                <text:p>107.374807521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7.480995051">
                <text:p>107.480995051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7.587045251">
                <text:p>107.587045251</text:p>
              </table:table-cell>
              <table:table-cell office:value-type="float" office:value="9.429497">
                <text:p>9.4294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7.692866571">
                <text:p>107.692866571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7.798718411">
                <text:p>107.798718411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7.904692321">
                <text:p>107.904692321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8.011047705">
                <text:p>108.011047705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8.117845605">
                <text:p>108.117845605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8.225070755">
                <text:p>108.225070755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8.332723151">
                <text:p>108.332723151</text:p>
              </table:table-cell>
              <table:table-cell office:value-type="float" office:value="9.289157">
                <text:p>9.2891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8.440528141">
                <text:p>108.440528141</text:p>
              </table:table-cell>
              <table:table-cell office:value-type="float" office:value="9.276009">
                <text:p>9.2760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8.548409426">
                <text:p>108.548409426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.656336486">
                <text:p>108.656336486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8.764339842">
                <text:p>108.764339842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8.872388972">
                <text:p>108.872388972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8.980483882">
                <text:p>108.980483882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9.088594052">
                <text:p>109.088594052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9.196750002">
                <text:p>109.196750002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9.304875428">
                <text:p>109.304875428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9.412970338">
                <text:p>109.412970338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9.521141548">
                <text:p>109.521141548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9.629572158">
                <text:p>109.629572158</text:p>
              </table:table-cell>
              <table:table-cell office:value-type="float" office:value="9.222488">
                <text:p>9.2224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9.738292688">
                <text:p>109.738292688</text:p>
              </table:table-cell>
              <table:table-cell office:value-type="float" office:value="9.197895">
                <text:p>9.1978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9.846906403">
                <text:p>109.846906403</text:p>
              </table:table-cell>
              <table:table-cell office:value-type="float" office:value="9.206941">
                <text:p>9.2069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9.955352273">
                <text:p>109.955352273</text:p>
              </table:table-cell>
              <table:table-cell office:value-type="float" office:value="9.22119">
                <text:p>9.221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0.063920213">
                <text:p>110.063920213</text:p>
              </table:table-cell>
              <table:table-cell office:value-type="float" office:value="9.210823">
                <text:p>9.2108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0.172762817">
                <text:p>110.172762817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0.281941122">
                <text:p>110.281941122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0.391134682">
                <text:p>110.39113468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.500450316">
                <text:p>110.500450316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0.609872761">
                <text:p>110.609872761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0.719417277">
                <text:p>110.719417277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0.828977051">
                <text:p>110.828977051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0.938658901">
                <text:p>110.938658901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1.048523861">
                <text:p>111.048523861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.158510891">
                <text:p>111.15851089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1.268574211">
                <text:p>111.268574211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1.378591757">
                <text:p>111.378591757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1.488441457">
                <text:p>111.488441457</text:p>
              </table:table-cell>
              <table:table-cell office:value-type="float" office:value="9.103348">
                <text:p>9.1033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1.598169087">
                <text:p>111.598169087</text:p>
              </table:table-cell>
              <table:table-cell office:value-type="float" office:value="9.113475">
                <text:p>9.11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